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87464 <text:s/>0 <text:s/>-1.06559 <text:s/>-4.62301 <text:s/>-5.28319 <text:s/>-1.34621 <text:s/>-1.40988 <text:s/></text:p>
      <text:p text:style-name="Standard">iteration is :400</text:p>
      <text:p text:style-name="Standard">pso_woa_fitness is :2163.44</text:p>
      <text:p text:style-name="Standard">-0.235133 <text:s/>0 <text:s/>-1.44474 <text:s/>-2.05659 <text:s/>-5.84756 <text:s/>-1.85749 <text:s/>-3.45063 <text:s/></text:p>
      <text:p text:style-name="Standard">iteration is :450</text:p>
      <text:p text:style-name="Standard">pso_woa_fitness is :897.379</text:p>
      <text:p text:style-name="Standard">0.168018 <text:s/>0 <text:s/>-0.820573 <text:s/>-2.36418 <text:s/>-4.51402 <text:s/>-2.0944 <text:s/>-1.76888 <text:s/></text:p>
      <text:p text:style-name="Standard">iteration is :500</text:p>
      <text:p text:style-name="Standard">pso_woa_fitness is :760.929</text:p>
      <text:p text:style-name="Standard">0.544612 <text:s/>0 <text:s/>-0.685755 <text:s/>-3.5256 <text:s/>-3.86869 <text:s/>-2.0944 <text:s/>-0.927034 <text:s/></text:p>
      <text:p text:style-name="Standard">iteration is :550</text:p>
      <text:p text:style-name="Standard">pso_woa_fitness is :914.842</text:p>
      <text:p text:style-name="Standard">0.912331 <text:s/>0 <text:s/>-1.59833 <text:s/>-2.92702 <text:s/>-5.46057 <text:s/>-2.0944 <text:s/>-3.12668 <text:s/></text:p>
      <text:p text:style-name="Standard">iteration is :600</text:p>
      <text:p text:style-name="Standard">pso_woa_fitness is :568.903</text:p>
      <text:p text:style-name="Standard">0.718715 <text:s/>0 <text:s/>-1.27867 <text:s/>-3.35495 <text:s/>-4.44947 <text:s/>-2.0944 <text:s/>-2.20282 <text:s/></text:p>
      <text:p text:style-name="Standard">iteration is :650</text:p>
      <text:p text:style-name="Standard">pso_woa_fitness is :795.35</text:p>
      <text:p text:style-name="Standard">1.62276 <text:s/>0 <text:s/>-0.772786 <text:s/>-3.97 <text:s/>-4.19972 <text:s/>-2.0944 <text:s/>-1.34513 <text:s/></text:p>
      <text:p text:style-name="Standard">iteration is :700</text:p>
      <text:p text:style-name="Standard">pso_woa_fitness is :589.696</text:p>
      <text:p text:style-name="Standard">0.770194 <text:s/>0 <text:s/>-1.19278 <text:s/>-3.02186 <text:s/>-4.69658 <text:s/>-2.0944 <text:s/>-1.87081 <text:s/></text:p>
      <text:p text:style-name="Standard">iteration is :750</text:p>
      <text:p text:style-name="Standard">pso_woa_fitness is :336.064</text:p>
      <text:p text:style-name="Standard">0.99294 <text:s/>0 <text:s/>-0.623348 <text:s/>-3.09991 <text:s/>-5.21959 <text:s/>-2.0944 <text:s/>-2.09459 <text:s/></text:p>
      <text:p text:style-name="Standard">iteration is :800</text:p>
      <text:p text:style-name="Standard">pso_woa_fitness is :525.182</text:p>
      <text:p text:style-name="Standard">1.32046 <text:s/>0 <text:s/>-0.463851 <text:s/>-3.02458 <text:s/>-5.71908 <text:s/>-2.0944 <text:s/>-2.22942 <text:s/></text:p>
      <text:p text:style-name="Standard">iteration is :850</text:p>
      <text:p text:style-name="Standard">pso_woa_fitness is :338.949</text:p>
      <text:p text:style-name="Standard">1.11482 <text:s/>0 <text:s/>-0.845555 <text:s/>-3.01301 <text:s/>-5.07935 <text:s/>-2.0944 <text:s/>-2.18523 <text:s/></text:p>
      <text:p text:style-name="Standard">iteration is :900</text:p>
      <text:p text:style-name="Standard">pso_woa_fitness is :294.355</text:p>
      <text:p text:style-name="Standard">1.12759 <text:s/>0 <text:s/>-0.773354 <text:s/>-3.02815 <text:s/>-5.15374 <text:s/>-2.0944 <text:s/>-2.15711 <text:s/></text:p>
      <text:p text:style-name="Standard">iteration is :950</text:p>
      <text:p text:style-name="Standard">pso_woa_fitness is :285.715</text:p>
      <text:p text:style-name="Standard">1.09475 <text:s/>0 <text:s/>-0.828348 <text:s/>-3.01277 <text:s/>-5.087 <text:s/>-2.0944 <text:s/>-2.15171 <text:s/></text:p>
      <text:p text:style-name="Standard">iteration is :1000</text:p>
      <text:p text:style-name="Standard">pso_woa_fitness is :285.632</text:p>
      <text:p text:style-name="Standard">1.09511 <text:s/>0 <text:s/>-0.828713 <text:s/>-3.01227 <text:s/>-5.08715 <text:s/>-2.0944 <text:s/>-2.15263 <text:s/></text:p>
      <text:p text:style-name="Standard">iteration is :1050</text:p>
      <text:p text:style-name="Standard">pso_woa_fitness is :285.611</text:p>
      <text:p text:style-name="Standard">1.09462 <text:s/>0 <text:s/>-0.832321 <text:s/>-3.01099 <text:s/>-5.08396 <text:s/>-2.0944 <text:s/>-2.15371 <text:s/></text:p>
      <text:p text:style-name="Standard">iteration is :1100</text:p>
      <text:p text:style-name="Standard">pso_woa_fitness is :285.598</text:p>
      <text:p text:style-name="Standard">1.09337 <text:s/>0 <text:s/>-0.837707 <text:s/>-3.00951 <text:s/>-5.07864 <text:s/>-2.0944 <text:s/>-2.15432 <text:s/></text:p>
      <text:p text:style-name="Standard">iteration is :1150</text:p>
      <text:p text:style-name="Standard">pso_woa_fitness is :285.598</text:p>
      <text:p text:style-name="Standard">1.09338 <text:s/>0 <text:s/>-0.837675 <text:s/>-3.00952 <text:s/>-5.07867 <text:s/>-2.0944 <text:s/>-2.15431 <text:s/></text:p>
      <text:p text:style-name="Standard">iteration is :1200</text:p>
      <text:p text:style-name="Standard">pso_woa_fitness is :285.598</text:p>
      <text:p text:style-name="Standard">1.09338 <text:s/>0 <text:s/>-0.837652 <text:s/>-3.00953 <text:s/>-5.0787 <text:s/>-2.0944 <text:s/>-2.15431 <text:s/></text:p>
      <text:p text:style-name="Standard"><text:soft-page-break/>iteration is :1250</text:p>
      <text:p text:style-name="Standard">pso_woa_fitness is :285.598</text:p>
      <text:p text:style-name="Standard">1.09338 <text:s/>0 <text:s/>-0.837641 <text:s/>-3.00953 <text:s/>-5.07871 <text:s/>-2.0944 <text:s/>-2.15431 <text:s/></text:p>
      <text:p text:style-name="Standard">iteration is :13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3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4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4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5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5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6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>iteration is :16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7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7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800</text:p>
      <text:p text:style-name="Standard"><text:soft-page-break/>pso_woa_fitness is :285.598</text:p>
      <text:p text:style-name="Standard">1.09338 <text:s/>0 <text:s/>-0.837639 <text:s/>-3.00953 <text:s/>-5.07871 <text:s/>-2.0944 <text:s/>-2.15431 <text:s/></text:p>
      <text:p text:style-name="Standard">iteration is :18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90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iteration is :1950</text:p>
      <text:p text:style-name="Standard">pso_woa_fitness is :285.598</text:p>
      <text:p text:style-name="Standard">1.09338 <text:s/>0 <text:s/>-0.837639 <text:s/>-3.00953 <text:s/>-5.07871 <text:s/>-2.0944 <text:s/>-2.15431 <text:s/></text:p>
      <text:p text:style-name="Standard">best fitness found is: <text:s text:c="2"/>285.598</text:p>
      <text:p text:style-name="Standard">1.09338 <text:s/>0 <text:s/>-0.837639 <text:s/>-3.00953 <text:s/>-5.07871 <text:s/>-2.0944 <text:s/>-2.15431 <text:s/></text:p>
      <text:p text:style-name="Standard">time = 1083.66s</text:p>
      <text:p text:style-name="Standard">第3次搜索......</text:p>
      <text:p text:style-name="Standard">WOA PSO 初始化完成......</text:p>
      <text:p text:style-name="Standard">iteration is :0</text:p>
      <text:p text:style-name="Standard">pso_woa_fitness is :4290.89</text:p>
      <text:p text:style-name="Standard">6.12477 <text:s/>2.97679 <text:s/>-5.62086 <text:s/>-5.7969 <text:s/>-2.56878 <text:s/>1.25758 <text:s/>3.01214 <text:s/></text:p>
      <text:p text:style-name="Standard">iteration is :50</text:p>
      <text:p text:style-name="Standard">pso_woa_fitness is :2925.2</text:p>
      <text:p text:style-name="Standard">4.28915 <text:s/>2.35089 <text:s/>-2.47496 <text:s/>-2.50479 <text:s/>-0.0460894 <text:s/>-0.284469 <text:s/>4.36828 <text:s/></text:p>
      <text:p text:style-name="Standard">iteration is :100</text:p>
      <text:p text:style-name="Standard">pso_woa_fitness is :1575.18</text:p>
      <text:p text:style-name="Standard">3.7977 <text:s/>1.9589 <text:s/>0.799038 <text:s/>-0.733214 <text:s/>0.554822 <text:s/>2.0944 <text:s/>2.69493 <text:s/></text:p>
      <text:p text:style-name="Standard">iteration is :150</text:p>
      <text:p text:style-name="Standard">pso_woa_fitness is :2294.32</text:p>
      <text:p text:style-name="Standard">2.9664 <text:s/>1.51536 <text:s/>0.962423 <text:s/>-0.690512 <text:s/>1.12302 <text:s/>2.0944 <text:s/>2.48042 <text:s/></text:p>
      <text:p text:style-name="Standard">iteration is :200</text:p>
      <text:p text:style-name="Standard">pso_woa_fitness is :1730.04</text:p>
      <text:p text:style-name="Standard">2.66202 <text:s/>2.54436 <text:s/>-0.891301 <text:s/>-2.26439 <text:s/>1.13115 <text:s/>2.0944 <text:s/>2.62499 <text:s/></text:p>
      <text:p text:style-name="Standard">iteration is :250</text:p>
      <text:p text:style-name="Standard">pso_woa_fitness is :2643.5</text:p>
      <text:p text:style-name="Standard">2.69645 <text:s/>2.32015 <text:s/>0.254498 <text:s/>-2.25148 <text:s/>0.15575 <text:s/>1.70239 <text:s/>2.02945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300</text:p>
      <text:p text:style-name="Standard">pso_woa_fitness is :693.277</text:p>
      <text:p text:style-name="Standard">3.37873 <text:s/>1.89012 <text:s/>0.366281 <text:s/>-1.55976 <text:s/>0.763798 <text:s/>2.05982 <text:s/>1.93096 <text:s/></text:p>
      <text:p text:style-name="Standard">iteration is :350</text:p>
      <text:p text:style-name="Standard">pso_woa_fitness is :692.546</text:p>
      <text:p text:style-name="Standard">3.37871 <text:s/>1.88776 <text:s/>0.36594 <text:s/>-1.56009 <text:s/>0.763897 <text:s/>2.05914 <text:s/>1.92995 <text:s/></text:p>
      <text:p text:style-name="Standard">iteration is :400</text:p>
      <text:p text:style-name="Standard">pso_woa_fitness is :692.546</text:p>
      <text:p text:style-name="Standard">3.37871 <text:s/>1.88776 <text:s/>0.36594 <text:s/>-1.56009 <text:s/>0.763897 <text:s/>2.05914 <text:s/>1.92995 <text:s/></text:p>
      <text:p text:style-name="Standard">iteration is :450</text:p>
      <text:p text:style-name="Standard">pso_woa_fitness is :660.795</text:p>
      <text:p text:style-name="Standard">3.20402 <text:s/>1.80601 <text:s/>0.57967 <text:s/>-1.52162 <text:s/>0.717597 <text:s/>2.06676 <text:s/>1.84455 <text:s/></text:p>
      <text:p text:style-name="Standard">iteration is :500</text:p>
      <text:p text:style-name="Standard">pso_woa_fitness is :660.793</text:p>
      <text:p text:style-name="Standard">3.20647 <text:s/>1.80717 <text:s/>0.576587 <text:s/>-1.52216 <text:s/>0.718265 <text:s/>2.06666 <text:s/>1.84574 <text:s/></text:p>
      <text:p text:style-name="Standard"><text:soft-page-break/>iteration is :550</text:p>
      <text:p text:style-name="Standard">pso_woa_fitness is :1200.43</text:p>
      <text:p text:style-name="Standard">3.81748 <text:s/>2.48113 <text:s/>0.953304 <text:s/>-2.23039 <text:s/>0.282914 <text:s/>2.0944 <text:s/>0.553319 <text:s/></text:p>
      <text:p text:style-name="Standard">iteration is :600</text:p>
      <text:p text:style-name="Standard">pso_woa_fitness is :596.429</text:p>
      <text:p text:style-name="Standard">3.85704 <text:s/>2.45087 <text:s/>0.379415 <text:s/>-2.34617 <text:s/>0.368712 <text:s/>2.08637 <text:s/>1.31904 <text:s/></text:p>
      <text:p text:style-name="Standard">iteration is :650</text:p>
      <text:p text:style-name="Standard">pso_woa_fitness is :668.134</text:p>
      <text:p text:style-name="Standard">3.4284 <text:s/>2.09932 <text:s/>-0.400279 <text:s/>-1.2517 <text:s/>1.29152 <text:s/>2.06706 <text:s/>2.11255 <text:s/></text:p>
      <text:p text:style-name="Standard">iteration is :700</text:p>
      <text:p text:style-name="Standard">pso_woa_fitness is :770.732</text:p>
      <text:p text:style-name="Standard">3.48221 <text:s/>2.64054 <text:s/>0.758174 <text:s/>-2.34289 <text:s/>0.0707655 <text:s/>2.06655 <text:s/>1.5239 <text:s/></text:p>
      <text:p text:style-name="Standard">iteration is :750</text:p>
      <text:p text:style-name="Standard">pso_woa_fitness is :750.921</text:p>
      <text:p text:style-name="Standard">3.90155 <text:s/>2.33876 <text:s/>0.104354 <text:s/>-2.10646 <text:s/>0.416234 <text:s/>2.06791 <text:s/>1.35762 <text:s/></text:p>
      <text:p text:style-name="Standard">iteration is :800</text:p>
      <text:p text:style-name="Standard">pso_woa_fitness is :432.044</text:p>
      <text:p text:style-name="Standard">3.92248 <text:s/>2.42899 <text:s/>0.122907 <text:s/>-2.30386 <text:s/>0.560554 <text:s/>2.07821 <text:s/>1.48062 <text:s/></text:p>
      <text:p text:style-name="Standard">iteration is :850</text:p>
      <text:p text:style-name="Standard">pso_woa_fitness is :425.726</text:p>
      <text:p text:style-name="Standard">4.02879 <text:s/>2.4821 <text:s/>-0.0932216 <text:s/>-2.29948 <text:s/>0.730864 <text:s/>2.08271 <text:s/>1.63894 <text:s/></text:p>
      <text:p text:style-name="Standard">iteration is :900</text:p>
      <text:p text:style-name="Standard">pso_woa_fitness is :306.631</text:p>
      <text:p text:style-name="Standard">4.00505 <text:s/>2.92575 <text:s/>0.258676 <text:s/>-2.80105 <text:s/>0.352607 <text:s/>2.09415 <text:s/>1.39878 <text:s/></text:p>
      <text:p text:style-name="Standard">iteration is :950</text:p>
      <text:p text:style-name="Standard">pso_woa_fitness is :299.358</text:p>
      <text:p text:style-name="Standard">3.99672 <text:s/>2.88777 <text:s/>0.258726 <text:s/>-2.76503 <text:s/>0.357427 <text:s/>2.09394 <text:s/>1.39543 <text:s/></text:p>
      <text:p text:style-name="Standard">iteration is :1000</text:p>
      <text:p text:style-name="Standard">pso_woa_fitness is :299.212</text:p>
      <text:p text:style-name="Standard">4.00066 <text:s/>2.88467 <text:s/>0.257311 <text:s/>-2.76415 <text:s/>0.356646 <text:s/>2.09398 <text:s/>1.3905 <text:s/></text:p>
      <text:p text:style-name="Standard">iteration is :1050</text:p>
      <text:p text:style-name="Standard">pso_woa_fitness is :299.211</text:p>
      <text:p text:style-name="Standard">4.00088 <text:s/>2.88455 <text:s/>0.257185 <text:s/>-2.76414 <text:s/>0.356662 <text:s/>2.09399 <text:s/>1.39026 <text:s/></text:p>
      <text:p text:style-name="Standard">iteration is :1100</text:p>
      <text:p text:style-name="Standard">pso_woa_fitness is :299.211</text:p>
      <text:p text:style-name="Standard">4.00092 <text:s/>2.88452 <text:s/>0.257161 <text:s/>-2.76413 <text:s/>0.356664 <text:s/>2.09399 <text:s/>1.39022 <text:s/></text:p>
      <text:p text:style-name="Standard">iteration is :1150</text:p>
      <text:p text:style-name="Standard">pso_woa_fitness is :299.211</text:p>
      <text:p text:style-name="Standard">4.00093 <text:s/>2.88452 <text:s/>0.257157 <text:s/>-2.76413 <text:s/>0.356664 <text:s/>2.09399 <text:s/>1.39021 <text:s/></text:p>
      <text:p text:style-name="Standard">iteration is :1200</text:p>
      <text:p text:style-name="Standard">pso_woa_fitness is :299.211</text:p>
      <text:p text:style-name="Standard">4.00093 <text:s/>2.88452 <text:s/>0.257156 <text:s/>-2.76413 <text:s/>0.356664 <text:s/>2.09399 <text:s/>1.39021 <text:s/></text:p>
      <text:p text:style-name="Standard">iteration is :1250</text:p>
      <text:p text:style-name="Standard">pso_woa_fitness is :299.211</text:p>
      <text:p text:style-name="Standard">4.00093 <text:s/>2.88452 <text:s/>0.257156 <text:s/>-2.76413 <text:s/>0.356664 <text:s/>2.09399 <text:s/>1.39021 <text:s/></text:p>
      <text:p text:style-name="Standard">iteration is :1300</text:p>
      <text:p text:style-name="Standard">pso_woa_fitness is :299.211</text:p>
      <text:p text:style-name="Standard">4.00093 <text:s/>2.88452 <text:s/>0.257156 <text:s/>-2.76413 <text:s/>0.356664 <text:s/>2.09399 <text:s/>1.39021 <text:s/></text:p>
      <text:p text:style-name="Standard">iteration is :13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400</text:p>
      <text:p text:style-name="Standard"><text:soft-page-break/>pso_woa_fitness is :299.211</text:p>
      <text:p text:style-name="Standard">4.00093 <text:s/>2.88452 <text:s/>0.257156 <text:s/>-2.76413 <text:s/>0.356664 <text:s/>2.09399 <text:s/>1.3902 <text:s/></text:p>
      <text:p text:style-name="Standard">iteration is :14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50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5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60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6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70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7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80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8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90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iteration is :1950</text:p>
      <text:p text:style-name="Standard">pso_woa_fitness is :299.211</text:p>
      <text:p text:style-name="Standard">4.00093 <text:s/>2.88452 <text:s/>0.257156 <text:s/>-2.76413 <text:s/>0.356664 <text:s/>2.09399 <text:s/>1.3902 <text:s/></text:p>
      <text:p text:style-name="Standard">best fitness found is: <text:s text:c="2"/>299.211</text:p>
      <text:p text:style-name="Standard">4.00093 <text:s/>2.88452 <text:s/>0.257156 <text:s/>-2.76413 <text:s/>0.356664 <text:s/>2.09399 <text:s/>1.3902 <text:s/></text:p>
      <text:p text:style-name="Standard">time = 1087.14s</text:p>
      <text:p text:style-name="Standard">第4次搜索......</text:p>
      <text:p text:style-name="Standard">WOA PSO 初始化完成......</text:p>
      <text:p text:style-name="Standard">iteration is :0</text:p>
      <text:p text:style-name="Standard">pso_woa_fitness is :3858.02</text:p>
      <text:p text:style-name="Standard">-5.32404 <text:s/>0.660706 <text:s/>-5.9586 <text:s/>-3.15062 <text:s/>3.49942 <text:s/>0.86412 <text:s/>0.195444 <text:s/></text:p>
      <text:p text:style-name="Standard">iteration is :50</text:p>
      <text:p text:style-name="Standard">pso_woa_fitness is :2928.9</text:p>
      <text:p text:style-name="Standard">0.402315 <text:s/>0.244203 <text:s/>-1.58058 <text:s/>-1.60415 <text:s/>-2.25868 <text:s/>-2.0944 <text:s/>5.541 <text:s/></text:p>
      <text:p text:style-name="Standard">iteration is :100</text:p>
      <text:p text:style-name="Standard">pso_woa_fitness is :2136.48</text:p>
      <text:p text:style-name="Standard">-3.18438 <text:s/>0.870345 <text:s/>-2.09763 <text:s/>-1.23564 <text:s/>-2.06861 <text:s/>-2.0944 <text:s/>-1.29953 <text:s/></text:p>
      <text:p text:style-name="Standard">iteration is :150</text:p>
      <text:p text:style-name="Standard">pso_woa_fitness is :1381.82</text:p>
      <text:p text:style-name="Standard">0.56513 <text:s/>1.28038 <text:s/>-4.60423 <text:s/>-4.61749 <text:s/>-4.51229 <text:s/>-2.0944 <text:s/>2.27232 <text:s/></text:p>
      <text:p text:style-name="Standard"><text:soft-page-break/>iteration is :200</text:p>
      <text:p text:style-name="Standard">pso_woa_fitness is :2959.37</text:p>
      <text:p text:style-name="Standard">1.1522 <text:s/>1.80505 <text:s/>-6.28319 <text:s/>-4.15136 <text:s/>-4.17095 <text:s/>-0.810877 <text:s/>-1.34047 <text:s/></text:p>
      <text:p text:style-name="Standard">iteration is :250</text:p>
      <text:p text:style-name="Standard">pso_woa_fitness is :2772.01</text:p>
      <text:p text:style-name="Standard">-2.97638 <text:s/>2.03827 <text:s/>-3.94358 <text:s/>-1.64781 <text:s/>-4.54682 <text:s/>-2.0944 <text:s/>2.56067 <text:s/></text:p>
      <text:p text:style-name="Standard">iteration is :300</text:p>
      <text:p text:style-name="Standard">pso_woa_fitness is :1720.8</text:p>
      <text:p text:style-name="Standard">1.07899 <text:s/>0.932895 <text:s/>-1.62282 <text:s/>-3.15895 <text:s/>-4.0524 <text:s/>-1.31957 <text:s/>-2.19991 <text:s/></text:p>
      <text:p text:style-name="Standard">iteration is :350</text:p>
      <text:p text:style-name="Standard">pso_woa_fitness is :3636.11</text:p>
      <text:p text:style-name="Standard">2.02364 <text:s/>2.10623 <text:s/>-0.675019 <text:s/>-3.33121 <text:s/>-5.44054 <text:s/>-1.37562 <text:s/>3.35896 <text:s/>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>iteration is :400</text:p>
      <text:p text:style-name="Standard">pso_woa_fitness is :1912.9</text:p>
      <text:p text:style-name="Standard">-0.686818 <text:s/>1.12894 <text:s/>-5.6186 <text:s/>-5.17515 <text:s/>-5.6658 <text:s/>-2.08777 <text:s/>-0.919777 <text:s/></text:p>
      <text:p text:style-name="Standard">iteration is :450</text:p>
      <text:p text:style-name="Standard">pso_woa_fitness is :4223.89</text:p>
      <text:p text:style-name="Standard">0.695366 <text:s/>0.964188 <text:s/>-4.38149 <text:s/>-3.16426 <text:s/>-5.36384 <text:s/>-2.0944 <text:s/>-0.808623 <text:s/></text:p>
      <text:p text:style-name="Standard">iteration is :500</text:p>
      <text:p text:style-name="Standard">pso_woa_fitness is :1536.94</text:p>
      <text:p text:style-name="Standard">1.02748 <text:s/>1.15241 <text:s/>-4.21062 <text:s/>-2.73417 <text:s/>-5.28319 <text:s/>-1.53349 <text:s/>-0.570458 <text:s/></text:p>
      <text:p text:style-name="Standard">iteration is :550</text:p>
      <text:p text:style-name="Standard">pso_woa_fitness is :1987.64</text:p>
      <text:p text:style-name="Standard">1.51898 <text:s/>1.78251 <text:s/>-6.20144 <text:s/>-4.06548 <text:s/>-6.28319 <text:s/>-2.0944 <text:s/>-1.72038 <text:s/></text:p>
      <text:p text:style-name="Standard">iteration is :600</text:p>
      <text:p text:style-name="Standard">pso_woa_fitness is :1403.55</text:p>
      <text:p text:style-name="Standard">0.808486 <text:s/>1.11908 <text:s/>-6.11504 <text:s/>-4.32797 <text:s/>-6.28319 <text:s/>-2.0944 <text:s/>-3.06124 <text:s/></text:p>
      <text:p text:style-name="Standard">iteration is :650</text:p>
      <text:p text:style-name="Standard">pso_woa_fitness is :797.403</text:p>
      <text:p text:style-name="Standard">1.14381 <text:s/>1.02604 <text:s/>-5.98553 <text:s/>-3.59981 <text:s/>-6.28319 <text:s/>-2.0944 <text:s/>-3.0101 <text:s/></text:p>
      <text:p text:style-name="Standard">iteration is :700</text:p>
      <text:p text:style-name="Standard">pso_woa_fitness is :1169.54</text:p>
      <text:p text:style-name="Standard">1.64044 <text:s/>1.26347 <text:s/>-6.22319 <text:s/>-3.80419 <text:s/>-6.28319 <text:s/>-2.0944 <text:s/>-3.22815 <text:s/></text:p>
      <text:p text:style-name="Standard">iteration is :750</text:p>
      <text:p text:style-name="Standard">pso_woa_fitness is :766.898</text:p>
      <text:p text:style-name="Standard">0.279655 <text:s/>0.775758 <text:s/>-5.38315 <text:s/>-4.05581 <text:s/>-6.28319 <text:s/>-2.0944 <text:s/>-2.00187 <text:s/></text:p>
      <text:p text:style-name="Standard">iteration is :800</text:p>
      <text:p text:style-name="Standard">pso_woa_fitness is :847.259</text:p>
      <text:p text:style-name="Standard">1.08326 <text:s/>1.02228 <text:s/>-5.869 <text:s/>-3.9692 <text:s/>-6.28319 <text:s/>-2.0944 <text:s/>-2.44932 <text:s/></text:p>
      <text:p text:style-name="Standard">iteration is :850</text:p>
      <text:p text:style-name="Standard">pso_woa_fitness is :789.368</text:p>
      <text:p text:style-name="Standard">0.290364 <text:s/>0.926306 <text:s/>-5.40418 <text:s/>-4.10415 <text:s/>-6.28319 <text:s/>-2.0944 <text:s/>-2.06445 <text:s/></text:p>
      <text:p text:style-name="Standard">iteration is :900</text:p>
      <text:p text:style-name="Standard">pso_woa_fitness is :627.729</text:p>
      <text:p text:style-name="Standard">0.70271 <text:s/>1.05978 <text:s/>-5.6325 <text:s/>-3.99548 <text:s/>-6.28319 <text:s/>-2.0944 <text:s/>-2.33866 <text:s/></text:p>
      <text:p text:style-name="Standard"/>
      <text:p text:style-name="Standard"><text:soft-page-break/><text:s/>* * * * * * * * * * * * MAXIMUM ITERATION NUMBER REACHED!!! <text:s text:c="2"/>* * * * * * * * * * * * * * </text:p>
      <text:p text:style-name="Standard">iteration is :950</text:p>
      <text:p text:style-name="Standard">pso_woa_fitness is :610.107</text:p>
      <text:p text:style-name="Standard">0.729453 <text:s/>1.03266 <text:s/>-5.65784 <text:s/>-3.96148 <text:s/>-6.28319 <text:s/>-2.0944 <text:s/>-2.33812 <text:s/></text:p>
      <text:p text:style-name="Standard">iteration is :1000</text:p>
      <text:p text:style-name="Standard">pso_woa_fitness is :609.79</text:p>
      <text:p text:style-name="Standard">0.738586 <text:s/>1.03426 <text:s/>-5.66352 <text:s/>-3.95858 <text:s/>-6.28319 <text:s/>-2.0944 <text:s/>-2.34415 <text:s/></text:p>
      <text:p text:style-name="Standard">iteration is :1050</text:p>
      <text:p text:style-name="Standard">pso_woa_fitness is :609.577</text:p>
      <text:p text:style-name="Standard">0.724072 <text:s/>1.03054 <text:s/>-5.65452 <text:s/>-3.96159 <text:s/>-6.28319 <text:s/>-2.0944 <text:s/>-2.33502 <text:s/></text:p>
      <text:p text:style-name="Standard">iteration is :1100</text:p>
      <text:p text:style-name="Standard">pso_woa_fitness is :609.574</text:p>
      <text:p text:style-name="Standard">0.724628 <text:s/>1.03071 <text:s/>-5.65486 <text:s/>-3.9615 <text:s/>-6.28319 <text:s/>-2.0944 <text:s/>-2.33538 <text:s/></text:p>
      <text:p text:style-name="Standard">iteration is :1150</text:p>
      <text:p text:style-name="Standard">pso_woa_fitness is :609.585</text:p>
      <text:p text:style-name="Standard">0.724509 <text:s/>1.03067 <text:s/>-5.65479 <text:s/>-3.96152 <text:s/>-6.28319 <text:s/>-2.0944 <text:s/>-2.3353 <text:s/></text:p>
      <text:p text:style-name="Standard">iteration is :1200</text:p>
      <text:p text:style-name="Standard">pso_woa_fitness is :609.574</text:p>
      <text:p text:style-name="Standard">0.724449 <text:s/>1.03065 <text:s/>-5.65475 <text:s/>-3.96153 <text:s/>-6.28319 <text:s/>-2.0944 <text:s/>-2.33526 <text:s/></text:p>
      <text:p text:style-name="Standard">iteration is :1250</text:p>
      <text:p text:style-name="Standard">pso_woa_fitness is :609.574</text:p>
      <text:p text:style-name="Standard">0.724512 <text:s/>1.03067 <text:s/>-5.65479 <text:s/>-3.96152 <text:s/>-6.28319 <text:s/>-2.0944 <text:s/>-2.3353 <text:s/></text:p>
      <text:p text:style-name="Standard">iteration is :130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35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40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45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50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55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60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65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700</text:p>
      <text:p text:style-name="Standard">pso_woa_fitness is :609.574</text:p>
      <text:p text:style-name="Standard"><text:soft-page-break/>0.724511 <text:s/>1.03067 <text:s/>-5.65479 <text:s/>-3.96152 <text:s/>-6.28319 <text:s/>-2.0944 <text:s/>-2.3353 <text:s/></text:p>
      <text:p text:style-name="Standard">iteration is :175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800</text:p>
      <text:p text:style-name="Standard">pso_woa_fitness is :609.574</text:p>
      <text:p text:style-name="Standard">0.724511 <text:s/>1.03067 <text:s/>-5.65479 <text:s/>-3.96152 <text:s/>-6.28319 <text:s/>-2.0944 <text:s/>-2.3353 <text:s/></text:p>
      <text:p text:style-name="Standard">iteration is :1850</text:p>
      <text:p text:style-name="Standard">pso_woa_fitness is :499.027</text:p>
      <text:p text:style-name="Standard">4.19607 <text:s/>2.81513 <text:s/>4.08471 <text:s/>-3.33587 <text:s/>-0.420499 <text:s/>-1.96837 <text:s/>-2.14421 <text:s/></text:p>
      <text:p text:style-name="Standard">iteration is :1900</text:p>
      <text:p text:style-name="Standard">pso_woa_fitness is :499.027</text:p>
      <text:p text:style-name="Standard">4.19607 <text:s/>2.81513 <text:s/>4.08471 <text:s/>-3.33587 <text:s/>-0.420499 <text:s/>-1.96837 <text:s/>-2.14421 <text:s/></text:p>
      <text:p text:style-name="Standard">iteration is :1950</text:p>
      <text:p text:style-name="Standard">pso_woa_fitness is :499.027</text:p>
      <text:p text:style-name="Standard">4.19607 <text:s/>2.81513 <text:s/>4.08471 <text:s/>-3.33587 <text:s/>-0.420499 <text:s/>-1.96837 <text:s/>-2.14421 <text:s/></text:p>
      <text:p text:style-name="Standard">best fitness found is: <text:s text:c="2"/>499.027</text:p>
      <text:p text:style-name="Standard">4.19607 <text:s/>2.81513 <text:s/>4.08471 <text:s/>-3.33587 <text:s/>-0.420499 <text:s/>-1.96837 <text:s/>-2.14421 <text:s/></text:p>
      <text:p text:style-name="Standard">time = 1099.86s</text:p>
      <text:p text:style-name="Standard">第5次搜索......</text:p>
      <text:p text:style-name="Standard">WOA PSO 初始化完成......</text:p>
      <text:p text:style-name="Standard">iteration is :0</text:p>
      <text:p text:style-name="Standard">pso_woa_fitness is :4413.98</text:p>
      <text:p text:style-name="Standard">-5.09177 <text:s/>3.00153 <text:s/>6.15211 <text:s/>-3.08047 <text:s/>-1.29188 <text:s/>0.443248 <text:s/>4.29214 <text:s/></text:p>
      <text:p text:style-name="Standard">iteration is :50</text:p>
      <text:p text:style-name="Standard">pso_woa_fitness is :2968.06</text:p>
      <text:p text:style-name="Standard">-4.77098 <text:s/>0 <text:s/>-2.63047 <text:s/>-4.93288 <text:s/>-2.90735 <text:s/>0.161241 <text:s/>-2.66764 <text:s/></text:p>
      <text:p text:style-name="Standard">iteration is :100</text:p>
      <text:p text:style-name="Standard">pso_woa_fitness is :1868.7</text:p>
      <text:p text:style-name="Standard">-5.71267 <text:s/>0.547443 <text:s/>-5.45934 <text:s/>-3.89094 <text:s/>-5.83174 <text:s/>-2.00428 <text:s/>-1.75518 <text:s/></text:p>
      <text:p text:style-name="Standard">iteration is :150</text:p>
      <text:p text:style-name="Standard">pso_woa_fitness is :2118.7</text:p>
      <text:p text:style-name="Standard">-4.51559 <text:s/>0.628 <text:s/>-2.88449 <text:s/>-4.94582 <text:s/>-2.07847 <text:s/>-1.04373 <text:s/>-2.56813 <text:s/></text:p>
      <text:p text:style-name="Standard">iteration is :200</text:p>
      <text:p text:style-name="Standard">pso_woa_fitness is :2089.42</text:p>
      <text:p text:style-name="Standard">-4.85644 <text:s/>0 <text:s/>-1.31403 <text:s/>-4.70201 <text:s/>-3.14352 <text:s/>-0.947833 <text:s/>-0.522856 <text:s/></text:p>
      <text:p text:style-name="Standard">iteration is :250</text:p>
      <text:p text:style-name="Standard">pso_woa_fitness is :1169.03</text:p>
      <text:p text:style-name="Standard">-4.99882 <text:s/>0 <text:s/>-1.36157 <text:s/>-3.32814 <text:s/>-4.06271 <text:s/>-1.72091 <text:s/>-0.805242 <text:s/></text:p>
      <text:p text:style-name="Standard">iteration is :300</text:p>
      <text:p text:style-name="Standard">pso_woa_fitness is :1554.69</text:p>
      <text:p text:style-name="Standard">-5.29789 <text:s/>0 <text:s/>-3.20579 <text:s/>-4.92339 <text:s/>-3.24049 <text:s/>-0.545406 <text:s/>-3.16403 <text:s/></text:p>
      <text:p text:style-name="Standard">iteration is :350</text:p>
      <text:p text:style-name="Standard">pso_woa_fitness is :2202.98</text:p>
      <text:p text:style-name="Standard">-5.19743 <text:s/>0 <text:s/>-2.2882 <text:s/>-4.37597 <text:s/>-3.61364 <text:s/>-1.62387 <text:s/>-2.41643 <text:s/></text:p>
      <text:p text:style-name="Standard">iteration is :400</text:p>
      <text:p text:style-name="Standard">pso_woa_fitness is :1171.6</text:p>
      <text:p text:style-name="Standard">-4.39598 <text:s/>0 <text:s/>-2.55158 <text:s/>-4.70086 <text:s/>-3.5561 <text:s/>-1.29256 <text:s/>-2.59493 <text:s/></text:p>
      <text:p text:style-name="Standard">iteration is :450</text:p>
      <text:p text:style-name="Standard">pso_woa_fitness is :1636.82</text:p>
      <text:p text:style-name="Standard">-6.03734 <text:s/>0 <text:s/>-3.52352 <text:s/>-5.03884 <text:s/>-3.05424 <text:s/>-1.41225 <text:s/>-2.76136 <text:s/></text:p>
      <text:p text:style-name="Standard">iteration is :500</text:p>
      <text:p text:style-name="Standard"><text:soft-page-break/>pso_woa_fitness is :634.386</text:p>
      <text:p text:style-name="Standard">-4.26916 <text:s/>0 <text:s/>-3.10175 <text:s/>-4.89242 <text:s/>-4.2267 <text:s/>-1.99594 <text:s/>-2.63329 <text:s/></text:p>
      <text:p text:style-name="Standard"/>
      <text:p text:style-name="Standard"><text:s/>* * * * * * * * * * * * MAXIMUM ITERATION NUMBER REACHED!!! <text:s text:c="2"/>* * * * * * * * * * * * * * </text:p>
      <text:p text:style-name="Standard"/>
      <text:p text:style-name="Standard"><text:s/>* * * * * * * * * * * * MAXIMUM ITERATION NUMBER REACHED!!! <text:s text:c="2"/>* * * * * * * * * * * * * * </text:p>
      <text:p text:style-name="Standard">iteration is :550</text:p>
      <text:p text:style-name="Standard">pso_woa_fitness is :586.94</text:p>
      <text:p text:style-name="Standard">-4.39862 <text:s/>0 <text:s/>-3.01875 <text:s/>-4.65114 <text:s/>-2.98902 <text:s/>-1.42348 <text:s/>-1.42859 <text:s/></text:p>
      <text:p text:style-name="Standard">iteration is :600</text:p>
      <text:p text:style-name="Standard">pso_woa_fitness is :706.189</text:p>
      <text:p text:style-name="Standard">-4.48445 <text:s/>0 <text:s/>-1.20132 <text:s/>-3.07876 <text:s/>-4.00972 <text:s/>-2.0944 <text:s/>-1.38955 <text:s/></text:p>
      <text:p text:style-name="Standard">iteration is :650</text:p>
      <text:p text:style-name="Standard">pso_woa_fitness is :437.9</text:p>
      <text:p text:style-name="Standard">-4.81759 <text:s/>0 <text:s/>-2.25848 <text:s/>-3.62324 <text:s/>-3.50727 <text:s/>-1.87165 <text:s/>-2.00014 <text:s/></text:p>
      <text:p text:style-name="Standard">iteration is :700</text:p>
      <text:p text:style-name="Standard">pso_woa_fitness is :1290.37</text:p>
      <text:p text:style-name="Standard">-4.43854 <text:s/>0 <text:s/>-2.85066 <text:s/>-4.5197 <text:s/>-3.60384 <text:s/>-1.57992 <text:s/>-2.53891 <text:s/></text:p>
      <text:p text:style-name="Standard">iteration is :750</text:p>
      <text:p text:style-name="Standard">pso_woa_fitness is :369.304</text:p>
      <text:p text:style-name="Standard">-4.86758 <text:s/>0 <text:s/>-2.34072 <text:s/>-3.76181 <text:s/>-3.51103 <text:s/>-2.0944 <text:s/>-1.75321 <text:s/></text:p>
      <text:p text:style-name="Standard">iteration is :800</text:p>
      <text:p text:style-name="Standard">pso_woa_fitness is :271.12</text:p>
      <text:p text:style-name="Standard">-4.59458 <text:s/>0 <text:s/>-1.16316 <text:s/>-4.19885 <text:s/>-4.49174 <text:s/>-1.80745 <text:s/>-1.20693 <text:s/></text:p>
      <text:p text:style-name="Standard">iteration is :850</text:p>
      <text:p text:style-name="Standard">pso_woa_fitness is :181.968</text:p>
      <text:p text:style-name="Standard">-5.14949 <text:s/>0 <text:s/>-2.32884 <text:s/>-3.79448 <text:s/>-3.39487 <text:s/>-1.84169 <text:s/>-1.83905 <text:s/></text:p>
      <text:p text:style-name="Standard">iteration is :900</text:p>
      <text:p text:style-name="Standard">pso_woa_fitness is :172.694</text:p>
      <text:p text:style-name="Standard">-5.13417 <text:s/>0 <text:s/>-2.31192 <text:s/>-3.83359 <text:s/>-3.41459 <text:s/>-1.81587 <text:s/>-1.83538 <text:s/></text:p>
      <text:p text:style-name="Standard">iteration is :950</text:p>
      <text:p text:style-name="Standard">pso_woa_fitness is :171.252</text:p>
      <text:p text:style-name="Standard">-5.1382 <text:s/>0 <text:s/>-2.32683 <text:s/>-3.8268 <text:s/>-3.40217 <text:s/>-1.81957 <text:s/>-1.84339 <text:s/></text:p>
      <text:p text:style-name="Standard">iteration is :1000</text:p>
      <text:p text:style-name="Standard">pso_woa_fitness is :169.815</text:p>
      <text:p text:style-name="Standard">-5.14588 <text:s/>0 <text:s/>-2.34725 <text:s/>-3.83957 <text:s/>-3.38122 <text:s/>-1.80231 <text:s/>-1.8476 <text:s/></text:p>
      <text:p text:style-name="Standard">iteration is :1050</text:p>
      <text:p text:style-name="Standard">pso_woa_fitness is :169.059</text:p>
      <text:p text:style-name="Standard">-5.16005 <text:s/>0 <text:s/>-2.37628 <text:s/>-3.83646 <text:s/>-3.35198 <text:s/>-1.79586 <text:s/>-1.85667 <text:s/></text:p>
      <text:p text:style-name="Standard">iteration is :11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1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2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250</text:p>
      <text:p text:style-name="Standard">pso_woa_fitness is :169.059</text:p>
      <text:p text:style-name="Standard"><text:soft-page-break/>-5.16005 <text:s/>0 <text:s/>-2.37627 <text:s/>-3.83646 <text:s/>-3.35199 <text:s/>-1.79586 <text:s/>-1.85667 <text:s/></text:p>
      <text:p text:style-name="Standard">iteration is :13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3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4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4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5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5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6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6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7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7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8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8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90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iteration is :1950</text:p>
      <text:p text:style-name="Standard">pso_woa_fitness is :169.059</text:p>
      <text:p text:style-name="Standard">-5.16005 <text:s/>0 <text:s/>-2.37627 <text:s/>-3.83646 <text:s/>-3.35199 <text:s/>-1.79586 <text:s/>-1.85667 <text:s/></text:p>
      <text:p text:style-name="Standard">best fitness found is: <text:s text:c="2"/>169.059</text:p>
      <text:p text:style-name="Standard">-5.16005 <text:s/>0 <text:s/>-2.37627 <text:s/>-3.83646 <text:s/>-3.35199 <text:s/>-1.79586 <text:s/>-1.85667 <text:s/></text:p>
      <text:p text:style-name="Standard">time = 1079.36s</text:p>
      <text:p text:style-name="Standard">第6次搜索......</text:p>
      <text:p text:style-name="Standard">WOA PSO 初始化完成......</text:p>
      <text:p text:style-name="Standard">iteration is :0</text:p>
      <text:p text:style-name="Standard">pso_woa_fitness is :3345.26</text:p>
      <text:p text:style-name="Standard">0.506928 <text:s/>1.36305 <text:s/>3.28259 <text:s/>-5.31057 <text:s/>5.10299 <text:s/>-2.05768 <text:s/>-5.22483 <text:s/></text:p>
      <text:p text:style-name="Standard">iteration is :50</text:p>
      <text:p text:style-name="Standard"><text:soft-page-break/>pso_woa_fitness is :3040.21</text:p>
      <text:p text:style-name="Standard">-6.28319 <text:s/>0.278456 <text:s/>-5.38409 <text:s/>-5.32261 <text:s/>-2.71363 <text:s/>-2.08888 <text:s/>-1.15943 <text:s/></text:p>
      <text:p text:style-name="Standard">iteration is :100</text:p>
      <text:p text:style-name="Standard">pso_woa_fitness is :2556.39</text:p>
      <text:p text:style-name="Standard">-6.28319 <text:s/>0.69229 <text:s/>-6.28319 <text:s/>-4.93507 <text:s/>-6.28319 <text:s/>-2.0944 <text:s/>-1.05215 <text:s/></text:p>
      <text:p text:style-name="Standard">iteration is :150</text:p>
      <text:p text:style-name="Standard">pso_woa_fitness is :1651.17</text:p>
      <text:p text:style-name="Standard">-6.28319 <text:s/>0.246161 <text:s/>-5.89547 <text:s/>-4.1325 <text:s/>-6.28319 <text:s/>-2.0944 <text:s/>-2.29369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200</text:p>
      <text:p text:style-name="Standard">pso_woa_fitness is :2364.41</text:p>
      <text:p text:style-name="Standard">-5.98992 <text:s/>0.903607 <text:s/>-6.28319 <text:s/>-3.3399 <text:s/>-5.98245 <text:s/>-2.00148 <text:s/>-0.134531 <text:s/></text:p>
      <text:p text:style-name="Standard">iteration is :250</text:p>
      <text:p text:style-name="Standard">pso_woa_fitness is :1727.39</text:p>
      <text:p text:style-name="Standard">-6.28319 <text:s/>0.52895 <text:s/>-6.28319 <text:s/>-5.05762 <text:s/>-5.31467 <text:s/>-2.0944 <text:s/>-2.19956 <text:s/></text:p>
      <text:p text:style-name="Standard">iteration is :300</text:p>
      <text:p text:style-name="Standard">pso_woa_fitness is :1425.13</text:p>
      <text:p text:style-name="Standard">-6.28319 <text:s/>0.978073 <text:s/>-4.93311 <text:s/>-4.67316 <text:s/>-6.21974 <text:s/>-2.0944 <text:s/>-3.01925 <text:s/></text:p>
      <text:p text:style-name="Standard">iteration is :350</text:p>
      <text:p text:style-name="Standard">pso_woa_fitness is :1608.8</text:p>
      <text:p text:style-name="Standard">-6.28319 <text:s/>0.787477 <text:s/>-5.00366 <text:s/>-3.68428 <text:s/>-6.28319 <text:s/>-2.0944 <text:s/>-2.9203 <text:s/></text:p>
      <text:p text:style-name="Standard">iteration is :400</text:p>
      <text:p text:style-name="Standard">pso_woa_fitness is :1947.75</text:p>
      <text:p text:style-name="Standard">-6.28319 <text:s/>0.637617 <text:s/>-6.28319 <text:s/>-4.2896 <text:s/>-6.28319 <text:s/>-2.0944 <text:s/>-2.57332 <text:s/></text:p>
      <text:p text:style-name="Standard">iteration is :450</text:p>
      <text:p text:style-name="Standard">pso_woa_fitness is :1316.59</text:p>
      <text:p text:style-name="Standard">-5.9031 <text:s/>0.875445 <text:s/>-6.28319 <text:s/>-4.31774 <text:s/>-6.03523 <text:s/>-2.0944 <text:s/>-1.39435 <text:s/></text:p>
      <text:p text:style-name="Standard">iteration is :500</text:p>
      <text:p text:style-name="Standard">pso_woa_fitness is :1536.04</text:p>
      <text:p text:style-name="Standard">-4.99815 <text:s/>1.00459 <text:s/>-6.06984 <text:s/>-4.34725 <text:s/>-6.21992 <text:s/>-2.0944 <text:s/>-2.42799 <text:s/></text:p>
      <text:p text:style-name="Standard">iteration is :550</text:p>
      <text:p text:style-name="Standard">pso_woa_fitness is :2526.46</text:p>
      <text:p text:style-name="Standard">-6.26327 <text:s/>1.12683 <text:s/>-5.71739 <text:s/>-4.85646 <text:s/>-6.28319 <text:s/>-2.0944 <text:s/>-2.31339 <text:s/></text:p>
      <text:p text:style-name="Standard">iteration is :600</text:p>
      <text:p text:style-name="Standard">pso_woa_fitness is :1341.37</text:p>
      <text:p text:style-name="Standard">-5.70198 <text:s/>1.09532 <text:s/>-5.57412 <text:s/>-4.39218 <text:s/>-6.28319 <text:s/>-2.0944 <text:s/>-2.69785 <text:s/></text:p>
      <text:p text:style-name="Standard">iteration is :650</text:p>
      <text:p text:style-name="Standard">pso_woa_fitness is :891.317</text:p>
      <text:p text:style-name="Standard">-6.05558 <text:s/>0.463253 <text:s/>-5.9496 <text:s/>-3.74087 <text:s/>-5.79454 <text:s/>-2.0944 <text:s/>-1.33036 <text:s/></text:p>
      <text:p text:style-name="Standard">iteration is :700</text:p>
      <text:p text:style-name="Standard">pso_woa_fitness is :822.545</text:p>
      <text:p text:style-name="Standard">-4.85475 <text:s/>0.448876 <text:s/>-5.62269 <text:s/>-3.50182 <text:s/>-6.28319 <text:s/>-2.0944 <text:s/>-2.79755 <text:s/></text:p>
      <text:p text:style-name="Standard">iteration is :750</text:p>
      <text:p text:style-name="Standard">pso_woa_fitness is :619.02</text:p>
      <text:p text:style-name="Standard">-5.58296 <text:s/>0.71096 <text:s/>-5.70187 <text:s/>-3.53073 <text:s/>-6.28319 <text:s/>-2.0944 <text:s/>-2.17021 <text:s/></text:p>
      <text:p text:style-name="Standard">iteration is :800</text:p>
      <text:p text:style-name="Standard">pso_woa_fitness is :465.259</text:p>
      <text:p text:style-name="Standard">-6.02637 <text:s/>0.73945 <text:s/>-5.3706 <text:s/>-3.79619 <text:s/>-6.28319 <text:s/>-2.0944 <text:s/>-1.83789 <text:s/></text:p>
      <text:p text:style-name="Standard">iteration is :850</text:p>
      <text:p text:style-name="Standard">pso_woa_fitness is :310.874</text:p>
      <text:p text:style-name="Standard"><text:soft-page-break/>-5.85876 <text:s/>0.65294 <text:s/>-5.48209 <text:s/>-3.70442 <text:s/>-6.28192 <text:s/>-2.0944 <text:s/>-1.95429 <text:s/></text:p>
      <text:p text:style-name="Standard">iteration is :900</text:p>
      <text:p text:style-name="Standard">pso_woa_fitness is :264.135</text:p>
      <text:p text:style-name="Standard">-5.75641 <text:s/>0.640844 <text:s/>-5.53689 <text:s/>-3.61041 <text:s/>-6.27962 <text:s/>-2.0944 <text:s/>-2.01595 <text:s/></text:p>
      <text:p text:style-name="Standard">iteration is :950</text:p>
      <text:p text:style-name="Standard">pso_woa_fitness is :235.457</text:p>
      <text:p text:style-name="Standard">-5.70104 <text:s/>0.699702 <text:s/>-5.59048 <text:s/>-3.65983 <text:s/>-6.28257 <text:s/>-2.0944 <text:s/>-2.09699 <text:s/></text:p>
      <text:p text:style-name="Standard">iteration is :1000</text:p>
      <text:p text:style-name="Standard">pso_woa_fitness is :233.59</text:p>
      <text:p text:style-name="Standard">-5.70545 <text:s/>0.695998 <text:s/>-5.58657 <text:s/>-3.65815 <text:s/>-6.28273 <text:s/>-2.0944 <text:s/>-2.09245 <text:s/></text:p>
      <text:p text:style-name="Standard">iteration is :1050</text:p>
      <text:p text:style-name="Standard">pso_woa_fitness is :232.939</text:p>
      <text:p text:style-name="Standard">-5.69951 <text:s/>0.700915 <text:s/>-5.5916 <text:s/>-3.65961 <text:s/>-6.28264 <text:s/>-2.0944 <text:s/>-2.09962 <text:s/></text:p>
      <text:p text:style-name="Standard">iteration is :1100</text:p>
      <text:p text:style-name="Standard">pso_woa_fitness is :232.909</text:p>
      <text:p text:style-name="Standard">-5.69905 <text:s/>0.701364 <text:s/>-5.592 <text:s/>-3.65979 <text:s/>-6.28267 <text:s/>-2.0944 <text:s/>-2.10028 <text:s/></text:p>
      <text:p text:style-name="Standard">iteration is :11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2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2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3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3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4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4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5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5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6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6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7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<text:soft-page-break/>iteration is :17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8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8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90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iteration is :1950</text:p>
      <text:p text:style-name="Standard">pso_woa_fitness is :232.906</text:p>
      <text:p text:style-name="Standard">-5.69885 <text:s/>0.701559 <text:s/>-5.59217 <text:s/>-3.65988 <text:s/>-6.28268 <text:s/>-2.0944 <text:s/>-2.10056 <text:s/></text:p>
      <text:p text:style-name="Standard">best fitness found is: <text:s text:c="2"/>232.906</text:p>
      <text:p text:style-name="Standard">-5.69885 <text:s/>0.701559 <text:s/>-5.59217 <text:s/>-3.65988 <text:s/>-6.28268 <text:s/>-2.0944 <text:s/>-2.10056 <text:s/></text:p>
      <text:p text:style-name="Standard">time = 1093.67s</text:p>
      <text:p text:style-name="Standard">第7次搜索......</text:p>
      <text:p text:style-name="Standard">WOA PSO 初始化完成......</text:p>
      <text:p text:style-name="Standard">iteration is :0</text:p>
      <text:p text:style-name="Standard">pso_woa_fitness is :2630.29</text:p>
      <text:p text:style-name="Standard">4.70521 <text:s/>0.911745 <text:s/>-1.73452 <text:s/>-2.91972 <text:s/>0.921001 <text:s/>0.0696117 <text:s/>-5.17917 <text:s/></text:p>
      <text:p text:style-name="Standard">iteration is :50</text:p>
      <text:p text:style-name="Standard">pso_woa_fitness is :3414.35</text:p>
      <text:p text:style-name="Standard">-2.92274 <text:s/>0.684525 <text:s/>-1.9623 <text:s/>-5.13174 <text:s/>-5.78105 <text:s/>-1.20596 <text:s/>-0.949671 <text:s/></text:p>
      <text:p text:style-name="Standard">iteration is :100</text:p>
      <text:p text:style-name="Standard">pso_woa_fitness is :3460.35</text:p>
      <text:p text:style-name="Standard">-2.27165 <text:s/>2.17994 <text:s/>-2.0154 <text:s/>-5.13644 <text:s/>-5.45027 <text:s/>-1.61973 <text:s/>-1.23705 <text:s/></text:p>
      <text:p text:style-name="Standard">iteration is :150</text:p>
      <text:p text:style-name="Standard">pso_woa_fitness is :1761.46</text:p>
      <text:p text:style-name="Standard">-3.57794 <text:s/>2.29993 <text:s/>-0.722478 <text:s/>-5.0172 <text:s/>-6.28319 <text:s/>-2.0944 <text:s/>-1.64063 <text:s/></text:p>
      <text:p text:style-name="Standard">iteration is :200</text:p>
      <text:p text:style-name="Standard">pso_woa_fitness is :2153.42</text:p>
      <text:p text:style-name="Standard">-3.43719 <text:s/>2.47112 <text:s/>-1.09595 <text:s/>-5.64724 <text:s/>-6.28319 <text:s/>-2.0944 <text:s/>-2.87385 <text:s/></text:p>
      <text:p text:style-name="Standard">iteration is :250</text:p>
      <text:p text:style-name="Standard">pso_woa_fitness is :1268.83</text:p>
      <text:p text:style-name="Standard">-3.79877 <text:s/>1.70564 <text:s/>-1.31382 <text:s/>-5.04194 <text:s/>-6.28319 <text:s/>-2.0944 <text:s/>-2.1123 <text:s/></text:p>
      <text:p text:style-name="Standard">iteration is :300</text:p>
      <text:p text:style-name="Standard">pso_woa_fitness is :1666.92</text:p>
      <text:p text:style-name="Standard">-4.65027 <text:s/>2.40198 <text:s/>-0.63638 <text:s/>-4.18741 <text:s/>-6.28319 <text:s/>-2.0944 <text:s/>-1.18517 <text:s/></text:p>
      <text:p text:style-name="Standard">iteration is :350</text:p>
      <text:p text:style-name="Standard">pso_woa_fitness is :1441.33</text:p>
      <text:p text:style-name="Standard">-2.44143 <text:s/>2.40577 <text:s/>-2.24956 <text:s/>-3.72326 <text:s/>-6.09976 <text:s/>-2.0944 <text:s/>-2.35017 <text:s/></text:p>
      <text:p text:style-name="Standard">iteration is :400</text:p>
      <text:p text:style-name="Standard">pso_woa_fitness is :1892.6</text:p>
      <text:p text:style-name="Standard">-2.97108 <text:s/>2.76977 <text:s/>-1.95336 <text:s/>-4.84008 <text:s/>-6.28319 <text:s/>-2.0944 <text:s/>-1.06255 <text:s/></text:p>
      <text:p text:style-name="Standard">iteration is :450</text:p>
      <text:p text:style-name="Standard">pso_woa_fitness is :751.241</text:p>
      <text:p text:style-name="Standard"><text:soft-page-break/>-2.1982 <text:s/>2.69372 <text:s/>-3.03992 <text:s/>-3.89265 <text:s/>-6.28319 <text:s/>-2.0944 <text:s/>-2.22257 <text:s/></text:p>
      <text:p text:style-name="Standard">iteration is :500</text:p>
      <text:p text:style-name="Standard">pso_woa_fitness is :974.718</text:p>
      <text:p text:style-name="Standard">-2.6469 <text:s/>2.79455 <text:s/>-1.88245 <text:s/>-3.87957 <text:s/>-6.28319 <text:s/>-2.0944 <text:s/>-2.67287 <text:s/></text:p>
      <text:p text:style-name="Standard">iteration is :550</text:p>
      <text:p text:style-name="Standard">pso_woa_fitness is :718.662</text:p>
      <text:p text:style-name="Standard">-2.14951 <text:s/>3.14159 <text:s/>-2.69865 <text:s/>-3.08405 <text:s/>-6.28319 <text:s/>-2.0944 <text:s/>-1.92223 <text:s/></text:p>
      <text:p text:style-name="Standard">iteration is :600</text:p>
      <text:p text:style-name="Standard">pso_woa_fitness is :754.162</text:p>
      <text:p text:style-name="Standard">-2.94418 <text:s/>3.14159 <text:s/>-2.38808 <text:s/>-3.33284 <text:s/>-6.28319 <text:s/>-2.0944 <text:s/>-1.42327 <text:s/></text:p>
      <text:p text:style-name="Standard">iteration is :650</text:p>
      <text:p text:style-name="Standard">pso_woa_fitness is :767.702</text:p>
      <text:p text:style-name="Standard">-2.60219 <text:s/>3.14159 <text:s/>-2.67958 <text:s/>-3.79892 <text:s/>-6.28319 <text:s/>-2.0944 <text:s/>-1.96886 <text:s/></text:p>
      <text:p text:style-name="Standard">iteration is :700</text:p>
      <text:p text:style-name="Standard">pso_woa_fitness is :637.622</text:p>
      <text:p text:style-name="Standard">-2.23596 <text:s/>3.11921 <text:s/>-2.57732 <text:s/>-2.87513 <text:s/>-6.28319 <text:s/>-2.0944 <text:s/>-1.97139 <text:s/></text:p>
      <text:p text:style-name="Standard">iteration is :750</text:p>
      <text:p text:style-name="Standard">pso_woa_fitness is :659.769</text:p>
      <text:p text:style-name="Standard">-2.16432 <text:s/>3.14159 <text:s/>-2.5619 <text:s/>-3.26398 <text:s/>-6.28319 <text:s/>-2.0944 <text:s/>-1.93934 <text:s/></text:p>
      <text:p text:style-name="Standard">iteration is :800</text:p>
      <text:p text:style-name="Standard">pso_woa_fitness is :389.173</text:p>
      <text:p text:style-name="Standard">-2.09249 <text:s/>3.14159 <text:s/>-2.72891 <text:s/>-3.12092 <text:s/>-6.28319 <text:s/>-2.0944 <text:s/>-2.07553 <text:s/></text:p>
      <text:p text:style-name="Standard">iteration is :850</text:p>
      <text:p text:style-name="Standard">pso_woa_fitness is :384.852</text:p>
      <text:p text:style-name="Standard">-2.10006 <text:s/>3.14159 <text:s/>-2.72508 <text:s/>-3.12214 <text:s/>-6.28319 <text:s/>-2.0944 <text:s/>-2.06843 <text:s/></text:p>
      <text:p text:style-name="Standard">iteration is :900</text:p>
      <text:p text:style-name="Standard">pso_woa_fitness is :380.557</text:p>
      <text:p text:style-name="Standard">-2.11956 <text:s/>3.14159 <text:s/>-2.71422 <text:s/>-3.13221 <text:s/>-6.28319 <text:s/>-2.0944 <text:s/>-2.04723 <text:s/></text:p>
      <text:p text:style-name="Standard">iteration is :950</text:p>
      <text:p text:style-name="Standard">pso_woa_fitness is :379.306</text:p>
      <text:p text:style-name="Standard">-2.13148 <text:s/>3.14159 <text:s/>-2.70762 <text:s/>-3.13805 <text:s/>-6.28319 <text:s/>-2.0944 <text:s/>-2.035 <text:s/></text:p>
      <text:p text:style-name="Standard">iteration is :1000</text:p>
      <text:p text:style-name="Standard">pso_woa_fitness is :379.234</text:p>
      <text:p text:style-name="Standard">-2.13169 <text:s/>3.14159 <text:s/>-2.70746 <text:s/>-3.13806 <text:s/>-6.28319 <text:s/>-2.0944 <text:s/>-2.03485 <text:s/></text:p>
      <text:p text:style-name="Standard">iteration is :1050</text:p>
      <text:p text:style-name="Standard">pso_woa_fitness is :379.234</text:p>
      <text:p text:style-name="Standard">-2.13169 <text:s/>3.14159 <text:s/>-2.70746 <text:s/>-3.13806 <text:s/>-6.28319 <text:s/>-2.0944 <text:s/>-2.03486 <text:s/></text:p>
      <text:p text:style-name="Standard">iteration is :11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1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2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2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3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<text:soft-page-break/>iteration is :13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4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4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5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5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6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6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7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7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8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8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90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iteration is :1950</text:p>
      <text:p text:style-name="Standard">pso_woa_fitness is :379.234</text:p>
      <text:p text:style-name="Standard">-2.13171 <text:s/>3.14159 <text:s/>-2.70745 <text:s/>-3.13807 <text:s/>-6.28319 <text:s/>-2.0944 <text:s/>-2.03484 <text:s/></text:p>
      <text:p text:style-name="Standard">best fitness found is: <text:s text:c="2"/>379.234</text:p>
      <text:p text:style-name="Standard">-2.13171 <text:s/>3.14159 <text:s/>-2.70745 <text:s/>-3.13807 <text:s/>-6.28319 <text:s/>-2.0944 <text:s/>-2.03484 <text:s/></text:p>
      <text:p text:style-name="Standard">time = 1089.89s</text:p>
      <text:p text:style-name="Standard">第8次搜索......</text:p>
      <text:p text:style-name="Standard">WOA PSO 初始化完成......</text:p>
      <text:p text:style-name="Standard">iteration is :0</text:p>
      <text:p text:style-name="Standard">pso_woa_fitness is :3104.35</text:p>
      <text:p text:style-name="Standard">4.50845 <text:s/>1.75441 <text:s/>-1.5832 <text:s/>-5.4709 <text:s/>5.75552 <text:s/>-2.08708 <text:s/>-4.48882 <text:s/></text:p>
      <text:p text:style-name="Standard">iteration is :50</text:p>
      <text:p text:style-name="Standard">pso_woa_fitness is :3109.6</text:p>
      <text:p text:style-name="Standard">-1.65389 <text:s/>0.505333 <text:s/>-4.03085 <text:s/>-4.14112 <text:s/>-0.491966 <text:s/>-0.969673 <text:s/>4.32261 <text:s/></text:p>
      <text:p text:style-name="Standard">iteration is :100</text:p>
      <text:p text:style-name="Standard">pso_woa_fitness is :2515.45</text:p>
      <text:p text:style-name="Standard"><text:soft-page-break/>-1.53823 <text:s/>1.82347 <text:s/>3.53462 <text:s/>-2.27796 <text:s/>-5.76308 <text:s/>-0.268638 <text:s/>-3.3775 <text:s/></text:p>
      <text:p text:style-name="Standard">iteration is :150</text:p>
      <text:p text:style-name="Standard">pso_woa_fitness is :3118.66</text:p>
      <text:p text:style-name="Standard">2.31376 <text:s/>1.0466 <text:s/>0.731992 <text:s/>-1.91314 <text:s/>-5.28319 <text:s/>-1.23301 <text:s/>-1.3883 <text:s/></text:p>
      <text:p text:style-name="Standard">iteration is :200</text:p>
      <text:p text:style-name="Standard">pso_woa_fitness is :1303.34</text:p>
      <text:p text:style-name="Standard">0.271082 <text:s/>0 <text:s/>-0.554142 <text:s/>-2.49071 <text:s/>-5.17139 <text:s/>-2.0944 <text:s/>-2.87798 <text:s/></text:p>
      <text:p text:style-name="Standard">iteration is :250</text:p>
      <text:p text:style-name="Standard">pso_woa_fitness is :2223.03</text:p>
      <text:p text:style-name="Standard">-0.331638 <text:s/>0 <text:s/>0.44829 <text:s/>-2.58569 <text:s/>-6.28319 <text:s/>-2.0944 <text:s/>-0.994476 <text:s/></text:p>
      <text:p text:style-name="Standard">iteration is :300</text:p>
      <text:p text:style-name="Standard">pso_woa_fitness is :2428.27</text:p>
      <text:p text:style-name="Standard">0.317665 <text:s/>1.16461 <text:s/>0.0593619 <text:s/>-2.44748 <text:s/>-4.04087 <text:s/>-0.690014 <text:s/>-1.94585 <text:s/></text:p>
      <text:p text:style-name="Standard">iteration is :350</text:p>
      <text:p text:style-name="Standard">pso_woa_fitness is :1812.28</text:p>
      <text:p text:style-name="Standard">1.55208 <text:s/>0 <text:s/>-0.555208 <text:s/>-2.00351 <text:s/>-4.23016 <text:s/>-2.0944 <text:s/>-1.11733 <text:s/></text:p>
      <text:p text:style-name="Standard">iteration is :400</text:p>
      <text:p text:style-name="Standard">pso_woa_fitness is :1090.49</text:p>
      <text:p text:style-name="Standard">0.879944 <text:s/>0.124395 <text:s/>-2.16523 <text:s/>-2.45715 <text:s/>-4.3305 <text:s/>-2.0944 <text:s/>-1.39791 <text:s/></text:p>
      <text:p text:style-name="Standard">iteration is :450</text:p>
      <text:p text:style-name="Standard">pso_woa_fitness is :1652.59</text:p>
      <text:p text:style-name="Standard">0.110221 <text:s/>0 <text:s/>-0.451121 <text:s/>-1.67796 <text:s/>-4.00867 <text:s/>-2.0944 <text:s/>-1.86581 <text:s/></text:p>
      <text:p text:style-name="Standard">iteration is :500</text:p>
      <text:p text:style-name="Standard">pso_woa_fitness is :1898.14</text:p>
      <text:p text:style-name="Standard">-0.158581 <text:s/>0 <text:s/>-1.74833 <text:s/>-1.74738 <text:s/>-4.55557 <text:s/>-2.0944 <text:s/>-2.93131 <text:s/></text:p>
      <text:p text:style-name="Standard">iteration is :550</text:p>
      <text:p text:style-name="Standard">pso_woa_fitness is :1463.54</text:p>
      <text:p text:style-name="Standard">0.836371 <text:s/>0 <text:s/>-2.01442 <text:s/>-2.79441 <text:s/>-4.07215 <text:s/>-2.0944 <text:s/>-1.59723 <text:s/></text:p>
      <text:p text:style-name="Standard">iteration is :600</text:p>
      <text:p text:style-name="Standard">pso_woa_fitness is :715.694</text:p>
      <text:p text:style-name="Standard">0.966435 <text:s/>0.0153549 <text:s/>-1.60218 <text:s/>-2.70115 <text:s/>-4.39055 <text:s/>-2.09278 <text:s/>-2.36137 <text:s/></text:p>
      <text:p text:style-name="Standard">iteration is :650</text:p>
      <text:p text:style-name="Standard">pso_woa_fitness is :884.921</text:p>
      <text:p text:style-name="Standard">1.53191 <text:s/>0.0785036 <text:s/>-1.32697 <text:s/>-2.61655 <text:s/>-5.3426 <text:s/>-2.0944 <text:s/>-2.4822 <text:s/></text:p>
      <text:p text:style-name="Standard">iteration is :700</text:p>
      <text:p text:style-name="Standard">pso_woa_fitness is :512.52</text:p>
      <text:p text:style-name="Standard">0.704829 <text:s/>0.0322079 <text:s/>-2.94127 <text:s/>-3.18582 <text:s/>-3.46459 <text:s/>-2.0944 <text:s/>-1.77186 <text:s/></text:p>
      <text:p text:style-name="Standard">iteration is :750</text:p>
      <text:p text:style-name="Standard">pso_woa_fitness is :748.02</text:p>
      <text:p text:style-name="Standard">0.447353 <text:s/>0 <text:s/>-2.00763 <text:s/>-2.65241 <text:s/>-4.97346 <text:s/>-2.0944 <text:s/>-2.37368 <text:s/></text:p>
      <text:p text:style-name="Standard">iteration is :800</text:p>
      <text:p text:style-name="Standard">pso_woa_fitness is :364.323</text:p>
      <text:p text:style-name="Standard">1.67601 <text:s/>0 <text:s/>-1.43154 <text:s/>-3.80608 <text:s/>-4.10235 <text:s/>-2.0944 <text:s/>-2.17284 <text:s/></text:p>
      <text:p text:style-name="Standard">iteration is :850</text:p>
      <text:p text:style-name="Standard">pso_woa_fitness is :422.677</text:p>
      <text:p text:style-name="Standard">1.42769 <text:s/>0.00165626 <text:s/>-2.0991 <text:s/>-3.47427 <text:s/>-3.7652 <text:s/>-2.0944 <text:s/>-2.11705 <text:s/></text:p>
      <text:p text:style-name="Standard">iteration is :900</text:p>
      <text:p text:style-name="Standard">pso_woa_fitness is :302.783</text:p>
      <text:p text:style-name="Standard">1.11216 <text:s/>0.000432512 <text:s/>-2.36378 <text:s/>-3.29909 <text:s/>-3.46003 <text:s/>-2.0944 <text:s/>-1.92773 <text:s/></text:p>
      <text:p text:style-name="Standard">iteration is :950</text:p>
      <text:p text:style-name="Standard">pso_woa_fitness is :269.035</text:p>
      <text:p text:style-name="Standard">1.16177 <text:s/>0.000691764 <text:s/>-1.82931 <text:s/>-3.28038 <text:s/>-3.98824 <text:s/>-2.0944 <text:s/>-1.98183 <text:s/></text:p>
      <text:p text:style-name="Standard"><text:soft-page-break/>iteration is :1000</text:p>
      <text:p text:style-name="Standard">pso_woa_fitness is :267.257</text:p>
      <text:p text:style-name="Standard">1.13089 <text:s/>0.000667109 <text:s/>-1.95135 <text:s/>-3.25949 <text:s/>-3.85936 <text:s/>-2.0944 <text:s/>-1.97449 <text:s/></text:p>
      <text:p text:style-name="Standard">iteration is :1050</text:p>
      <text:p text:style-name="Standard">pso_woa_fitness is :266.938</text:p>
      <text:p text:style-name="Standard">1.1242 <text:s/>0.000718313 <text:s/>-1.96554 <text:s/>-3.25494 <text:s/>-3.84345 <text:s/>-2.0944 <text:s/>-1.9724 <text:s/></text:p>
      <text:p text:style-name="Standard">iteration is :1100</text:p>
      <text:p text:style-name="Standard">pso_woa_fitness is :266.934</text:p>
      <text:p text:style-name="Standard">1.12396 <text:s/>0.000721084 <text:s/>-1.96714 <text:s/>-3.25473 <text:s/>-3.84186 <text:s/>-2.0944 <text:s/>-1.97247 <text:s/></text:p>
      <text:p text:style-name="Standard">iteration is :1150</text:p>
      <text:p text:style-name="Standard">pso_woa_fitness is :266.934</text:p>
      <text:p text:style-name="Standard">1.12397 <text:s/>0.000721025 <text:s/>-1.96709 <text:s/>-3.25473 <text:s/>-3.8419 <text:s/>-2.0944 <text:s/>-1.97247 <text:s/></text:p>
      <text:p text:style-name="Standard">iteration is :12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2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3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3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4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4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5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5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6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6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7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7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8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850</text:p>
      <text:p text:style-name="Standard"><text:soft-page-break/>pso_woa_fitness is :266.934</text:p>
      <text:p text:style-name="Standard">1.12397 <text:s/>0.000721009 <text:s/>-1.96708 <text:s/>-3.25474 <text:s/>-3.84191 <text:s/>-2.0944 <text:s/>-1.97247 <text:s/></text:p>
      <text:p text:style-name="Standard">iteration is :190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iteration is :1950</text:p>
      <text:p text:style-name="Standard">pso_woa_fitness is :266.934</text:p>
      <text:p text:style-name="Standard">1.12397 <text:s/>0.000721009 <text:s/>-1.96708 <text:s/>-3.25474 <text:s/>-3.84191 <text:s/>-2.0944 <text:s/>-1.97247 <text:s/></text:p>
      <text:p text:style-name="Standard">best fitness found is: <text:s text:c="2"/>266.934</text:p>
      <text:p text:style-name="Standard">1.12397 <text:s/>0.000721009 <text:s/>-1.96708 <text:s/>-3.25474 <text:s/>-3.84191 <text:s/>-2.0944 <text:s/>-1.97247 <text:s/></text:p>
      <text:p text:style-name="Standard">time = 1084.91s</text:p>
      <text:p text:style-name="Standard">第9次搜索......</text:p>
      <text:p text:style-name="Standard">WOA PSO 初始化完成......</text:p>
      <text:p text:style-name="Standard">iteration is :0</text:p>
      <text:p text:style-name="Standard">pso_woa_fitness is :4701.5</text:p>
      <text:p text:style-name="Standard">1.18307 <text:s/>0.453813 <text:s/>-2.85778 <text:s/>-4.33128 <text:s/>-2.46173 <text:s/>-0.0508027 <text:s/>-4.50766 <text:s/></text:p>
      <text:p text:style-name="Standard">iteration is :50</text:p>
      <text:p text:style-name="Standard">pso_woa_fitness is :2011.73</text:p>
      <text:p text:style-name="Standard">-0.341312 <text:s/>1.11374 <text:s/>-1.60258 <text:s/>-2.83925 <text:s/>-2.82556 <text:s/>-0.966668 <text:s/>-2.11733 <text:s/></text:p>
      <text:p text:style-name="Standard">iteration is :100</text:p>
      <text:p text:style-name="Standard">pso_woa_fitness is :1943.84</text:p>
      <text:p text:style-name="Standard">2.77228 <text:s/>0.49309 <text:s/>1.38417 <text:s/>-0.660353 <text:s/>-1.4566 <text:s/>-2.0944 <text:s/>0.154663 <text:s/></text:p>
      <text:p text:style-name="Standard">iteration is :150</text:p>
      <text:p text:style-name="Standard">pso_woa_fitness is :1620.25</text:p>
      <text:p text:style-name="Standard">1.56903 <text:s/>1.09085 <text:s/>2.4548 <text:s/>-2.10862 <text:s/>-2.2716 <text:s/>-2.0944 <text:s/>-2.84731 <text:s/></text:p>
      <text:p text:style-name="Standard">iteration is :200</text:p>
      <text:p text:style-name="Standard">pso_woa_fitness is :2541.82</text:p>
      <text:p text:style-name="Standard">0.694905 <text:s/>0.422881 <text:s/>3.92413 <text:s/>-2.80121 <text:s/>-3.91683 <text:s/>-1.72336 <text:s/>-1.38689 <text:s/></text:p>
      <text:p text:style-name="Standard">iteration is :250</text:p>
      <text:p text:style-name="Standard">pso_woa_fitness is :1766.45</text:p>
      <text:p text:style-name="Standard">0.6516 <text:s/>1.80295 <text:s/>0.0112939 <text:s/>-5.15788 <text:s/>-5.2143 <text:s/>-2.0944 <text:s/>-0.964744 <text:s/></text:p>
      <text:p text:style-name="Standard">iteration is :300</text:p>
      <text:p text:style-name="Standard">pso_woa_fitness is :1990.99</text:p>
      <text:p text:style-name="Standard">2.08036 <text:s/>0.959525 <text:s/>2.60479 <text:s/>-1.4723 <text:s/>-2.57983 <text:s/>-2.0944 <text:s/>-0.527613 <text:s/></text:p>
      <text:p text:style-name="Standard">iteration is :350</text:p>
      <text:p text:style-name="Standard">pso_woa_fitness is :2489.64</text:p>
      <text:p text:style-name="Standard">1.13421 <text:s/>0.226444 <text:s/>2.86146 <text:s/>-3.33489 <text:s/>-3.14687 <text:s/>-2.0944 <text:s/>-2.75447 <text:s/></text:p>
      <text:p text:style-name="Standard">iteration is :400</text:p>
      <text:p text:style-name="Standard">pso_woa_fitness is :1386.16</text:p>
      <text:p text:style-name="Standard">0.405544 <text:s/>0.140701 <text:s/>3.24935 <text:s/>-2.04451 <text:s/>-1.59581 <text:s/>-2.0944 <text:s/>-1.37461 <text:s/></text:p>
      <text:p text:style-name="Standard">iteration is :450</text:p>
      <text:p text:style-name="Standard">pso_woa_fitness is :468.82</text:p>
      <text:p text:style-name="Standard">0.943869 <text:s/>0.336023 <text:s/>2.74046 <text:s/>-3.11159 <text:s/>-2.12846 <text:s/>-1.998 <text:s/>-1.90778 <text:s/></text:p>
      <text:p text:style-name="Standard">iteration is :500</text:p>
      <text:p text:style-name="Standard">pso_woa_fitness is :468.601</text:p>
      <text:p text:style-name="Standard">0.943848 <text:s/>0.336998 <text:s/>2.74269 <text:s/>-3.10868 <text:s/>-2.1266 <text:s/>-1.99864 <text:s/>-1.90656 <text:s/></text:p>
      <text:p text:style-name="Standard">iteration is :550</text:p>
      <text:p text:style-name="Standard">pso_woa_fitness is :1159.67</text:p>
      <text:p text:style-name="Standard">1.34611 <text:s/>0.247463 <text:s/>1.30058 <text:s/>-3.15932 <text:s/>-1.25348 <text:s/>-2.00809 <text:s/>-2.02074 <text:s/></text:p>
      <text:p text:style-name="Standard">iteration is :600</text:p>
      <text:p text:style-name="Standard">pso_woa_fitness is :589.678</text:p>
      <text:p text:style-name="Standard">1.4199 <text:s/>0.192575 <text:s/>1.80889 <text:s/>-3.91323 <text:s/>-1.19385 <text:s/>-1.91162 <text:s/>-2.70286 <text:s/></text:p>
      <text:p text:style-name="Standard"><text:soft-page-break/>iteration is :650</text:p>
      <text:p text:style-name="Standard">pso_woa_fitness is :396.641</text:p>
      <text:p text:style-name="Standard">1.67868 <text:s/>0.219126 <text:s/>1.58271 <text:s/>-3.17048 <text:s/>-1.24331 <text:s/>-1.76432 <text:s/>-1.40802 <text:s/></text:p>
      <text:p text:style-name="Standard">iteration is :700</text:p>
      <text:p text:style-name="Standard">pso_woa_fitness is :653.031</text:p>
      <text:p text:style-name="Standard">1.4929 <text:s/>0.557044 <text:s/>3.05289 <text:s/>-2.24839 <text:s/>-2.17466 <text:s/>-1.82508 <text:s/>-1.88603 <text:s/></text:p>
      <text:p text:style-name="Standard">iteration is :750</text:p>
      <text:p text:style-name="Standard">pso_woa_fitness is :248.236</text:p>
      <text:p text:style-name="Standard">1.07116 <text:s/>0.256096 <text:s/>2.26208 <text:s/>-3.24493 <text:s/>-1.73041 <text:s/>-1.95604 <text:s/>-2.06826 <text:s/></text:p>
      <text:p text:style-name="Standard">iteration is :800</text:p>
      <text:p text:style-name="Standard">pso_woa_fitness is :169.607</text:p>
      <text:p text:style-name="Standard">1.02926 <text:s/>0.378799 <text:s/>2.85064 <text:s/>-3.00998 <text:s/>-2.24254 <text:s/>-1.96378 <text:s/>-1.90156 <text:s/></text:p>
      <text:p text:style-name="Standard">iteration is :850</text:p>
      <text:p text:style-name="Standard">pso_woa_fitness is :144.189</text:p>
      <text:p text:style-name="Standard">1.0547 <text:s/>0.346624 <text:s/>2.76328 <text:s/>-3.07552 <text:s/>-2.18094 <text:s/>-1.95935 <text:s/>-1.92586 <text:s/></text:p>
      <text:p text:style-name="Standard">iteration is :900</text:p>
      <text:p text:style-name="Standard">pso_woa_fitness is :99.9761</text:p>
      <text:p text:style-name="Standard">1.01863 <text:s/>0.358641 <text:s/>3.15215 <text:s/>-3.09249 <text:s/>-2.5432 <text:s/>-1.98014 <text:s/>-1.92208 <text:s/></text:p>
      <text:p text:style-name="Standard">iteration is :950</text:p>
      <text:p text:style-name="Standard">pso_woa_fitness is :50.3377</text:p>
      <text:p text:style-name="Standard">0.986346 <text:s/>0.382454 <text:s/>3.43753 <text:s/>-3.03363 <text:s/>-2.79962 <text:s/>-2.02815 <text:s/>-1.89341 <text:s/></text:p>
      <text:p text:style-name="Standard">iteration is :1000</text:p>
      <text:p text:style-name="Standard">pso_woa_fitness is :43.1366</text:p>
      <text:p text:style-name="Standard">0.970923 <text:s/>0.384692 <text:s/>3.57155 <text:s/>-3.03061 <text:s/>-2.92462 <text:s/>-2.03708 <text:s/>-1.88928 <text:s/></text:p>
      <text:p text:style-name="Standard">iteration is :1050</text:p>
      <text:p text:style-name="Standard">pso_woa_fitness is :43.1158</text:p>
      <text:p text:style-name="Standard">0.971126 <text:s/>0.384282 <text:s/>3.56964 <text:s/>-3.03188 <text:s/>-2.92284 <text:s/>-2.03612 <text:s/>-1.88953 <text:s/></text:p>
      <text:p text:style-name="Standard">iteration is :11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1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2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2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3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3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4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450</text:p>
      <text:p text:style-name="Standard"><text:soft-page-break/>pso_woa_fitness is :43.1158</text:p>
      <text:p text:style-name="Standard">0.971125 <text:s/>0.384283 <text:s/>3.56964 <text:s/>-3.03187 <text:s/>-2.92284 <text:s/>-2.03613 <text:s/>-1.88953 <text:s/></text:p>
      <text:p text:style-name="Standard">iteration is :15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5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6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6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7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7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8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85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900</text:p>
      <text:p text:style-name="Standard">pso_woa_fitness is :43.1158</text:p>
      <text:p text:style-name="Standard">0.971125 <text:s/>0.384283 <text:s/>3.56964 <text:s/>-3.03187 <text:s/>-2.92284 <text:s/>-2.03613 <text:s/>-1.88953 <text:s/></text:p>
      <text:p text:style-name="Standard">iteration is :1950</text:p>
      <text:p text:style-name="P1">pso_woa_fitness is :43.1158</text:p>
      <text:p text:style-name="P1">0.971125 <text:s/>0.384283 <text:s/>3.56964 <text:s/>-3.03187 <text:s/>-2.92284 <text:s/>-2.03613 <text:s/>-1.88953 <text:s/></text:p>
      <text:p text:style-name="P1">best fitness found is: <text:s text:c="2"/>43.1158</text:p>
      <text:p text:style-name="P1">0.971125 <text:s/>0.384283 <text:s/>3.56964 <text:s/>-3.03187 <text:s/>-2.92284 <text:s/>-2.03613 <text:s/>-1.88953 <text:s/></text:p>
      <text:p text:style-name="P1">time = 1095.01s</text:p>
      <text:p text:style-name="Standard">第10次搜索......</text:p>
      <text:p text:style-name="Standard">WOA PSO 初始化完成......</text:p>
      <text:p text:style-name="Standard">iteration is :0</text:p>
      <text:p text:style-name="Standard">pso_woa_fitness is :4192.12</text:p>
      <text:p text:style-name="Standard">1.71692 <text:s/>1.56517 <text:s/>-2.29822 <text:s/>-3.53267 <text:s/>2.52955 <text:s/>-0.0375735 <text:s/>4.34291 <text:s/></text:p>
      <text:p text:style-name="Standard">iteration is :50</text:p>
      <text:p text:style-name="Standard">pso_woa_fitness is :1326.33</text:p>
      <text:p text:style-name="Standard">-6.28319 <text:s/>1.38706 <text:s/>-3.21637 <text:s/>-3.91423 <text:s/>-2.81048 <text:s/>2.0944 <text:s/>-6.28319 <text:s/></text:p>
      <text:p text:style-name="Standard">iteration is :100</text:p>
      <text:p text:style-name="Standard">pso_woa_fitness is :2672.56</text:p>
      <text:p text:style-name="Standard">-6.28319 <text:s/>0.529438 <text:s/>-3.47973 <text:s/>-4.53203 <text:s/>-4.81432 <text:s/>1.10929 <text:s/>-6.28319 <text:s/></text:p>
      <text:p text:style-name="Standard">iteration is :150</text:p>
      <text:p text:style-name="Standard">pso_woa_fitness is :2824.84</text:p>
      <text:p text:style-name="Standard">-6.22043 <text:s/>0.83116 <text:s/>-3.43447 <text:s/>-4.7113 <text:s/>-3.24133 <text:s/>1.60046 <text:s/>-5.03001 <text:s/></text:p>
      <text:p text:style-name="Standard"><text:soft-page-break/>iteration is :200</text:p>
      <text:p text:style-name="Standard">pso_woa_fitness is :1630.64</text:p>
      <text:p text:style-name="Standard">-6.08707 <text:s/>0.310586 <text:s/>-3.75492 <text:s/>-3.50905 <text:s/>-4.66516 <text:s/>1.63775 <text:s/>-5.46619 <text:s/></text:p>
      <text:p text:style-name="Standard">iteration is :250</text:p>
      <text:p text:style-name="Standard">pso_woa_fitness is :2912.69</text:p>
      <text:p text:style-name="Standard">-0.302051 <text:s/>0.0770459 <text:s/>-1.03744 <text:s/>-4.28327 <text:s/>-1.92351 <text:s/>0.67924 <text:s/>-3.05374 <text:s/></text:p>
      <text:p text:style-name="Standard">iteration is :300</text:p>
      <text:p text:style-name="Standard">pso_woa_fitness is :3035.4</text:p>
      <text:p text:style-name="Standard">0.800943 <text:s/>0.0942509 <text:s/>-2.81999 <text:s/>-3.49014 <text:s/>-1.41674 <text:s/>1.22981 <text:s/>-5.58737 <text:s/></text:p>
      <text:p text:style-name="Standard">iteration is :350</text:p>
      <text:p text:style-name="Standard">pso_woa_fitness is :3743.5</text:p>
      <text:p text:style-name="Standard">-2.52687 <text:s/>0.0117187 <text:s/>-4.11865 <text:s/>-4.98742 <text:s/>-2.13851 <text:s/>0.23437 <text:s/>-6.10942 <text:s/></text:p>
      <text:p text:style-name="Standard">iteration is :400</text:p>
      <text:p text:style-name="Standard">pso_woa_fitness is :1722.07</text:p>
      <text:p text:style-name="Standard">-4.09412 <text:s/>0.0856587 <text:s/>-2.31132 <text:s/>-3.49875 <text:s/>-3.91802 <text:s/>2.0944 <text:s/>-5.28069 <text:s/></text:p>
      <text:p text:style-name="Standard">iteration is :450</text:p>
      <text:p text:style-name="Standard">pso_woa_fitness is :2659.05</text:p>
      <text:p text:style-name="Standard">-0.492786 <text:s/>0.178572 <text:s/>-2.64197 <text:s/>-4.08073 <text:s/>-2.70225 <text:s/>2.04775 <text:s/>-5.40038 <text:s/></text:p>
      <text:p text:style-name="Standard">iteration is :500</text:p>
      <text:p text:style-name="Standard">pso_woa_fitness is :434.281</text:p>
      <text:p text:style-name="Standard">1.04439 <text:s/>0.168635 <text:s/>-2.14719 <text:s/>-3.23643 <text:s/>-0.562032 <text:s/>1.93086 <text:s/>-5.16347 <text:s/></text:p>
      <text:p text:style-name="Standard">iteration is :550</text:p>
      <text:p text:style-name="Standard">pso_woa_fitness is :427.695</text:p>
      <text:p text:style-name="Standard">1.04016 <text:s/>0.166085 <text:s/>-2.13267 <text:s/>-3.23995 <text:s/>-0.569977 <text:s/>1.93363 <text:s/>-5.15605 <text:s/></text:p>
      <text:p text:style-name="Standard">iteration is :600</text:p>
      <text:p text:style-name="Standard">pso_woa_fitness is :382.995</text:p>
      <text:p text:style-name="Standard">1.06927 <text:s/>0.178307 <text:s/>-2.06044 <text:s/>-3.22655 <text:s/>-0.646118 <text:s/>1.92165 <text:s/>-5.19773 <text:s/></text:p>
      <text:p text:style-name="Standard">iteration is :650</text:p>
      <text:p text:style-name="Standard">pso_woa_fitness is :381.59</text:p>
      <text:p text:style-name="Standard">1.06433 <text:s/>0.176334 <text:s/>-2.0673 <text:s/>-3.225 <text:s/>-0.636677 <text:s/>1.92396 <text:s/>-5.19057 <text:s/></text:p>
      <text:p text:style-name="Standard">iteration is :700</text:p>
      <text:p text:style-name="Standard">pso_woa_fitness is :381.589</text:p>
      <text:p text:style-name="Standard">1.0642 <text:s/>0.176283 <text:s/>-2.06746 <text:s/>-3.22495 <text:s/>-0.636442 <text:s/>1.92402 <text:s/>-5.19038 <text:s/></text:p>
      <text:p text:style-name="Standard">iteration is :750</text:p>
      <text:p text:style-name="Standard">pso_woa_fitness is :381.589</text:p>
      <text:p text:style-name="Standard">1.0642 <text:s/>0.176283 <text:s/>-2.06746 <text:s/>-3.22495 <text:s/>-0.636442 <text:s/>1.92402 <text:s/>-5.19038 <text:s/></text:p>
      <text:p text:style-name="Standard">iteration is :800</text:p>
      <text:p text:style-name="Standard">pso_woa_fitness is :365.031</text:p>
      <text:p text:style-name="Standard">1.04641 <text:s/>0.179168 <text:s/>-2.11379 <text:s/>-3.21261 <text:s/>-0.573767 <text:s/>1.92609 <text:s/>-5.19252 <text:s/></text:p>
      <text:p text:style-name="Standard">iteration is :850</text:p>
      <text:p text:style-name="Standard">pso_woa_fitness is :364.84</text:p>
      <text:p text:style-name="Standard">1.04643 <text:s/>0.179801 <text:s/>-2.11085 <text:s/>-3.21234 <text:s/>-0.57782 <text:s/>1.92605 <text:s/>-5.19281 <text:s/></text:p>
      <text:p text:style-name="Standard">iteration is :900</text:p>
      <text:p text:style-name="Standard">pso_woa_fitness is :309.575</text:p>
      <text:p text:style-name="Standard">1.15085 <text:s/>0.0559076 <text:s/>-2.24871 <text:s/>-3.40586 <text:s/>-0.436386 <text:s/>1.90591 <text:s/>-5.1448 <text:s/></text:p>
      <text:p text:style-name="Standard">iteration is :950</text:p>
      <text:p text:style-name="Standard">pso_woa_fitness is :260.407</text:p>
      <text:p text:style-name="Standard">1.13889 <text:s/>0 <text:s/>-2.36526 <text:s/>-3.38104 <text:s/>-0.320699 <text:s/>1.9652 <text:s/>-5.15774 <text:s/></text:p>
      <text:p text:style-name="Standard">iteration is :1000</text:p>
      <text:p text:style-name="Standard">pso_woa_fitness is :254.16</text:p>
      <text:p text:style-name="Standard">1.11453 <text:s/>0.00198785 <text:s/>-2.39181 <text:s/>-3.33252 <text:s/>-0.290264 <text:s/>1.99938 <text:s/>-5.1561 <text:s/></text:p>
      <text:p text:style-name="Standard">iteration is :1050</text:p>
      <text:p text:style-name="Standard"><text:soft-page-break/>pso_woa_fitness is :254.13</text:p>
      <text:p text:style-name="Standard">1.11255 <text:s/>0.00212469 <text:s/>-2.39332 <text:s/>-3.33019 <text:s/>-0.288129 <text:s/>2.00063 <text:s/>-5.15528 <text:s/></text:p>
      <text:p text:style-name="Standard">iteration is :1100</text:p>
      <text:p text:style-name="Standard">pso_woa_fitness is :254.13</text:p>
      <text:p text:style-name="Standard">1.11249 <text:s/>0.00212889 <text:s/>-2.39338 <text:s/>-3.33009 <text:s/>-0.288062 <text:s/>2.00069 <text:s/>-5.15527 <text:s/></text:p>
      <text:p text:style-name="Standard">iteration is :11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2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2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3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3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4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4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5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5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6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6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7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7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80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8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iteration is :1900</text:p>
      <text:p text:style-name="Standard">pso_woa_fitness is :254.13</text:p>
      <text:p text:style-name="Standard"><text:soft-page-break/>1.11248 <text:s/>0.00212971 <text:s/>-2.39339 <text:s/>-3.33007 <text:s/>-0.288049 <text:s/>2.00071 <text:s/>-5.15527 <text:s/></text:p>
      <text:p text:style-name="Standard">iteration is :1950</text:p>
      <text:p text:style-name="Standard">pso_woa_fitness is :254.13</text:p>
      <text:p text:style-name="Standard">1.11248 <text:s/>0.00212971 <text:s/>-2.39339 <text:s/>-3.33007 <text:s/>-0.288049 <text:s/>2.00071 <text:s/>-5.15527 <text:s/></text:p>
      <text:p text:style-name="Standard">best fitness found is: <text:s text:c="2"/>254.13</text:p>
      <text:p text:style-name="Standard">1.11248 <text:s/>0.00212971 <text:s/>-2.39339 <text:s/>-3.33007 <text:s/>-0.288049 <text:s/>2.00071 <text:s/>-5.15527 <text:s/></text:p>
      <text:p text:style-name="Standard">time = 1080.17s</text:p>
      <text:p text:style-name="Standard">第11次搜索......</text:p>
      <text:p text:style-name="Standard">WOA PSO 初始化完成......</text:p>
      <text:p text:style-name="Standard">iteration is :0</text:p>
      <text:p text:style-name="Standard">pso_woa_fitness is :4033.04</text:p>
      <text:p text:style-name="Standard">-4.69717 <text:s/>2.51901 <text:s/>-1.69044 <text:s/>-2.33203 <text:s/>4.01512 <text:s/>-1.10018 <text:s/>-4.51871 <text:s/></text:p>
      <text:p text:style-name="Standard">iteration is :50</text:p>
      <text:p text:style-name="Standard">pso_woa_fitness is :2391.58</text:p>
      <text:p text:style-name="Standard">-5.25776 <text:s/>0.323905 <text:s/>-2.32277 <text:s/>-5.09356 <text:s/>-4.16526 <text:s/>0.025606 <text:s/>-1.43309 <text:s/></text:p>
      <text:p text:style-name="Standard">iteration is :100</text:p>
      <text:p text:style-name="Standard">pso_woa_fitness is :2269.41</text:p>
      <text:p text:style-name="Standard">-2.61611 <text:s/>1.17268 <text:s/>-1.56586 <text:s/>-3.93865 <text:s/>-3.0655 <text:s/>1.4002 <text:s/>-0.354282 <text:s/></text:p>
      <text:p text:style-name="Standard">iteration is :150</text:p>
      <text:p text:style-name="Standard">pso_woa_fitness is :3315.86</text:p>
      <text:p text:style-name="Standard">-3.85296 <text:s/>0.870714 <text:s/>-0.403679 <text:s/>-5.24689 <text:s/>-2.08315 <text:s/>-0.24074 <text:s/>-1.08233 <text:s/></text:p>
      <text:p text:style-name="Standard">iteration is :200</text:p>
      <text:p text:style-name="Standard">pso_woa_fitness is :2206.88</text:p>
      <text:p text:style-name="Standard">-0.754053 <text:s/>0.747645 <text:s/>-2.10948 <text:s/>-5.24213 <text:s/>-1.81554 <text:s/>2.08496 <text:s/>0.521006 <text:s/></text:p>
      <text:p text:style-name="Standard">iteration is :250</text:p>
      <text:p text:style-name="Standard">pso_woa_fitness is :2936.13</text:p>
      <text:p text:style-name="Standard">-0.542789 <text:s/>2.43548 <text:s/>3.13929 <text:s/>-3.56098 <text:s/>-3.26294 <text:s/>1.48858 <text:s/>-0.553565 <text:s/></text:p>
      <text:p text:style-name="Standard">iteration is :300</text:p>
      <text:p text:style-name="Standard">pso_woa_fitness is :1725.27</text:p>
      <text:p text:style-name="Standard">2.56637 <text:s/>2.3918 <text:s/>3.46277 <text:s/>-4.32064 <text:s/>0.516124 <text:s/>1.99862 <text:s/>0.568414 <text:s/></text:p>
      <text:p text:style-name="Standard">iteration is :350</text:p>
      <text:p text:style-name="Standard">pso_woa_fitness is :2477.05</text:p>
      <text:p text:style-name="Standard">3.60202 <text:s/>2.63041 <text:s/>4.13846 <text:s/>-2.2867 <text:s/>-2.56364 <text:s/>1.77812 <text:s/>1.79319 <text:s/></text:p>
      <text:p text:style-name="Standard">iteration is :400</text:p>
      <text:p text:style-name="Standard">pso_woa_fitness is :2038.06</text:p>
      <text:p text:style-name="Standard">3.46135 <text:s/>2.68029 <text:s/>5.1079 <text:s/>-3.51966 <text:s/>1.84634 <text:s/>1.69344 <text:s/>1.73748 <text:s/></text:p>
      <text:p text:style-name="Standard">iteration is :450</text:p>
      <text:p text:style-name="Standard">pso_woa_fitness is :1101.64</text:p>
      <text:p text:style-name="Standard">3.22548 <text:s/>3.02135 <text:s/>6.28319 <text:s/>-4.10792 <text:s/>0.169192 <text:s/>2.0944 <text:s/>1.05477 <text:s/></text:p>
      <text:p text:style-name="Standard">iteration is :500</text:p>
      <text:p text:style-name="Standard">pso_woa_fitness is :1839.5</text:p>
      <text:p text:style-name="Standard">3.09118 <text:s/>2.35615 <text:s/>4.759 <text:s/>-4.65726 <text:s/>1.86566 <text:s/>2.0944 <text:s/>0.21781 <text:s/></text:p>
      <text:p text:style-name="Standard">iteration is :550</text:p>
      <text:p text:style-name="Standard">pso_woa_fitness is :1500.81</text:p>
      <text:p text:style-name="Standard">3.8193 <text:s/>2.8691 <text:s/>6.28319 <text:s/>-3.3501 <text:s/>0.621555 <text:s/>2.0944 <text:s/>0.891898 <text:s/></text:p>
      <text:p text:style-name="Standard">iteration is :600</text:p>
      <text:p text:style-name="Standard">pso_woa_fitness is :430.378</text:p>
      <text:p text:style-name="Standard">4.05627 <text:s/>2.63369 <text:s/>5.8446 <text:s/>-2.6257 <text:s/>1.21169 <text:s/>1.92124 <text:s/>1.69656 <text:s/></text:p>
      <text:p text:style-name="Standard">iteration is :650</text:p>
      <text:p text:style-name="Standard">pso_woa_fitness is :430.378</text:p>
      <text:p text:style-name="Standard">4.05627 <text:s/>2.63369 <text:s/>5.8446 <text:s/>-2.6257 <text:s/>1.21169 <text:s/>1.92124 <text:s/>1.69656 <text:s/></text:p>
      <text:p text:style-name="Standard">iteration is :700</text:p>
      <text:p text:style-name="Standard"><text:soft-page-break/>pso_woa_fitness is :855.917</text:p>
      <text:p text:style-name="Standard">3.56048 <text:s/>2.47798 <text:s/>5.01283 <text:s/>-2.62621 <text:s/>1.84979 <text:s/>1.75981 <text:s/>1.76137 <text:s/></text:p>
      <text:p text:style-name="Standard">iteration is :750</text:p>
      <text:p text:style-name="Standard">pso_woa_fitness is :557.689</text:p>
      <text:p text:style-name="Standard">4.07959 <text:s/>2.73909 <text:s/>5.95401 <text:s/>-2.74671 <text:s/>1.19204 <text:s/>2.00833 <text:s/>1.72391 <text:s/></text:p>
      <text:p text:style-name="Standard">iteration is :800</text:p>
      <text:p text:style-name="Standard">pso_woa_fitness is :211.041</text:p>
      <text:p text:style-name="Standard">4.28084 <text:s/>2.80731 <text:s/>5.79751 <text:s/>-2.88806 <text:s/>1.29298 <text:s/>1.9152 <text:s/>1.47064 <text:s/></text:p>
      <text:p text:style-name="Standard">iteration is :850</text:p>
      <text:p text:style-name="Standard">pso_woa_fitness is :183.137</text:p>
      <text:p text:style-name="Standard">4.13082 <text:s/>2.7698 <text:s/>5.75301 <text:s/>-2.93303 <text:s/>1.29564 <text:s/>1.88311 <text:s/>1.471 <text:s/></text:p>
      <text:p text:style-name="Standard">iteration is :900</text:p>
      <text:p text:style-name="Standard">pso_woa_fitness is :172.063</text:p>
      <text:p text:style-name="Standard">4.08951 <text:s/>2.79056 <text:s/>5.63666 <text:s/>-2.9814 <text:s/>1.41529 <text:s/>1.83903 <text:s/>1.47313 <text:s/></text:p>
      <text:p text:style-name="Standard">iteration is :950</text:p>
      <text:p text:style-name="Standard">pso_woa_fitness is :152.838</text:p>
      <text:p text:style-name="Standard">4.04213 <text:s/>2.8565 <text:s/>5.60225 <text:s/>-3.15554 <text:s/>1.45068 <text:s/>1.83244 <text:s/>1.3703 <text:s/></text:p>
      <text:p text:style-name="Standard">iteration is :1000</text:p>
      <text:p text:style-name="Standard">pso_woa_fitness is :152.705</text:p>
      <text:p text:style-name="Standard">4.03444 <text:s/>2.86284 <text:s/>5.60208 <text:s/>-3.17247 <text:s/>1.45236 <text:s/>1.83066 <text:s/>1.36335 <text:s/></text:p>
      <text:p text:style-name="Standard">iteration is :1050</text:p>
      <text:p text:style-name="Standard">pso_woa_fitness is :152.691</text:p>
      <text:p text:style-name="Standard">4.03522 <text:s/>2.86252 <text:s/>5.60166 <text:s/>-3.17139 <text:s/>1.45255 <text:s/>1.83095 <text:s/>1.36362 <text:s/></text:p>
      <text:p text:style-name="Standard">iteration is :11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1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2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2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3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3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4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4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5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550</text:p>
      <text:p text:style-name="Standard">pso_woa_fitness is :152.691</text:p>
      <text:p text:style-name="Standard"><text:soft-page-break/>4.03523 <text:s/>2.86251 <text:s/>5.60165 <text:s/>-3.17137 <text:s/>1.45255 <text:s/>1.83096 <text:s/>1.36362 <text:s/></text:p>
      <text:p text:style-name="Standard">iteration is :16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6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7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7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8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8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90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iteration is :1950</text:p>
      <text:p text:style-name="Standard">pso_woa_fitness is :152.691</text:p>
      <text:p text:style-name="Standard">4.03523 <text:s/>2.86251 <text:s/>5.60165 <text:s/>-3.17137 <text:s/>1.45255 <text:s/>1.83096 <text:s/>1.36362 <text:s/></text:p>
      <text:p text:style-name="Standard">best fitness found is: <text:s text:c="2"/>152.691</text:p>
      <text:p text:style-name="Standard">4.03523 <text:s/>2.86251 <text:s/>5.60165 <text:s/>-3.17137 <text:s/>1.45255 <text:s/>1.83096 <text:s/>1.36362 <text:s/></text:p>
      <text:p text:style-name="Standard">time = 1093.34s</text:p>
      <text:p text:style-name="Standard">第12次搜索......</text:p>
      <text:p text:style-name="Standard">WOA PSO 初始化完成......</text:p>
      <text:p text:style-name="Standard">iteration is :0</text:p>
      <text:p text:style-name="Standard">pso_woa_fitness is :2733.74</text:p>
      <text:p text:style-name="Standard">1.05142 <text:s/>2.41738 <text:s/>1.80923 <text:s/>-2.9637 <text:s/>0.23381 <text:s/>-0.316715 <text:s/>-4.06301 <text:s/></text:p>
      <text:p text:style-name="Standard">iteration is :50</text:p>
      <text:p text:style-name="Standard">pso_woa_fitness is :2129.97</text:p>
      <text:p text:style-name="Standard">3.71915 <text:s/>3.14159 <text:s/>-4.60422 <text:s/>-0.341144 <text:s/>-0.482736 <text:s/>1.48542 <text:s/>0.991083 <text:s/></text:p>
      <text:p text:style-name="Standard">iteration is :100</text:p>
      <text:p text:style-name="Standard">pso_woa_fitness is :1147.2</text:p>
      <text:p text:style-name="Standard">2.82825 <text:s/>2.4312 <text:s/>-4.39516 <text:s/>-2.77326 <text:s/>-1.89134 <text:s/>1.83317 <text:s/>-0.41506 <text:s/></text:p>
      <text:p text:style-name="Standard">iteration is :150</text:p>
      <text:p text:style-name="Standard">pso_woa_fitness is :2802.76</text:p>
      <text:p text:style-name="Standard">3.29351 <text:s/>2.79766 <text:s/>-2.23139 <text:s/>-3.78318 <text:s/>-3.38205 <text:s/>1.03228 <text:s/>1.56034 <text:s/></text:p>
      <text:p text:style-name="Standard">iteration is :200</text:p>
      <text:p text:style-name="Standard">pso_woa_fitness is :2429.74</text:p>
      <text:p text:style-name="Standard">3.73771 <text:s/>3.14159 <text:s/>-2.98474 <text:s/>-2.40847 <text:s/>-2.76276 <text:s/>0.819145 <text:s/>0.0182644 <text:s/></text:p>
      <text:p text:style-name="Standard">iteration is :250</text:p>
      <text:p text:style-name="Standard">pso_woa_fitness is :2065.88</text:p>
      <text:p text:style-name="Standard">5.08527 <text:s/>3.14159 <text:s/>-5.9505 <text:s/>-3.78061 <text:s/>-0.910805 <text:s/>2.0944 <text:s/>0.847451 <text:s/></text:p>
      <text:p text:style-name="Standard">iteration is :300</text:p>
      <text:p text:style-name="Standard">pso_woa_fitness is :834.398</text:p>
      <text:p text:style-name="Standard">3.95049 <text:s/>3.14159 <text:s/>-5.89613 <text:s/>-2.20531 <text:s/>0.394571 <text:s/>2.0944 <text:s/>2.10138 <text:s/></text:p>
      <text:p text:style-name="Standard">iteration is :350</text:p>
      <text:p text:style-name="Standard"><text:soft-page-break/>pso_woa_fitness is :1019.82</text:p>
      <text:p text:style-name="Standard">4.62371 <text:s/>3.14159 <text:s/>-5.99547 <text:s/>-4.07312 <text:s/>0.423148 <text:s/>2.0944 <text:s/>0.606602 <text:s/></text:p>
      <text:p text:style-name="Standard">iteration is :400</text:p>
      <text:p text:style-name="Standard">pso_woa_fitness is :1549.1</text:p>
      <text:p text:style-name="Standard">2.49685 <text:s/>3.14159 <text:s/>-5.1116 <text:s/>-2.28412 <text:s/>-0.299512 <text:s/>2.0944 <text:s/>1.02234 <text:s/></text:p>
      <text:p text:style-name="Standard">iteration is :450</text:p>
      <text:p text:style-name="Standard">pso_woa_fitness is :813.914</text:p>
      <text:p text:style-name="Standard">3.16175 <text:s/>3.14159 <text:s/>-4.59688 <text:s/>-1.91962 <text:s/>-1.06145 <text:s/>2.0944 <text:s/>0.920723 <text:s/></text:p>
      <text:p text:style-name="Standard">iteration is :500</text:p>
      <text:p text:style-name="Standard">pso_woa_fitness is :1508.18</text:p>
      <text:p text:style-name="Standard">2.81426 <text:s/>3.14159 <text:s/>-4.01899 <text:s/>-1.57818 <text:s/>-1.93073 <text:s/>2.0944 <text:s/>0.658196 <text:s/></text:p>
      <text:p text:style-name="Standard">iteration is :550</text:p>
      <text:p text:style-name="Standard">pso_woa_fitness is :1184.98</text:p>
      <text:p text:style-name="Standard">3.01382 <text:s/>3.14159 <text:s/>-4.40343 <text:s/>-2.50305 <text:s/>-1.50306 <text:s/>2.0944 <text:s/>0.121324 <text:s/></text:p>
      <text:p text:style-name="Standard">iteration is :600</text:p>
      <text:p text:style-name="Standard">pso_woa_fitness is :411.471</text:p>
      <text:p text:style-name="Standard">3.80259 <text:s/>3.14159 <text:s/>-4.80359 <text:s/>-2.75145 <text:s/>-0.919155 <text:s/>2.0944 <text:s/>1.13421 <text:s/></text:p>
      <text:p text:style-name="Standard">iteration is :650</text:p>
      <text:p text:style-name="Standard">pso_woa_fitness is :410.633</text:p>
      <text:p text:style-name="Standard">3.80371 <text:s/>3.14159 <text:s/>-4.79797 <text:s/>-2.76743 <text:s/>-0.932206 <text:s/>2.0944 <text:s/>1.12611 <text:s/></text:p>
      <text:p text:style-name="Standard">iteration is :700</text:p>
      <text:p text:style-name="Standard">pso_woa_fitness is :410.633</text:p>
      <text:p text:style-name="Standard">3.80371 <text:s/>3.14159 <text:s/>-4.79797 <text:s/>-2.76743 <text:s/>-0.932206 <text:s/>2.0944 <text:s/>1.12611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750</text:p>
      <text:p text:style-name="Standard">pso_woa_fitness is :410.633</text:p>
      <text:p text:style-name="Standard">3.80371 <text:s/>3.14159 <text:s/>-4.79797 <text:s/>-2.76743 <text:s/>-0.932206 <text:s/>2.0944 <text:s/>1.12611 <text:s/></text:p>
      <text:p text:style-name="Standard">iteration is :800</text:p>
      <text:p text:style-name="Standard">pso_woa_fitness is :389.21</text:p>
      <text:p text:style-name="Standard">3.1808 <text:s/>3.14159 <text:s/>-4.34469 <text:s/>-2.06562 <text:s/>-1.43552 <text:s/>2.0944 <text:s/>0.726714 <text:s/></text:p>
      <text:p text:style-name="Standard">iteration is :850</text:p>
      <text:p text:style-name="Standard">pso_woa_fitness is :385.394</text:p>
      <text:p text:style-name="Standard">3.84669 <text:s/>3.14159 <text:s/>-4.90591 <text:s/>-2.90841 <text:s/>-0.825639 <text:s/>2.0944 <text:s/>1.24203 <text:s/></text:p>
      <text:p text:style-name="Standard">iteration is :900</text:p>
      <text:p text:style-name="Standard">pso_woa_fitness is :318.647</text:p>
      <text:p text:style-name="Standard">3.82217 <text:s/>3.14159 <text:s/>-4.75659 <text:s/>-2.71004 <text:s/>-1.04654 <text:s/>2.0944 <text:s/>1.03834 <text:s/></text:p>
      <text:p text:style-name="Standard">iteration is :950</text:p>
      <text:p text:style-name="Standard">pso_woa_fitness is :315.122</text:p>
      <text:p text:style-name="Standard">3.82541 <text:s/>3.14159 <text:s/>-4.80112 <text:s/>-2.74475 <text:s/>-0.986984 <text:s/>2.0944 <text:s/>1.07536 <text:s/></text:p>
      <text:p text:style-name="Standard">iteration is :1000</text:p>
      <text:p text:style-name="Standard">pso_woa_fitness is :312.935</text:p>
      <text:p text:style-name="Standard">3.84084 <text:s/>3.14159 <text:s/>-4.82148 <text:s/>-2.77234 <text:s/>-0.961517 <text:s/>2.0944 <text:s/>1.09047 <text:s/></text:p>
      <text:p text:style-name="Standard">iteration is :1050</text:p>
      <text:p text:style-name="Standard">pso_woa_fitness is :312.731</text:p>
      <text:p text:style-name="Standard">3.84475 <text:s/>3.14159 <text:s/>-4.81887 <text:s/>-2.77295 <text:s/>-0.966499 <text:s/>2.0944 <text:s/>1.08626 <text:s/></text:p>
      <text:p text:style-name="Standard">iteration is :1100</text:p>
      <text:p text:style-name="Standard">pso_woa_fitness is :312.708</text:p>
      <text:p text:style-name="Standard">3.84595 <text:s/>3.14159 <text:s/>-4.82027 <text:s/>-2.77459 <text:s/>-0.964989 <text:s/>2.0944 <text:s/>1.0868 <text:s/></text:p>
      <text:p text:style-name="Standard">iteration is :1150</text:p>
      <text:p text:style-name="Standard">pso_woa_fitness is :312.706</text:p>
      <text:p text:style-name="Standard"><text:soft-page-break/>3.84604 <text:s/>3.14159 <text:s/>-4.82037 <text:s/>-2.77471 <text:s/>-0.964882 <text:s/>2.0944 <text:s/>1.08684 <text:s/></text:p>
      <text:p text:style-name="Standard">iteration is :1200</text:p>
      <text:p text:style-name="Standard">pso_woa_fitness is :312.705</text:p>
      <text:p text:style-name="Standard">3.8461 <text:s/>3.14159 <text:s/>-4.82044 <text:s/>-2.77479 <text:s/>-0.964807 <text:s/>2.0944 <text:s/>1.08687 <text:s/></text:p>
      <text:p text:style-name="Standard">iteration is :1250</text:p>
      <text:p text:style-name="Standard">pso_woa_fitness is :312.704</text:p>
      <text:p text:style-name="Standard">3.84614 <text:s/>3.14159 <text:s/>-4.82048 <text:s/>-2.77484 <text:s/>-0.964761 <text:s/>2.0944 <text:s/>1.08688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3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3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4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4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5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5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6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6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7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7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8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8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90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iteration is :1950</text:p>
      <text:p text:style-name="Standard">pso_woa_fitness is :312.704</text:p>
      <text:p text:style-name="Standard">3.84614 <text:s/>3.14159 <text:s/>-4.82048 <text:s/>-2.77484 <text:s/>-0.96476 <text:s/>2.0944 <text:s/>1.08688 <text:s/></text:p>
      <text:p text:style-name="Standard"><text:soft-page-break/>best fitness found is: <text:s text:c="2"/>312.704</text:p>
      <text:p text:style-name="Standard">3.84614 <text:s/>3.14159 <text:s/>-4.82048 <text:s/>-2.77484 <text:s/>-0.96476 <text:s/>2.0944 <text:s/>1.08688 <text:s/></text:p>
      <text:p text:style-name="Standard">time = 1089.68s</text:p>
      <text:p text:style-name="Standard">第13次搜索......</text:p>
      <text:p text:style-name="Standard">WOA PSO 初始化完成......</text:p>
      <text:p text:style-name="Standard">iteration is :0</text:p>
      <text:p text:style-name="Standard">pso_woa_fitness is :4424.13</text:p>
      <text:p text:style-name="Standard">-0.839351 <text:s/>0.52426 <text:s/>2.68135 <text:s/>-2.02827 <text:s/>2.76487 <text:s/>-1.63677 <text:s/>0.54134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50</text:p>
      <text:p text:style-name="Standard">pso_woa_fitness is :776.083</text:p>
      <text:p text:style-name="Standard">-4.82971 <text:s/>0 <text:s/>-1.8323 <text:s/>-4.44631 <text:s/>-3.18531 <text:s/>-1.26383 <text:s/>-1.27209 <text:s/></text:p>
      <text:p text:style-name="Standard">iteration is :100</text:p>
      <text:p text:style-name="Standard">pso_woa_fitness is :2908.16</text:p>
      <text:p text:style-name="Standard">1.69132 <text:s/>0.958022 <text:s/>-0.918296 <text:s/>-5.34483 <text:s/>-2.91959 <text:s/>-1.10781 <text:s/>-0.0921395 <text:s/></text:p>
      <text:p text:style-name="Standard">iteration is :150</text:p>
      <text:p text:style-name="Standard">pso_woa_fitness is :2696.27</text:p>
      <text:p text:style-name="Standard">-4.03987 <text:s/>0.574241 <text:s/>-1.73167 <text:s/>-2.4665 <text:s/>-4.79651 <text:s/>-1.07144 <text:s/>0.34505 <text:s/></text:p>
      <text:p text:style-name="Standard">iteration is :200</text:p>
      <text:p text:style-name="Standard">pso_woa_fitness is :2539.86</text:p>
      <text:p text:style-name="Standard">-6.28319 <text:s/>0 <text:s/>-3.29228 <text:s/>-4.59487 <text:s/>-4.0874 <text:s/>-2.0944 <text:s/>-2.28917 <text:s/></text:p>
      <text:p text:style-name="Standard">iteration is :250</text:p>
      <text:p text:style-name="Standard">pso_woa_fitness is :2195.19</text:p>
      <text:p text:style-name="Standard">-6.1707 <text:s/>0 <text:s/>-2.59336 <text:s/>-5.4821 <text:s/>-3.31125 <text:s/>-1.2944 <text:s/>-1.95202 <text:s/></text:p>
      <text:p text:style-name="Standard">iteration is :300</text:p>
      <text:p text:style-name="Standard">pso_woa_fitness is :1917.1</text:p>
      <text:p text:style-name="Standard">-6.00922 <text:s/>0 <text:s/>-1.70085 <text:s/>-3.40206 <text:s/>-3.853 <text:s/>-2.0944 <text:s/>-1.2401 <text:s/></text:p>
      <text:p text:style-name="Standard">iteration is :350</text:p>
      <text:p text:style-name="Standard">pso_woa_fitness is :1215.69</text:p>
      <text:p text:style-name="Standard">-5.19457 <text:s/>0 <text:s/>-1.76841 <text:s/>-4.14395 <text:s/>-4.17133 <text:s/>-1.7888 <text:s/>-1.00853 <text:s/></text:p>
      <text:p text:style-name="Standard">iteration is :400</text:p>
      <text:p text:style-name="Standard">pso_woa_fitness is :975.201</text:p>
      <text:p text:style-name="Standard">-6.28319 <text:s/>0 <text:s/>-0.542846 <text:s/>-2.14167 <text:s/>-5.14741 <text:s/>-2.0944 <text:s/>-2.99576 <text:s/></text:p>
      <text:p text:style-name="Standard">iteration is :450</text:p>
      <text:p text:style-name="Standard">pso_woa_fitness is :1422.26</text:p>
      <text:p text:style-name="Standard">-6.11511 <text:s/>0 <text:s/>-3.3421 <text:s/>-5.26266 <text:s/>-2.67155 <text:s/>-1.31649 <text:s/>-2.64215 <text:s/></text:p>
      <text:p text:style-name="Standard">iteration is :500</text:p>
      <text:p text:style-name="Standard">pso_woa_fitness is :1489.52</text:p>
      <text:p text:style-name="Standard">-6.09528 <text:s/>0 <text:s/>-2.29965 <text:s/>-4.3956 <text:s/>-3.06821 <text:s/>-1.2944 <text:s/>-0.816323 <text:s/></text:p>
      <text:p text:style-name="Standard">iteration is :550</text:p>
      <text:p text:style-name="Standard">pso_woa_fitness is :1414.27</text:p>
      <text:p text:style-name="Standard">-5.43304 <text:s/>0 <text:s/>-2.34086 <text:s/>-4.56159 <text:s/>-3.18507 <text:s/>-1.23273 <text:s/>-2.12427 <text:s/></text:p>
      <text:p text:style-name="Standard">iteration is :600</text:p>
      <text:p text:style-name="Standard">pso_woa_fitness is :1268.49</text:p>
      <text:p text:style-name="Standard">-5.38633 <text:s/>0 <text:s/>-3.62405 <text:s/>-3.50821 <text:s/>-2.44399 <text:s/>-1.9757 <text:s/>-2.11467 <text:s/></text:p>
      <text:p text:style-name="Standard">iteration is :650</text:p>
      <text:p text:style-name="Standard">pso_woa_fitness is :1202.63</text:p>
      <text:p text:style-name="Standard">-5.77627 <text:s/>0 <text:s/>-2.85468 <text:s/>-3.32878 <text:s/>-3.1284 <text:s/>-1.39257 <text:s/>-1.5193 <text:s/></text:p>
      <text:p text:style-name="Standard">iteration is :700</text:p>
      <text:p text:style-name="Standard">pso_woa_fitness is :639.621</text:p>
      <text:p text:style-name="Standard"><text:soft-page-break/>-5.08739 <text:s/>0 <text:s/>-2.42102 <text:s/>-4.19605 <text:s/>-3.25809 <text:s/>-1.47833 <text:s/>-1.95058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750</text:p>
      <text:p text:style-name="Standard">pso_woa_fitness is :485.802</text:p>
      <text:p text:style-name="Standard">-5.45364 <text:s/>0 <text:s/>-2.79992 <text:s/>-3.51862 <text:s/>-2.97134 <text:s/>-2.0302 <text:s/>-2.07533 <text:s/></text:p>
      <text:p text:style-name="Standard">iteration is :800</text:p>
      <text:p text:style-name="Standard">pso_woa_fitness is :212.14</text:p>
      <text:p text:style-name="Standard">-5.16095 <text:s/>0 <text:s/>-2.47203 <text:s/>-3.83216 <text:s/>-3.26636 <text:s/>-1.81061 <text:s/>-1.89865 <text:s/></text:p>
      <text:p text:style-name="Standard">iteration is :850</text:p>
      <text:p text:style-name="Standard">pso_woa_fitness is :179.079</text:p>
      <text:p text:style-name="Standard">-5.24188 <text:s/>0 <text:s/>-2.50542 <text:s/>-3.76057 <text:s/>-3.21623 <text:s/>-1.82645 <text:s/>-1.88847 <text:s/></text:p>
      <text:p text:style-name="Standard">iteration is :900</text:p>
      <text:p text:style-name="Standard">pso_woa_fitness is :157.169</text:p>
      <text:p text:style-name="Standard">-5.23131 <text:s/>0 <text:s/>-2.53216 <text:s/>-3.79479 <text:s/>-3.19314 <text:s/>-1.80172 <text:s/>-1.9104 <text:s/></text:p>
      <text:p text:style-name="Standard">iteration is :950</text:p>
      <text:p text:style-name="Standard">pso_woa_fitness is :149.462</text:p>
      <text:p text:style-name="Standard">-5.26044 <text:s/>0 <text:s/>-2.62949 <text:s/>-3.81792 <text:s/>-3.09925 <text:s/>-1.77547 <text:s/>-1.94657 <text:s/></text:p>
      <text:p text:style-name="Standard">iteration is :1000</text:p>
      <text:p text:style-name="Standard">pso_woa_fitness is :148.39</text:p>
      <text:p text:style-name="Standard">-5.27589 <text:s/>0 <text:s/>-2.66599 <text:s/>-3.82621 <text:s/>-3.06134 <text:s/>-1.76483 <text:s/>-1.95996 <text:s/></text:p>
      <text:p text:style-name="Standard">iteration is :1050</text:p>
      <text:p text:style-name="Standard">pso_woa_fitness is :148.389</text:p>
      <text:p text:style-name="Standard">-5.2759 <text:s/>0 <text:s/>-2.66589 <text:s/>-3.8262 <text:s/>-3.06141 <text:s/>-1.76482 <text:s/>-1.9599 <text:s/></text:p>
      <text:p text:style-name="Standard">iteration is :1100</text:p>
      <text:p text:style-name="Standard">pso_woa_fitness is :148.389</text:p>
      <text:p text:style-name="Standard">-5.2759 <text:s/>0 <text:s/>-2.66589 <text:s/>-3.8262 <text:s/>-3.06142 <text:s/>-1.76482 <text:s/>-1.9599 <text:s/></text:p>
      <text:p text:style-name="Standard">iteration is :1150</text:p>
      <text:p text:style-name="Standard">pso_woa_fitness is :148.389</text:p>
      <text:p text:style-name="Standard">-5.2759 <text:s/>0 <text:s/>-2.66589 <text:s/>-3.8262 <text:s/>-3.06142 <text:s/>-1.76482 <text:s/>-1.9599 <text:s/></text:p>
      <text:p text:style-name="Standard">iteration is :1200</text:p>
      <text:p text:style-name="Standard">pso_woa_fitness is :148.389</text:p>
      <text:p text:style-name="Standard">-5.2759 <text:s/>0 <text:s/>-2.66589 <text:s/>-3.8262 <text:s/>-3.06142 <text:s/>-1.76482 <text:s/>-1.9599 <text:s/></text:p>
      <text:p text:style-name="Standard">iteration is :12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3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3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4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4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5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<text:soft-page-break/>iteration is :15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6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6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7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7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8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8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90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iteration is :1950</text:p>
      <text:p text:style-name="Standard">pso_woa_fitness is :148.389</text:p>
      <text:p text:style-name="Standard">-5.27589 <text:s/>0 <text:s/>-2.66589 <text:s/>-3.8262 <text:s/>-3.06142 <text:s/>-1.76482 <text:s/>-1.9599 <text:s/></text:p>
      <text:p text:style-name="Standard">best fitness found is: <text:s text:c="2"/>148.389</text:p>
      <text:p text:style-name="Standard">-5.27589 <text:s/>0 <text:s/>-2.66589 <text:s/>-3.8262 <text:s/>-3.06142 <text:s/>-1.76482 <text:s/>-1.9599 <text:s/></text:p>
      <text:p text:style-name="Standard">time = 1081.32s</text:p>
      <text:p text:style-name="Standard">第14次搜索......</text:p>
      <text:p text:style-name="Standard">WOA PSO 初始化完成......</text:p>
      <text:p text:style-name="Standard">iteration is :0</text:p>
      <text:p text:style-name="Standard">pso_woa_fitness is :4437.3</text:p>
      <text:p text:style-name="Standard">1.55597 <text:s/>1.69236 <text:s/>-1.90562 <text:s/>-4.22601 <text:s/>3.53724 <text:s/>1.82449 <text:s/>1.16839 <text:s/></text:p>
      <text:p text:style-name="Standard">iteration is :50</text:p>
      <text:p text:style-name="Standard">pso_woa_fitness is :2928.87</text:p>
      <text:p text:style-name="Standard">-2.80231 <text:s/>2.08848 <text:s/>0.406054 <text:s/>-3.40669 <text:s/>-4.08345 <text:s/>-0.0384871 <text:s/>-0.752709 <text:s/></text:p>
      <text:p text:style-name="Standard">iteration is :100</text:p>
      <text:p text:style-name="Standard">pso_woa_fitness is :2667.32</text:p>
      <text:p text:style-name="Standard">-2.81262 <text:s/>1.71301 <text:s/>-0.894668 <text:s/>-3.93109 <text:s/>-3.41162 <text:s/>1.5624 <text:s/>-0.0823643 <text:s/></text:p>
      <text:p text:style-name="Standard">iteration is :150</text:p>
      <text:p text:style-name="Standard">pso_woa_fitness is :2244.17</text:p>
      <text:p text:style-name="Standard">-2.92849 <text:s/>2.51359 <text:s/>-0.297893 <text:s/>-1.98294 <text:s/>-3.82246 <text:s/>1.94171 <text:s/>1.8438 <text:s/></text:p>
      <text:p text:style-name="Standard">iteration is :200</text:p>
      <text:p text:style-name="Standard">pso_woa_fitness is :2229.74</text:p>
      <text:p text:style-name="Standard">-0.770659 <text:s/>2.93523 <text:s/>-2.34255 <text:s/>-4.09973 <text:s/>-4.32137 <text:s/>1.6639 <text:s/>-0.171187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250</text:p>
      <text:p text:style-name="Standard">pso_woa_fitness is :1102.6</text:p>
      <text:p text:style-name="Standard"><text:soft-page-break/>-1.45549 <text:s/>2.51359 <text:s/>-1.19943 <text:s/>-3.31246 <text:s/>-3.61835 <text:s/>1.98047 <text:s/>0.327685 <text:s/></text:p>
      <text:p text:style-name="Standard">iteration is :300</text:p>
      <text:p text:style-name="Standard">pso_woa_fitness is :1835.6</text:p>
      <text:p text:style-name="Standard">-1.28999 <text:s/>2.49142 <text:s/>-3.06728 <text:s/>-3.52119 <text:s/>-4.14105 <text:s/>2.0944 <text:s/>-0.299994 <text:s/></text:p>
      <text:p text:style-name="Standard">iteration is :350</text:p>
      <text:p text:style-name="Standard">pso_woa_fitness is :1758.62</text:p>
      <text:p text:style-name="Standard">-1.77736 <text:s/>3.14159 <text:s/>0.0261145 <text:s/>-3.85558 <text:s/>-5.97805 <text:s/>2.0944 <text:s/>1.41149 <text:s/></text:p>
      <text:p text:style-name="Standard">iteration is :400</text:p>
      <text:p text:style-name="Standard">pso_woa_fitness is :1502.85</text:p>
      <text:p text:style-name="Standard">-1.73395 <text:s/>3.14159 <text:s/>-1.96773 <text:s/>-2.54491 <text:s/>-4.09763 <text:s/>2.0944 <text:s/>1.91494 <text:s/></text:p>
      <text:p text:style-name="Standard">iteration is :450</text:p>
      <text:p text:style-name="Standard">pso_woa_fitness is :1139.88</text:p>
      <text:p text:style-name="Standard">-3.29649 <text:s/>2.70584 <text:s/>-1.84003 <text:s/>-3.9663 <text:s/>-4.89404 <text:s/>2.0944 <text:s/>0.285792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500</text:p>
      <text:p text:style-name="Standard">pso_woa_fitness is :1020.5</text:p>
      <text:p text:style-name="Standard">-2.38996 <text:s/>2.749 <text:s/>-2.68071 <text:s/>-3.78686 <text:s/>-4.37393 <text:s/>2.0944 <text:s/>-0.0570674 <text:s/></text:p>
      <text:p text:style-name="Standard">iteration is :550</text:p>
      <text:p text:style-name="Standard">pso_woa_fitness is :578.411</text:p>
      <text:p text:style-name="Standard">-1.87846 <text:s/>3.13234 <text:s/>-2.08737 <text:s/>-2.74155 <text:s/>-3.68102 <text:s/>2.0944 <text:s/>1.53654 <text:s/></text:p>
      <text:p text:style-name="Standard">iteration is :600</text:p>
      <text:p text:style-name="Standard">pso_woa_fitness is :808.744</text:p>
      <text:p text:style-name="Standard">-1.53128 <text:s/>3.03959 <text:s/>-1.97593 <text:s/>-2.85559 <text:s/>-3.53277 <text:s/>2.0944 <text:s/>0.819436 <text:s/></text:p>
      <text:p text:style-name="Standard">iteration is :650</text:p>
      <text:p text:style-name="Standard">pso_woa_fitness is :922.857</text:p>
      <text:p text:style-name="Standard">-1.96545 <text:s/>3.04241 <text:s/>-2.78322 <text:s/>-2.86061 <text:s/>-3.60345 <text:s/>2.0944 <text:s/>0.990696 <text:s/></text:p>
      <text:p text:style-name="Standard">iteration is :700</text:p>
      <text:p text:style-name="Standard">pso_woa_fitness is :806.543</text:p>
      <text:p text:style-name="Standard">-2.64064 <text:s/>3.04457 <text:s/>-1.34351 <text:s/>-3.30937 <text:s/>-4.33694 <text:s/>2.0944 <text:s/>1.03562 <text:s/></text:p>
      <text:p text:style-name="Standard">iteration is :750</text:p>
      <text:p text:style-name="Standard">pso_woa_fitness is :585.129</text:p>
      <text:p text:style-name="Standard">-1.90005 <text:s/>3.00818 <text:s/>-1.82287 <text:s/>-3.46434 <text:s/>-4.14278 <text:s/>2.0944 <text:s/>0.732063 <text:s/></text:p>
      <text:p text:style-name="Standard">iteration is :800</text:p>
      <text:p text:style-name="Standard">pso_woa_fitness is :424.582</text:p>
      <text:p text:style-name="Standard">-2.38383 <text:s/>3.11652 <text:s/>-1.73122 <text:s/>-3.61215 <text:s/>-4.18565 <text:s/>2.0944 <text:s/>0.940796 <text:s/></text:p>
      <text:p text:style-name="Standard">iteration is :850</text:p>
      <text:p text:style-name="Standard">pso_woa_fitness is :408.142</text:p>
      <text:p text:style-name="Standard">-2.60266 <text:s/>3.03225 <text:s/>-1.78431 <text:s/>-3.62553 <text:s/>-3.98779 <text:s/>2.09433 <text:s/>1.22724 <text:s/></text:p>
      <text:p text:style-name="Standard">iteration is :900</text:p>
      <text:p text:style-name="Standard">pso_woa_fitness is :372.732</text:p>
      <text:p text:style-name="Standard">-2.41961 <text:s/>3.04843 <text:s/>-1.74022 <text:s/>-3.57558 <text:s/>-4.1956 <text:s/>2.0944 <text:s/>1.00475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950</text:p>
      <text:p text:style-name="Standard">pso_woa_fitness is :367.592</text:p>
      <text:p text:style-name="Standard">-2.38973 <text:s/>3.03605 <text:s/>-1.79739 <text:s/>-3.54045 <text:s/>-4.12272 <text:s/>2.0944 <text:s/>1.01586 <text:s/></text:p>
      <text:p text:style-name="Standard">iteration is :1000</text:p>
      <text:p text:style-name="Standard">pso_woa_fitness is :365.844</text:p>
      <text:p text:style-name="Standard">-2.37283 <text:s/>3.03815 <text:s/>-1.84633 <text:s/>-3.50207 <text:s/>-4.06381 <text:s/>2.0944 <text:s/>1.04547 <text:s/></text:p>
      <text:p text:style-name="Standard"><text:soft-page-break/>iteration is :1050</text:p>
      <text:p text:style-name="Standard">pso_woa_fitness is :365.65</text:p>
      <text:p text:style-name="Standard">-2.36633 <text:s/>3.0349 <text:s/>-1.85988 <text:s/>-3.49673 <text:s/>-4.05058 <text:s/>2.0944 <text:s/>1.04519 <text:s/></text:p>
      <text:p text:style-name="Standard">iteration is :1100</text:p>
      <text:p text:style-name="Standard">pso_woa_fitness is :365.65</text:p>
      <text:p text:style-name="Standard">-2.36666 <text:s/>3.03508 <text:s/>-1.85922 <text:s/>-3.49695 <text:s/>-4.05119 <text:s/>2.0944 <text:s/>1.04526 <text:s/></text:p>
      <text:p text:style-name="Standard">iteration is :11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2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2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3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3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4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4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5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5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6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6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7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7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80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8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iteration is :1900</text:p>
      <text:p text:style-name="Standard"><text:soft-page-break/>pso_woa_fitness is :365.65</text:p>
      <text:p text:style-name="Standard">-2.36666 <text:s/>3.03508 <text:s/>-1.85922 <text:s/>-3.49695 <text:s/>-4.0512 <text:s/>2.0944 <text:s/>1.04526 <text:s/></text:p>
      <text:p text:style-name="Standard">iteration is :1950</text:p>
      <text:p text:style-name="Standard">pso_woa_fitness is :365.65</text:p>
      <text:p text:style-name="Standard">-2.36666 <text:s/>3.03508 <text:s/>-1.85922 <text:s/>-3.49695 <text:s/>-4.0512 <text:s/>2.0944 <text:s/>1.04526 <text:s/></text:p>
      <text:p text:style-name="Standard">best fitness found is: <text:s text:c="2"/>365.65</text:p>
      <text:p text:style-name="Standard">-2.36666 <text:s/>3.03508 <text:s/>-1.85922 <text:s/>-3.49695 <text:s/>-4.0512 <text:s/>2.0944 <text:s/>1.04526 <text:s/></text:p>
      <text:p text:style-name="Standard">time = 1083.77s</text:p>
      <text:p text:style-name="Standard">第15次搜索......</text:p>
      <text:p text:style-name="Standard">WOA PSO 初始化完成......</text:p>
      <text:p text:style-name="Standard">iteration is :0</text:p>
      <text:p text:style-name="Standard">pso_woa_fitness is :4796.55</text:p>
      <text:p text:style-name="Standard">-1.41853 <text:s/>2.40887 <text:s/>0.679606 <text:s/>-3.2207 <text:s/>-2.21549 <text:s/>-1.72102 <text:s/>-2.5549 <text:s/></text:p>
      <text:p text:style-name="Standard">iteration is :50</text:p>
      <text:p text:style-name="Standard">pso_woa_fitness is :1717.55</text:p>
      <text:p text:style-name="Standard">-6.28319 <text:s/>0.170739 <text:s/>-4.7244 <text:s/>-4.44069 <text:s/>-1.03964 <text:s/>-1.29083 <text:s/>-3.02986 <text:s/></text:p>
      <text:p text:style-name="Standard">iteration is :100</text:p>
      <text:p text:style-name="Standard">pso_woa_fitness is :1798.39</text:p>
      <text:p text:style-name="Standard">-6.28319 <text:s/>0 <text:s/>-4.97962 <text:s/>-3.21221 <text:s/>-0.807867 <text:s/>-2.0944 <text:s/>-2.39951 <text:s/></text:p>
      <text:p text:style-name="Standard">iteration is :150</text:p>
      <text:p text:style-name="Standard">pso_woa_fitness is :1598.13</text:p>
      <text:p text:style-name="Standard">-6.28319 <text:s/>0.0506827 <text:s/>-3.6746 <text:s/>-2.38233 <text:s/>-0.741005 <text:s/>-2.0944 <text:s/>-0.704568 <text:s/></text:p>
      <text:p text:style-name="Standard">iteration is :200</text:p>
      <text:p text:style-name="Standard">pso_woa_fitness is :997.052</text:p>
      <text:p text:style-name="Standard">-6.28319 <text:s/>0 <text:s/>-4.22782 <text:s/>-5.23918 <text:s/>-1.84474 <text:s/>-2.0944 <text:s/>-3.69422 <text:s/></text:p>
      <text:p text:style-name="Standard">iteration is :250</text:p>
      <text:p text:style-name="Standard">pso_woa_fitness is :1473.22</text:p>
      <text:p text:style-name="Standard">-6.28319 <text:s/>0 <text:s/>-4.00476 <text:s/>-4.53834 <text:s/>-1.58593 <text:s/>-1.71235 <text:s/>-3.15909 <text:s/></text:p>
      <text:p text:style-name="Standard">iteration is :300</text:p>
      <text:p text:style-name="Standard">pso_woa_fitness is :1528.13</text:p>
      <text:p text:style-name="Standard">-4.88346 <text:s/>0.0312656 <text:s/>-3.5649 <text:s/>-3.24196 <text:s/>-2.881 <text:s/>-1.2944 <text:s/>-2.69728 <text:s/></text:p>
      <text:p text:style-name="Standard">iteration is :350</text:p>
      <text:p text:style-name="Standard">pso_woa_fitness is :954.658</text:p>
      <text:p text:style-name="Standard">-6.21193 <text:s/>0.628 <text:s/>-4.67098 <text:s/>-2.94033 <text:s/>-1.11308 <text:s/>-2.0944 <text:s/>-2.00048 <text:s/></text:p>
      <text:p text:style-name="Standard">iteration is :400</text:p>
      <text:p text:style-name="Standard">pso_woa_fitness is :1136.86</text:p>
      <text:p text:style-name="Standard">-4.50906 <text:s/>0.671813 <text:s/>-2.62624 <text:s/>-3.06837 <text:s/>-3.01169 <text:s/>-2.0944 <text:s/>-1.65139 <text:s/></text:p>
      <text:p text:style-name="Standard">iteration is :450</text:p>
      <text:p text:style-name="Standard">pso_woa_fitness is :1659.45</text:p>
      <text:p text:style-name="Standard">-6.28319 <text:s/>0 <text:s/>-2.64229 <text:s/>-4.18351 <text:s/>-2.83738 <text:s/>-2.0944 <text:s/>-2.71281 <text:s/></text:p>
      <text:p text:style-name="Standard">iteration is :500</text:p>
      <text:p text:style-name="Standard">pso_woa_fitness is :1201.65</text:p>
      <text:p text:style-name="Standard">-5.15542 <text:s/>0.412069 <text:s/>-4.25453 <text:s/>-3.05657 <text:s/>-2.1346 <text:s/>-2.0944 <text:s/>-2.47097 <text:s/></text:p>
      <text:p text:style-name="Standard">iteration is :550</text:p>
      <text:p text:style-name="Standard">pso_woa_fitness is :1028.6</text:p>
      <text:p text:style-name="Standard">-5.20657 <text:s/>0.285379 <text:s/>-4.31238 <text:s/>-3.07933 <text:s/>-1.7821 <text:s/>-2.0944 <text:s/>-1.92434 <text:s/></text:p>
      <text:p text:style-name="Standard">iteration is :600</text:p>
      <text:p text:style-name="Standard">pso_woa_fitness is :1076.98</text:p>
      <text:p text:style-name="Standard">-5.61185 <text:s/>0.71573 <text:s/>-4.1632 <text:s/>-2.70091 <text:s/>-1.90506 <text:s/>-2.0944 <text:s/>-1.70025 <text:s/></text:p>
      <text:p text:style-name="Standard">iteration is :650</text:p>
      <text:p text:style-name="Standard">pso_woa_fitness is :704.303</text:p>
      <text:p text:style-name="Standard">-6.28319 <text:s/>0.103621 <text:s/>-3.99084 <text:s/>-4.17622 <text:s/>-1.69061 <text:s/>-2.0054 <text:s/>-2.51026 <text:s/></text:p>
      <text:p text:style-name="Standard"><text:soft-page-break/>iteration is :700</text:p>
      <text:p text:style-name="Standard">pso_woa_fitness is :531.984</text:p>
      <text:p text:style-name="Standard">-5.7481 <text:s/>0.504523 <text:s/>-3.91675 <text:s/>-3.57241 <text:s/>-1.95389 <text:s/>-2.08886 <text:s/>-2.23054 <text:s/></text:p>
      <text:p text:style-name="Standard">iteration is :750</text:p>
      <text:p text:style-name="Standard">pso_woa_fitness is :165.442</text:p>
      <text:p text:style-name="Standard">-5.42962 <text:s/>0.462652 <text:s/>-3.62395 <text:s/>-2.89036 <text:s/>-1.9536 <text:s/>-2.08593 <text:s/>-1.77022 <text:s/></text:p>
      <text:p text:style-name="Standard">iteration is :800</text:p>
      <text:p text:style-name="Standard">pso_woa_fitness is :165.442</text:p>
      <text:p text:style-name="Standard">-5.42962 <text:s/>0.462646 <text:s/>-3.62393 <text:s/>-2.89038 <text:s/>-1.95364 <text:s/>-2.08593 <text:s/>-1.77024 <text:s/></text:p>
      <text:p text:style-name="Standard">iteration is :850</text:p>
      <text:p text:style-name="Standard">pso_woa_fitness is :132.436</text:p>
      <text:p text:style-name="Standard">-5.37075 <text:s/>0.447085 <text:s/>-3.70205 <text:s/>-2.96547 <text:s/>-1.91163 <text:s/>-2.09083 <text:s/>-1.87223 <text:s/></text:p>
      <text:p text:style-name="Standard">iteration is :900</text:p>
      <text:p text:style-name="Standard">pso_woa_fitness is :119.666</text:p>
      <text:p text:style-name="Standard">-5.34466 <text:s/>0.535202 <text:s/>-3.72355 <text:s/>-2.79625 <text:s/>-1.88367 <text:s/>-2.08958 <text:s/>-1.77915 <text:s/></text:p>
      <text:p text:style-name="Standard">iteration is :950</text:p>
      <text:p text:style-name="Standard">pso_woa_fitness is :103.378</text:p>
      <text:p text:style-name="Standard">-5.32096 <text:s/>0.55321 <text:s/>-3.72478 <text:s/>-2.78925 <text:s/>-1.90691 <text:s/>-2.09147 <text:s/>-1.80635 <text:s/></text:p>
      <text:p text:style-name="Standard">iteration is :1000</text:p>
      <text:p text:style-name="Standard">pso_woa_fitness is :103.166</text:p>
      <text:p text:style-name="Standard">-5.32093 <text:s/>0.551548 <text:s/>-3.72386 <text:s/>-2.79468 <text:s/>-1.90987 <text:s/>-2.09148 <text:s/>-1.8111 <text:s/></text:p>
      <text:p text:style-name="Standard">iteration is :1050</text:p>
      <text:p text:style-name="Standard">pso_woa_fitness is :103.157</text:p>
      <text:p text:style-name="Standard">-5.32128 <text:s/>0.551688 <text:s/>-3.72294 <text:s/>-2.79433 <text:s/>-1.91053 <text:s/>-2.09152 <text:s/>-1.81067 <text:s/></text:p>
      <text:p text:style-name="Standard">iteration is :1100</text:p>
      <text:p text:style-name="Standard">pso_woa_fitness is :103.157</text:p>
      <text:p text:style-name="Standard">-5.32127 <text:s/>0.551689 <text:s/>-3.72295 <text:s/>-2.79433 <text:s/>-1.91052 <text:s/>-2.09152 <text:s/>-1.81068 <text:s/></text:p>
      <text:p text:style-name="Standard">iteration is :11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2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2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3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3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4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4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500</text:p>
      <text:p text:style-name="Standard"><text:soft-page-break/>pso_woa_fitness is :103.157</text:p>
      <text:p text:style-name="Standard">-5.32127 <text:s/>0.551689 <text:s/>-3.72296 <text:s/>-2.79433 <text:s/>-1.91052 <text:s/>-2.09152 <text:s/>-1.81068 <text:s/></text:p>
      <text:p text:style-name="Standard">iteration is :15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6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6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7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7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8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8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90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Standard">iteration is :1950</text:p>
      <text:p text:style-name="Standard">pso_woa_fitness is :103.157</text:p>
      <text:p text:style-name="Standard">-5.32127 <text:s/>0.551689 <text:s/>-3.72296 <text:s/>-2.79433 <text:s/>-1.91052 <text:s/>-2.09152 <text:s/>-1.81068 <text:s/></text:p>
      <text:p text:style-name="P1">best fitness found is: <text:s text:c="2"/>103.157</text:p>
      <text:p text:style-name="P1">-5.32127 <text:s/>0.551689 <text:s/>-3.72296 <text:s/>-2.79433 <text:s/>-1.91052 <text:s/>-2.09152 <text:s/>-1.81068 <text:s/></text:p>
      <text:p text:style-name="P1">time = 1092.56s</text:p>
      <text:p text:style-name="Standard">第16次搜索......</text:p>
      <text:p text:style-name="Standard">WOA PSO 初始化完成......</text:p>
      <text:p text:style-name="Standard">iteration is :0</text:p>
      <text:p text:style-name="Standard">pso_woa_fitness is :3811.16</text:p>
      <text:p text:style-name="Standard">-2.94752 <text:s/>2.99485 <text:s/>1.21965 <text:s/>-4.20739 <text:s/>5.99906 <text:s/>0.476346 <text:s/>-5.33752 <text:s/></text:p>
      <text:p text:style-name="Standard">iteration is :50</text:p>
      <text:p text:style-name="Standard">pso_woa_fitness is :2990.95</text:p>
      <text:p text:style-name="Standard">3.18277 <text:s/>1.25451 <text:s/>-1.09998 <text:s/>-2.96392 <text:s/>-0.849186 <text:s/>1.29304 <text:s/>-4.08637 <text:s/></text:p>
      <text:p text:style-name="Standard">iteration is :100</text:p>
      <text:p text:style-name="Standard">pso_woa_fitness is :2710.95</text:p>
      <text:p text:style-name="Standard">2.39773 <text:s/>0 <text:s/>0.336522 <text:s/>-1.90615 <text:s/>-0.909085 <text:s/>1.84534 <text:s/>-3.22625 <text:s/></text:p>
      <text:p text:style-name="Standard">iteration is :150</text:p>
      <text:p text:style-name="Standard">pso_woa_fitness is :1479.32</text:p>
      <text:p text:style-name="Standard">1.51662 <text:s/>0.0566836 <text:s/>-0.589991 <text:s/>-3.25506 <text:s/>-2.01037 <text:s/>2.0944 <text:s/>-6.07431 <text:s/></text:p>
      <text:p text:style-name="Standard">iteration is :200</text:p>
      <text:p text:style-name="Standard">pso_woa_fitness is :1695.66</text:p>
      <text:p text:style-name="Standard">-0.644663 <text:s/>0 <text:s/>-2.06583 <text:s/>-3.3823 <text:s/>-1.68632 <text:s/>2.0944 <text:s/>-6.28319 <text:s/></text:p>
      <text:p text:style-name="Standard"><text:soft-page-break/>iteration is :250</text:p>
      <text:p text:style-name="Standard">pso_woa_fitness is :1825.18</text:p>
      <text:p text:style-name="Standard">0.477511 <text:s/>0 <text:s/>-2.74383 <text:s/>-3.33865 <text:s/>-0.777329 <text:s/>2.0944 <text:s/>-3.96549 <text:s/></text:p>
      <text:p text:style-name="Standard">iteration is :300</text:p>
      <text:p text:style-name="Standard">pso_woa_fitness is :1367.68</text:p>
      <text:p text:style-name="Standard">0.285446 <text:s/>0 <text:s/>-0.389364 <text:s/>-2.71461 <text:s/>-2.21312 <text:s/>2.0944 <text:s/>-5.92167 <text:s/></text:p>
      <text:p text:style-name="Standard">iteration is :350</text:p>
      <text:p text:style-name="Standard">pso_woa_fitness is :1347.64</text:p>
      <text:p text:style-name="Standard">1.43818 <text:s/>0 <text:s/>-1.39143 <text:s/>-3.11396 <text:s/>-0.842755 <text:s/>2.0944 <text:s/>-4.3929 <text:s/></text:p>
      <text:p text:style-name="Standard">iteration is :400</text:p>
      <text:p text:style-name="Standard">pso_woa_fitness is :995.81</text:p>
      <text:p text:style-name="Standard">0.898089 <text:s/>0 <text:s/>-1.1593 <text:s/>-3.41425 <text:s/>-1.15903 <text:s/>2.0944 <text:s/>-5.10912 <text:s/></text:p>
      <text:p text:style-name="Standard">iteration is :450</text:p>
      <text:p text:style-name="Standard">pso_woa_fitness is :1651.96</text:p>
      <text:p text:style-name="Standard">0.572102 <text:s/>0 <text:s/>-2.34241 <text:s/>-3.66104 <text:s/>-1.12083 <text:s/>2.0944 <text:s/>-5.04359 <text:s/></text:p>
      <text:p text:style-name="Standard">iteration is :500</text:p>
      <text:p text:style-name="Standard">pso_woa_fitness is :1135.4</text:p>
      <text:p text:style-name="Standard">0.969977 <text:s/>0 <text:s/>-2.17822 <text:s/>-3.55541 <text:s/>-0.509971 <text:s/>2.08486 <text:s/>-4.49046 <text:s/></text:p>
      <text:p text:style-name="Standard">iteration is :550</text:p>
      <text:p text:style-name="Standard">pso_woa_fitness is :1248.81</text:p>
      <text:p text:style-name="Standard">-0.0209528 <text:s/>0 <text:s/>-1.80438 <text:s/>-1.97755 <text:s/>-0.74783 <text:s/>2.0944 <text:s/>-5.70344 <text:s/></text:p>
      <text:p text:style-name="Standard">iteration is :600</text:p>
      <text:p text:style-name="Standard">pso_woa_fitness is :1097.43</text:p>
      <text:p text:style-name="Standard">0.509116 <text:s/>0 <text:s/>-1.58223 <text:s/>-2.89276 <text:s/>-1.14839 <text:s/>2.0944 <text:s/>-5.64381 <text:s/></text:p>
      <text:p text:style-name="Standard">iteration is :650</text:p>
      <text:p text:style-name="Standard">pso_woa_fitness is :725.425</text:p>
      <text:p text:style-name="Standard">0.43273 <text:s/>0 <text:s/>-1.71873 <text:s/>-2.848 <text:s/>-1.11311 <text:s/>2.0944 <text:s/>-5.48382 <text:s/></text:p>
      <text:p text:style-name="Standard">iteration is :700</text:p>
      <text:p text:style-name="Standard">pso_woa_fitness is :1106.86</text:p>
      <text:p text:style-name="Standard">0.400374 <text:s/>0 <text:s/>-0.992486 <text:s/>-3.07431 <text:s/>-1.77688 <text:s/>2.0944 <text:s/>-5.56311 <text:s/></text:p>
      <text:p text:style-name="Standard">iteration is :750</text:p>
      <text:p text:style-name="Standard">pso_woa_fitness is :550.442</text:p>
      <text:p text:style-name="Standard">0.798103 <text:s/>0 <text:s/>-1.44257 <text:s/>-2.7719 <text:s/>-1.26615 <text:s/>2.0944 <text:s/>-5.33653 <text:s/></text:p>
      <text:p text:style-name="Standard">iteration is :800</text:p>
      <text:p text:style-name="Standard">pso_woa_fitness is :494.04</text:p>
      <text:p text:style-name="Standard">0.202865 <text:s/>0 <text:s/>-2.10675 <text:s/>-2.72052 <text:s/>-0.842397 <text:s/>2.0944 <text:s/>-4.73852 <text:s/></text:p>
      <text:p text:style-name="Standard">iteration is :850</text:p>
      <text:p text:style-name="Standard">pso_woa_fitness is :291.957</text:p>
      <text:p text:style-name="Standard">1.01244 <text:s/>0 <text:s/>-1.20825 <text:s/>-2.91897 <text:s/>-1.59699 <text:s/>2.0944 <text:s/>-5.369 <text:s/></text:p>
      <text:p text:style-name="Standard">iteration is :900</text:p>
      <text:p text:style-name="Standard">pso_woa_fitness is :290.776</text:p>
      <text:p text:style-name="Standard">1.06155 <text:s/>0 <text:s/>-1.15 <text:s/>-2.99729 <text:s/>-1.64471 <text:s/>2.0944 <text:s/>-5.33608 <text:s/></text:p>
      <text:p text:style-name="Standard">iteration is :950</text:p>
      <text:p text:style-name="Standard">pso_woa_fitness is :287.727</text:p>
      <text:p text:style-name="Standard">1.05872 <text:s/>0 <text:s/>-1.14462 <text:s/>-3.0059 <text:s/>-1.64361 <text:s/>2.0944 <text:s/>-5.32132 <text:s/></text:p>
      <text:p text:style-name="Standard">iteration is :1000</text:p>
      <text:p text:style-name="Standard">pso_woa_fitness is :287.606</text:p>
      <text:p text:style-name="Standard">1.06383 <text:s/>0 <text:s/>-1.13389 <text:s/>-3.01427 <text:s/>-1.6531 <text:s/>2.0944 <text:s/>-5.31733 <text:s/></text:p>
      <text:p text:style-name="Standard">iteration is :1050</text:p>
      <text:p text:style-name="Standard">pso_woa_fitness is :287.599</text:p>
      <text:p text:style-name="Standard">1.06399 <text:s/>0 <text:s/>-1.13364 <text:s/>-3.01423 <text:s/>-1.65348 <text:s/>2.0944 <text:s/>-5.31754 <text:s/></text:p>
      <text:p text:style-name="Standard">iteration is :1100</text:p>
      <text:p text:style-name="Standard"><text:soft-page-break/>pso_woa_fitness is :287.598</text:p>
      <text:p text:style-name="Standard">1.064 <text:s/>0 <text:s/>-1.13363 <text:s/>-3.01424 <text:s/>-1.65349 <text:s/>2.0944 <text:s/>-5.31754 <text:s/></text:p>
      <text:p text:style-name="Standard">iteration is :11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2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2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3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3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4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4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5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5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6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6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7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7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8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85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900</text:p>
      <text:p text:style-name="Standard">pso_woa_fitness is :287.598</text:p>
      <text:p text:style-name="Standard">1.064 <text:s/>0 <text:s/>-1.13363 <text:s/>-3.01424 <text:s/>-1.65349 <text:s/>2.0944 <text:s/>-5.31754 <text:s/></text:p>
      <text:p text:style-name="Standard">iteration is :1950</text:p>
      <text:p text:style-name="Standard">pso_woa_fitness is :287.598</text:p>
      <text:p text:style-name="Standard"><text:soft-page-break/>1.064 <text:s/>0 <text:s/>-1.13363 <text:s/>-3.01424 <text:s/>-1.65349 <text:s/>2.0944 <text:s/>-5.31754 <text:s/></text:p>
      <text:p text:style-name="Standard">best fitness found is: <text:s text:c="2"/>287.598</text:p>
      <text:p text:style-name="Standard">1.064 <text:s/>0 <text:s/>-1.13363 <text:s/>-3.01424 <text:s/>-1.65349 <text:s/>2.0944 <text:s/>-5.31754 <text:s/></text:p>
      <text:p text:style-name="Standard">time = 1084.76s</text:p>
      <text:p text:style-name="Standard">第17次搜索......</text:p>
      <text:p text:style-name="Standard">WOA PSO 初始化完成......</text:p>
      <text:p text:style-name="Standard">iteration is :0</text:p>
      <text:p text:style-name="Standard">pso_woa_fitness is :2007.92</text:p>
      <text:p text:style-name="Standard">-2.31004 <text:s/>2.89057 <text:s/>5.14084 <text:s/>-4.48822 <text:s/>1.83881 <text:s/>1.79 <text:s/>-0.111027 <text:s/></text:p>
      <text:p text:style-name="Standard">iteration is :50</text:p>
      <text:p text:style-name="Standard">pso_woa_fitness is :1511.55</text:p>
      <text:p text:style-name="Standard">-3.41805 <text:s/>3.14159 <text:s/>3.89009 <text:s/>-2.63083 <text:s/>1.60792 <text:s/>1.28082 <text:s/>2.33432 <text:s/></text:p>
      <text:p text:style-name="Standard">iteration is :100</text:p>
      <text:p text:style-name="Standard">pso_woa_fitness is :1874.75</text:p>
      <text:p text:style-name="Standard">-3.96846 <text:s/>3.14159 <text:s/>5.82334 <text:s/>-4.87968 <text:s/>2.41815 <text:s/>2.04331 <text:s/>1.58789 <text:s/></text:p>
      <text:p text:style-name="Standard">iteration is :150</text:p>
      <text:p text:style-name="Standard">pso_woa_fitness is :1830.69</text:p>
      <text:p text:style-name="Standard">-1.63647 <text:s/>3.14159 <text:s/>6.28319 <text:s/>-2.55479 <text:s/>-0.0770595 <text:s/>1.2944 <text:s/>0.492555 <text:s/></text:p>
      <text:p text:style-name="Standard">iteration is :200</text:p>
      <text:p text:style-name="Standard">pso_woa_fitness is :2439.62</text:p>
      <text:p text:style-name="Standard">-1.53804 <text:s/>3.14159 <text:s/>4.21802 <text:s/>-3.56226 <text:s/>1.45981 <text:s/>2.0944 <text:s/>2.00603 <text:s/></text:p>
      <text:p text:style-name="Standard">iteration is :250</text:p>
      <text:p text:style-name="Standard">pso_woa_fitness is :2410.33</text:p>
      <text:p text:style-name="Standard">-0.852178 <text:s/>3.14159 <text:s/>6.27125 <text:s/>-1.50061 <text:s/>1.688 <text:s/>2.0944 <text:s/>2.65083 <text:s/></text:p>
      <text:p text:style-name="Standard">iteration is :300</text:p>
      <text:p text:style-name="Standard">pso_woa_fitness is :1580</text:p>
      <text:p text:style-name="Standard">-1.63759 <text:s/>3.14159 <text:s/>5.66243 <text:s/>-3.56479 <text:s/>1.82443 <text:s/>2.0944 <text:s/>1.27554 <text:s/></text:p>
      <text:p text:style-name="Standard">iteration is :350</text:p>
      <text:p text:style-name="Standard">pso_woa_fitness is :1952.16</text:p>
      <text:p text:style-name="Standard">-0.952606 <text:s/>3.14159 <text:s/>4.18851 <text:s/>-1.86358 <text:s/>2.24115 <text:s/>2.0944 <text:s/>2.31575 <text:s/></text:p>
      <text:p text:style-name="Standard">iteration is :400</text:p>
      <text:p text:style-name="Standard">pso_woa_fitness is :1160.22</text:p>
      <text:p text:style-name="Standard">-1.73945 <text:s/>2.67309 <text:s/>5.37537 <text:s/>-2.5348 <text:s/>1.35795 <text:s/>1.83385 <text:s/>1.19017 <text:s/></text:p>
      <text:p text:style-name="Standard">iteration is :450</text:p>
      <text:p text:style-name="Standard">pso_woa_fitness is :2102.2</text:p>
      <text:p text:style-name="Standard">-1.23271 <text:s/>3.01344 <text:s/>6.04726 <text:s/>-2.09696 <text:s/>1.27295 <text:s/>2.0944 <text:s/>2.14613 <text:s/></text:p>
      <text:p text:style-name="Standard">iteration is :500</text:p>
      <text:p text:style-name="Standard">pso_woa_fitness is :1586.99</text:p>
      <text:p text:style-name="Standard">-2.2483 <text:s/>3.14159 <text:s/>4.78319 <text:s/>-4.30755 <text:s/>1.60973 <text:s/>2.0944 <text:s/>0.653551 <text:s/></text:p>
      <text:p text:style-name="Standard">iteration is :550</text:p>
      <text:p text:style-name="Standard">pso_woa_fitness is :1625.08</text:p>
      <text:p text:style-name="Standard">-1.66446 <text:s/>2.93542 <text:s/>6.19427 <text:s/>-2.23039 <text:s/>0.500154 <text:s/>2.04186 <text:s/>1.82538 <text:s/></text:p>
      <text:p text:style-name="Standard">iteration is :600</text:p>
      <text:p text:style-name="Standard">pso_woa_fitness is :653.45</text:p>
      <text:p text:style-name="Standard">-2.03879 <text:s/>3.1282 <text:s/>5.34296 <text:s/>-2.98267 <text:s/>1.34186 <text:s/>1.90604 <text:s/>1.24085 <text:s/></text:p>
      <text:p text:style-name="Standard">iteration is :650</text:p>
      <text:p text:style-name="Standard">pso_woa_fitness is :653.45</text:p>
      <text:p text:style-name="Standard">-2.03871 <text:s/>3.12821 <text:s/>5.34308 <text:s/>-2.98257 <text:s/>1.34179 <text:s/>1.90606 <text:s/>1.24092 <text:s/></text:p>
      <text:p text:style-name="Standard">iteration is :700</text:p>
      <text:p text:style-name="Standard">pso_woa_fitness is :620.515</text:p>
      <text:p text:style-name="Standard">-2.10419 <text:s/>3.12774 <text:s/>5.37875 <text:s/>-3.03967 <text:s/>1.31514 <text:s/>1.88493 <text:s/>1.25684 <text:s/></text:p>
      <text:p text:style-name="Standard">iteration is :750</text:p>
      <text:p text:style-name="Standard"><text:soft-page-break/>pso_woa_fitness is :620.515</text:p>
      <text:p text:style-name="Standard">-2.10424 <text:s/>3.12774 <text:s/>5.37878 <text:s/>-3.03971 <text:s/>1.31512 <text:s/>1.88492 <text:s/>1.25686 <text:s/></text:p>
      <text:p text:style-name="Standard">iteration is :800</text:p>
      <text:p text:style-name="Standard">pso_woa_fitness is :620.515</text:p>
      <text:p text:style-name="Standard">-2.10424 <text:s/>3.12774 <text:s/>5.37878 <text:s/>-3.03971 <text:s/>1.31512 <text:s/>1.88492 <text:s/>1.25686 <text:s/></text:p>
      <text:p text:style-name="Standard">iteration is :850</text:p>
      <text:p text:style-name="Standard">pso_woa_fitness is :616.554</text:p>
      <text:p text:style-name="Standard">-1.98866 <text:s/>3.14159 <text:s/>5.9481 <text:s/>-2.55559 <text:s/>0.947365 <text:s/>2.0944 <text:s/>1.62968 <text:s/></text:p>
      <text:p text:style-name="Standard">iteration is :900</text:p>
      <text:p text:style-name="Standard">pso_woa_fitness is :560.354</text:p>
      <text:p text:style-name="Standard">-2.26949 <text:s/>3.13888 <text:s/>5.98666 <text:s/>-3.00502 <text:s/>0.787789 <text:s/>1.93847 <text:s/>1.42986 <text:s/></text:p>
      <text:p text:style-name="Standard">iteration is :950</text:p>
      <text:p text:style-name="Standard">pso_woa_fitness is :559.821</text:p>
      <text:p text:style-name="Standard">-2.267 <text:s/>3.13881 <text:s/>5.97818 <text:s/>-3.00638 <text:s/>0.795035 <text:s/>1.93698 <text:s/>1.42679 <text:s/></text:p>
      <text:p text:style-name="Standard">iteration is :1000</text:p>
      <text:p text:style-name="Standard">pso_woa_fitness is :534.427</text:p>
      <text:p text:style-name="Standard">-2.27495 <text:s/>3.14145 <text:s/>6.28319 <text:s/>-2.94321 <text:s/>0.529088 <text:s/>2.02731 <text:s/>1.44655 <text:s/></text:p>
      <text:p text:style-name="Standard">iteration is :1050</text:p>
      <text:p text:style-name="Standard">pso_woa_fitness is :525.54</text:p>
      <text:p text:style-name="Standard">-2.22966 <text:s/>3.14147 <text:s/>6.28293 <text:s/>-2.95814 <text:s/>0.492552 <text:s/>2.03377 <text:s/>1.39093 <text:s/></text:p>
      <text:p text:style-name="Standard">iteration is :1100</text:p>
      <text:p text:style-name="Standard">pso_woa_fitness is :525.437</text:p>
      <text:p text:style-name="Standard">-2.22898 <text:s/>3.14147 <text:s/>6.28289 <text:s/>-2.95819 <text:s/>0.492332 <text:s/>2.034 <text:s/>1.39024 <text:s/></text:p>
      <text:p text:style-name="Standard">iteration is :1150</text:p>
      <text:p text:style-name="Standard">pso_woa_fitness is :525.427</text:p>
      <text:p text:style-name="Standard">-2.22799 <text:s/>3.14148 <text:s/>6.28284 <text:s/>-2.95873 <text:s/>0.491919 <text:s/>2.03386 <text:s/>1.38899 <text:s/></text:p>
      <text:p text:style-name="Standard">iteration is :12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2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3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3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4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4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5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5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600</text:p>
      <text:p text:style-name="Standard">pso_woa_fitness is :525.427</text:p>
      <text:p text:style-name="Standard"><text:soft-page-break/>-2.22769 <text:s/>3.14149 <text:s/>6.28282 <text:s/>-2.95888 <text:s/>0.491796 <text:s/>2.03384 <text:s/>1.38861 <text:s/></text:p>
      <text:p text:style-name="Standard">iteration is :16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7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7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8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8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90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iteration is :1950</text:p>
      <text:p text:style-name="Standard">pso_woa_fitness is :525.427</text:p>
      <text:p text:style-name="Standard">-2.22769 <text:s/>3.14149 <text:s/>6.28282 <text:s/>-2.95888 <text:s/>0.491796 <text:s/>2.03384 <text:s/>1.38861 <text:s/></text:p>
      <text:p text:style-name="Standard">best fitness found is: <text:s text:c="2"/>525.427</text:p>
      <text:p text:style-name="Standard">-2.22769 <text:s/>3.14149 <text:s/>6.28282 <text:s/>-2.95888 <text:s/>0.491796 <text:s/>2.03384 <text:s/>1.38861 <text:s/></text:p>
      <text:p text:style-name="Standard">time = 1077.68s</text:p>
      <text:p text:style-name="Standard">第18次搜索......</text:p>
      <text:p text:style-name="Standard">WOA PSO 初始化完成......</text:p>
      <text:p text:style-name="Standard">iteration is :0</text:p>
      <text:p text:style-name="Standard">pso_woa_fitness is :3426.25</text:p>
      <text:p text:style-name="Standard">5.91643 <text:s/>0.320252 <text:s/>2.86658 <text:s/>-4.03873 <text:s/>3.21065 <text:s/>0.269216 <text:s/>-6.00748 <text:s/></text:p>
      <text:p text:style-name="Standard">iteration is :50</text:p>
      <text:p text:style-name="Standard">pso_woa_fitness is :2615.84</text:p>
      <text:p text:style-name="Standard">-1.8594 <text:s/>1.68603 <text:s/>-5.63253 <text:s/>-5.82698 <text:s/>-5.81465 <text:s/>-2.02949 <text:s/>-5.98378 <text:s/></text:p>
      <text:p text:style-name="Standard">iteration is :100</text:p>
      <text:p text:style-name="Standard">pso_woa_fitness is :1487.17</text:p>
      <text:p text:style-name="Standard">2.30915 <text:s/>0 <text:s/>-2.18929 <text:s/>-4.3449 <text:s/>-5.35726 <text:s/>-2.0944 <text:s/>-3.16382 <text:s/></text:p>
      <text:p text:style-name="Standard">iteration is :150</text:p>
      <text:p text:style-name="Standard">pso_woa_fitness is :1595.78</text:p>
      <text:p text:style-name="Standard">1.65836 <text:s/>0 <text:s/>-1.37699 <text:s/>-4.49322 <text:s/>-4.45043 <text:s/>-2.0944 <text:s/>-3.04999 <text:s/></text:p>
      <text:p text:style-name="Standard">iteration is :200</text:p>
      <text:p text:style-name="Standard">pso_woa_fitness is :1544.68</text:p>
      <text:p text:style-name="Standard">2.44365 <text:s/>0 <text:s/>-2.08066 <text:s/>-2.50361 <text:s/>-3.18657 <text:s/>-2.0944 <text:s/>-1.24843 <text:s/></text:p>
      <text:p text:style-name="Standard">iteration is :250</text:p>
      <text:p text:style-name="Standard">pso_woa_fitness is :1408.95</text:p>
      <text:p text:style-name="Standard">1.06469 <text:s/>0 <text:s/>0.139271 <text:s/>-4.13588 <text:s/>-5.73341 <text:s/>-2.0944 <text:s/>-1.70924 <text:s/></text:p>
      <text:p text:style-name="Standard">iteration is :300</text:p>
      <text:p text:style-name="Standard">pso_woa_fitness is :1524.9</text:p>
      <text:p text:style-name="Standard">1.52496 <text:s/>0 <text:s/>0.747038 <text:s/>-2.59209 <text:s/>-6.28319 <text:s/>-2.0944 <text:s/>-2.34483 <text:s/></text:p>
      <text:p text:style-name="Standard">iteration is :350</text:p>
      <text:p text:style-name="Standard">pso_woa_fitness is :1310.49</text:p>
      <text:p text:style-name="Standard">0.915627 <text:s/>0 <text:s/>-0.566153 <text:s/>-2.62228 <text:s/>-4.73733 <text:s/>-2.0944 <text:s/>-2.25518 <text:s/></text:p>
      <text:p text:style-name="Standard">iteration is :400</text:p>
      <text:p text:style-name="Standard"><text:soft-page-break/>pso_woa_fitness is :1470.96</text:p>
      <text:p text:style-name="Standard">0.248177 <text:s/>0 <text:s/>-0.19539 <text:s/>-2.50126 <text:s/>-6.28319 <text:s/>-2.0944 <text:s/>-3.53127 <text:s/></text:p>
      <text:p text:style-name="Standard">iteration is :450</text:p>
      <text:p text:style-name="Standard">pso_woa_fitness is :1231.18</text:p>
      <text:p text:style-name="Standard">0.395532 <text:s/>0 <text:s/>-1.44491 <text:s/>-4.00394 <text:s/>-4.87958 <text:s/>-2.0944 <text:s/>-1.7118 <text:s/></text:p>
      <text:p text:style-name="Standard">iteration is :500</text:p>
      <text:p text:style-name="Standard">pso_woa_fitness is :410.169</text:p>
      <text:p text:style-name="Standard">1.40361 <text:s/>0 <text:s/>-1.39732 <text:s/>-4.23466 <text:s/>-4.04998 <text:s/>-2.0944 <text:s/>-1.08047 <text:s/></text:p>
      <text:p text:style-name="Standard">iteration is :550</text:p>
      <text:p text:style-name="Standard">pso_woa_fitness is :991.842</text:p>
      <text:p text:style-name="Standard">1.66089 <text:s/>0 <text:s/>-2.18419 <text:s/>-3.70905 <text:s/>-4.07131 <text:s/>-2.0944 <text:s/>-1.71233 <text:s/></text:p>
      <text:p text:style-name="Standard">iteration is :600</text:p>
      <text:p text:style-name="Standard">pso_woa_fitness is :1035.53</text:p>
      <text:p text:style-name="Standard">2.16948 <text:s/>0 <text:s/>-0.322402 <text:s/>-3.25808 <text:s/>-4.20272 <text:s/>-2.0944 <text:s/>-1.30646 <text:s/></text:p>
      <text:p text:style-name="Standard">iteration is :650</text:p>
      <text:p text:style-name="Standard">pso_woa_fitness is :621.646</text:p>
      <text:p text:style-name="Standard">0.805006 <text:s/>0 <text:s/>-1.33164 <text:s/>-2.76104 <text:s/>-4.83224 <text:s/>-2.0944 <text:s/>-2.44708 <text:s/></text:p>
      <text:p text:style-name="Standard">iteration is :700</text:p>
      <text:p text:style-name="Standard">pso_woa_fitness is :642.583</text:p>
      <text:p text:style-name="Standard">1.49465 <text:s/>0 <text:s/>-1.23774 <text:s/>-3.22977 <text:s/>-4.10622 <text:s/>-2.0944 <text:s/>-1.68073 <text:s/></text:p>
      <text:p text:style-name="Standard">iteration is :750</text:p>
      <text:p text:style-name="Standard">pso_woa_fitness is :1115.28</text:p>
      <text:p text:style-name="Standard">0.57745 <text:s/>0 <text:s/>-1.25498 <text:s/>-3.8089 <text:s/>-4.28713 <text:s/>-2.0944 <text:s/>-1.15008 <text:s/></text:p>
      <text:p text:style-name="Standard">iteration is :800</text:p>
      <text:p text:style-name="Standard">pso_woa_fitness is :312.996</text:p>
      <text:p text:style-name="Standard">1.00123 <text:s/>0 <text:s/>-1.02949 <text:s/>-2.9803 <text:s/>-4.84022 <text:s/>-2.0944 <text:s/>-2.09689 <text:s/></text:p>
      <text:p text:style-name="Standard">iteration is :850</text:p>
      <text:p text:style-name="Standard">pso_woa_fitness is :329.694</text:p>
      <text:p text:style-name="Standard">0.949103 <text:s/>0 <text:s/>-1.11462 <text:s/>-2.9385 <text:s/>-4.74997 <text:s/>-2.0944 <text:s/>-2.19554 <text:s/></text:p>
      <text:p text:style-name="Standard">iteration is :900</text:p>
      <text:p text:style-name="Standard">pso_woa_fitness is :292.588</text:p>
      <text:p text:style-name="Standard">1.06813 <text:s/>0 <text:s/>-0.923398 <text:s/>-2.99176 <text:s/>-4.98631 <text:s/>-2.0944 <text:s/>-2.15221 <text:s/></text:p>
      <text:p text:style-name="Standard">iteration is :950</text:p>
      <text:p text:style-name="Standard">pso_woa_fitness is :285.665</text:p>
      <text:p text:style-name="Standard">1.06345 <text:s/>1.42536e-09 <text:s/>-0.927641 <text:s/>-2.98444 <text:s/>-4.98428 <text:s/>-2.0944 <text:s/>-2.15523 <text:s/></text:p>
      <text:p text:style-name="Standard">iteration is :1000</text:p>
      <text:p text:style-name="Standard">pso_woa_fitness is :285.464</text:p>
      <text:p text:style-name="Standard">1.0669 <text:s/>5.87892e-10 <text:s/>-0.928534 <text:s/>-2.97971 <text:s/>-4.98817 <text:s/>-2.0944 <text:s/>-2.16428 <text:s/></text:p>
      <text:p text:style-name="Standard">iteration is :1050</text:p>
      <text:p text:style-name="Standard">pso_woa_fitness is :285.454</text:p>
      <text:p text:style-name="Standard">1.06882 <text:s/>3.49071e-10 <text:s/>-0.924708 <text:s/>-2.98051 <text:s/>-4.99275 <text:s/>-2.0944 <text:s/>-2.1652 <text:s/></text:p>
      <text:p text:style-name="Standard">iteration is :1100</text:p>
      <text:p text:style-name="Standard">pso_woa_fitness is :285.454</text:p>
      <text:p text:style-name="Standard">1.06883 <text:s/>3.47905e-10 <text:s/>-0.92469 <text:s/>-2.98051 <text:s/>-4.99277 <text:s/>-2.0944 <text:s/>-2.1652 <text:s/></text:p>
      <text:p text:style-name="Standard">iteration is :1150</text:p>
      <text:p text:style-name="Standard">pso_woa_fitness is :285.454</text:p>
      <text:p text:style-name="Standard">1.06883 <text:s/>3.47915e-10 <text:s/>-0.924691 <text:s/>-2.98051 <text:s/>-4.99277 <text:s/>-2.0944 <text:s/>-2.1652 <text:s/></text:p>
      <text:p text:style-name="Standard">iteration is :1200</text:p>
      <text:p text:style-name="Standard">pso_woa_fitness is :285.454</text:p>
      <text:p text:style-name="Standard">1.06883 <text:s/>3.47938e-10 <text:s/>-0.924691 <text:s/>-2.98051 <text:s/>-4.99277 <text:s/>-2.0944 <text:s/>-2.1652 <text:s/></text:p>
      <text:p text:style-name="Standard">iteration is :1250</text:p>
      <text:p text:style-name="Standard">pso_woa_fitness is :285.454</text:p>
      <text:p text:style-name="Standard"><text:soft-page-break/>1.06883 <text:s/>3.47936e-10 <text:s/>-0.924691 <text:s/>-2.98051 <text:s/>-4.99277 <text:s/>-2.0944 <text:s/>-2.1652 <text:s/></text:p>
      <text:p text:style-name="Standard">iteration is :1300</text:p>
      <text:p text:style-name="Standard">pso_woa_fitness is :285.454</text:p>
      <text:p text:style-name="Standard">1.06883 <text:s/>3.47942e-10 <text:s/>-0.924691 <text:s/>-2.98051 <text:s/>-4.99277 <text:s/>-2.0944 <text:s/>-2.1652 <text:s/></text:p>
      <text:p text:style-name="Standard">iteration is :1350</text:p>
      <text:p text:style-name="Standard">pso_woa_fitness is :285.454</text:p>
      <text:p text:style-name="Standard">1.06883 <text:s/>3.47941e-10 <text:s/>-0.924691 <text:s/>-2.98051 <text:s/>-4.99277 <text:s/>-2.0944 <text:s/>-2.1652 <text:s/></text:p>
      <text:p text:style-name="Standard">iteration is :1400</text:p>
      <text:p text:style-name="Standard">pso_woa_fitness is :285.454</text:p>
      <text:p text:style-name="Standard">1.06883 <text:s/>3.4794e-10 <text:s/>-0.924691 <text:s/>-2.98051 <text:s/>-4.99277 <text:s/>-2.0944 <text:s/>-2.1652 <text:s/></text:p>
      <text:p text:style-name="Standard">iteration is :1450</text:p>
      <text:p text:style-name="Standard">pso_woa_fitness is :285.454</text:p>
      <text:p text:style-name="Standard">1.06883 <text:s/>3.4794e-10 <text:s/>-0.924691 <text:s/>-2.98051 <text:s/>-4.99277 <text:s/>-2.0944 <text:s/>-2.1652 <text:s/></text:p>
      <text:p text:style-name="Standard">iteration is :150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55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60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65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70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75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80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85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90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iteration is :1950</text:p>
      <text:p text:style-name="Standard">pso_woa_fitness is :285.454</text:p>
      <text:p text:style-name="Standard">1.06883 <text:s/>3.47939e-10 <text:s/>-0.924691 <text:s/>-2.98051 <text:s/>-4.99277 <text:s/>-2.0944 <text:s/>-2.1652 <text:s/></text:p>
      <text:p text:style-name="Standard">best fitness found is: <text:s text:c="2"/>285.454</text:p>
      <text:p text:style-name="Standard">1.06883 <text:s/>3.47939e-10 <text:s/>-0.924691 <text:s/>-2.98051 <text:s/>-4.99277 <text:s/>-2.0944 <text:s/>-2.1652 <text:s/></text:p>
      <text:p text:style-name="Standard">time = 1083.32s</text:p>
      <text:p text:style-name="Standard">第19次搜索......</text:p>
      <text:p text:style-name="Standard">WOA PSO 初始化完成......</text:p>
      <text:p text:style-name="Standard">iteration is :0</text:p>
      <text:p text:style-name="Standard">pso_woa_fitness is :3584.21</text:p>
      <text:p text:style-name="Standard">5.91777 <text:s/>2.30924 <text:s/>2.80457 <text:s/>-1.61061 <text:s/>3.71534 <text:s/>0.122688 <text:s/>4.768 <text:s/></text:p>
      <text:p text:style-name="Standard">iteration is :50</text:p>
      <text:p text:style-name="Standard"><text:soft-page-break/>pso_woa_fitness is :2897.33</text:p>
      <text:p text:style-name="Standard">1.03581 <text:s/>0.566416 <text:s/>-0.276281 <text:s/>-0.0953033 <text:s/>-2.51109 <text:s/>-0.944941 <text:s/>-2.02749 <text:s/></text:p>
      <text:p text:style-name="Standard">iteration is :100</text:p>
      <text:p text:style-name="Standard">pso_woa_fitness is :2887.75</text:p>
      <text:p text:style-name="Standard">5.26236 <text:s/>1.41871 <text:s/>-1.70167 <text:s/>-3.0359 <text:s/>4.44375 <text:s/>-0.894796 <text:s/>4.20956 <text:s/></text:p>
      <text:p text:style-name="Standard">iteration is :150</text:p>
      <text:p text:style-name="Standard">pso_woa_fitness is :3189.29</text:p>
      <text:p text:style-name="Standard">0.700068 <text:s/>0.818652 <text:s/>-1.27266 <text:s/>-1.15607 <text:s/>-1.885 <text:s/>-0.854968 <text:s/>-1.41855 <text:s/></text:p>
      <text:p text:style-name="Standard">iteration is :200</text:p>
      <text:p text:style-name="Standard">pso_woa_fitness is :2386.79</text:p>
      <text:p text:style-name="Standard">-0.934287 <text:s/>0.260419 <text:s/>-3.84162 <text:s/>-5.01397 <text:s/>-1.94887 <text:s/>-1.34235 <text:s/>-3.27251 <text:s/></text:p>
      <text:p text:style-name="Standard">iteration is :250</text:p>
      <text:p text:style-name="Standard">pso_woa_fitness is :1857.37</text:p>
      <text:p text:style-name="Standard">2.11491 <text:s/>0.0141648 <text:s/>-2.16814 <text:s/>-3.44358 <text:s/>-4.52418 <text:s/>-2.0944 <text:s/>-1.13959 <text:s/></text:p>
      <text:p text:style-name="Standard">iteration is :300</text:p>
      <text:p text:style-name="Standard">pso_woa_fitness is :1890.7</text:p>
      <text:p text:style-name="Standard">2.51152 <text:s/>0.630554 <text:s/>-0.955659 <text:s/>-3.98562 <text:s/>-4.21638 <text:s/>-2.0944 <text:s/>-2.68195 <text:s/></text:p>
      <text:p text:style-name="Standard">iteration is :350</text:p>
      <text:p text:style-name="Standard">pso_woa_fitness is :1841.36</text:p>
      <text:p text:style-name="Standard">-0.33601 <text:s/>0.563705 <text:s/>-1.21099 <text:s/>-2.00766 <text:s/>-4.09961 <text:s/>-1.79294 <text:s/>-2.00435 <text:s/></text:p>
      <text:p text:style-name="Standard">iteration is :400</text:p>
      <text:p text:style-name="Standard">pso_woa_fitness is :1423.63</text:p>
      <text:p text:style-name="Standard">2.29164 <text:s/>0.89312 <text:s/>-2.18853 <text:s/>-3.61854 <text:s/>-2.95336 <text:s/>-2.0944 <text:s/>-2.06114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450</text:p>
      <text:p text:style-name="Standard">pso_woa_fitness is :965.136</text:p>
      <text:p text:style-name="Standard">1.81209 <text:s/>0.699393 <text:s/>-3.36094 <text:s/>-2.2561 <text:s/>-2.96859 <text:s/>-2.0944 <text:s/>-2.20382 <text:s/></text:p>
      <text:p text:style-name="Standard">iteration is :500</text:p>
      <text:p text:style-name="Standard">pso_woa_fitness is :1467.15</text:p>
      <text:p text:style-name="Standard">0.913305 <text:s/>0.734951 <text:s/>-1.64884 <text:s/>-2.7404 <text:s/>-4.06228 <text:s/>-2.06572 <text:s/>-2.74079 <text:s/></text:p>
      <text:p text:style-name="Standard">iteration is :550</text:p>
      <text:p text:style-name="Standard">pso_woa_fitness is :480.99</text:p>
      <text:p text:style-name="Standard">0.627459 <text:s/>0.784836 <text:s/>-2.09804 <text:s/>-2.01793 <text:s/>-3.43323 <text:s/>-2.0944 <text:s/>-1.73955 <text:s/></text:p>
      <text:p text:style-name="Standard">iteration is :600</text:p>
      <text:p text:style-name="Standard">pso_woa_fitness is :1265.54</text:p>
      <text:p text:style-name="Standard">1.26677 <text:s/>0.604424 <text:s/>-2.41761 <text:s/>-2.12754 <text:s/>-2.623 <text:s/>-2.0944 <text:s/>-2.34392 <text:s/></text:p>
      <text:p text:style-name="Standard">iteration is :650</text:p>
      <text:p text:style-name="Standard">pso_woa_fitness is :936.39</text:p>
      <text:p text:style-name="Standard">1.40953 <text:s/>0.0803034 <text:s/>-3.47385 <text:s/>-3.53431 <text:s/>-2.95592 <text:s/>-2.0944 <text:s/>-2.0194 <text:s/></text:p>
      <text:p text:style-name="Standard">iteration is :700</text:p>
      <text:p text:style-name="Standard">pso_woa_fitness is :723.379</text:p>
      <text:p text:style-name="Standard">1.65204 <text:s/>0.150528 <text:s/>-3.69309 <text:s/>-3.45597 <text:s/>-2.27834 <text:s/>-2.0944 <text:s/>-2.64199 <text:s/></text:p>
      <text:p text:style-name="Standard">iteration is :750</text:p>
      <text:p text:style-name="Standard">pso_woa_fitness is :581.618</text:p>
      <text:p text:style-name="Standard">0.723242 <text:s/>0.367031 <text:s/>-2.69312 <text:s/>-2.83365 <text:s/>-3.03415 <text:s/>-2.0944 <text:s/>-1.80669 <text:s/></text:p>
      <text:p text:style-name="Standard">iteration is :800</text:p>
      <text:p text:style-name="Standard">pso_woa_fitness is :441.559</text:p>
      <text:p text:style-name="Standard">1.25325 <text:s/>0.12476 <text:s/>-3.28529 <text:s/>-3.18151 <text:s/>-2.74953 <text:s/>-2.0944 <text:s/>-1.91064 <text:s/></text:p>
      <text:p text:style-name="Standard">iteration is :850</text:p>
      <text:p text:style-name="Standard">pso_woa_fitness is :256.037</text:p>
      <text:p text:style-name="Standard"><text:soft-page-break/>0.968331 <text:s/>0.317271 <text:s/>-3.05206 <text:s/>-2.91144 <text:s/>-2.70482 <text:s/>-2.0944 <text:s/>-1.95077 <text:s/></text:p>
      <text:p text:style-name="Standard">iteration is :900</text:p>
      <text:p text:style-name="Standard">pso_woa_fitness is :248.373</text:p>
      <text:p text:style-name="Standard">0.984647 <text:s/>0.31178 <text:s/>-3.08216 <text:s/>-2.91434 <text:s/>-2.68142 <text:s/>-2.0944 <text:s/>-1.95626 <text:s/></text:p>
      <text:p text:style-name="Standard">iteration is :950</text:p>
      <text:p text:style-name="Standard">pso_woa_fitness is :227.681</text:p>
      <text:p text:style-name="Standard">0.997679 <text:s/>0.317224 <text:s/>-3.09612 <text:s/>-2.91408 <text:s/>-2.67719 <text:s/>-2.0944 <text:s/>-1.96904 <text:s/></text:p>
      <text:p text:style-name="Standard">iteration is :1000</text:p>
      <text:p text:style-name="Standard">pso_woa_fitness is :227.099</text:p>
      <text:p text:style-name="Standard">0.996948 <text:s/>0.311869 <text:s/>-3.10086 <text:s/>-2.91775 <text:s/>-2.67162 <text:s/>-2.0944 <text:s/>-1.96623 <text:s/></text:p>
      <text:p text:style-name="Standard">iteration is :1050</text:p>
      <text:p text:style-name="Standard">pso_woa_fitness is :226.898</text:p>
      <text:p text:style-name="Standard">0.996825 <text:s/>0.305958 <text:s/>-3.10821 <text:s/>-2.92193 <text:s/>-2.66356 <text:s/>-2.0944 <text:s/>-1.96333 <text:s/></text:p>
      <text:p text:style-name="Standard">iteration is :1100</text:p>
      <text:p text:style-name="Standard">pso_woa_fitness is :226.898</text:p>
      <text:p text:style-name="Standard">0.996825 <text:s/>0.305975 <text:s/>-3.10819 <text:s/>-2.92192 <text:s/>-2.66359 <text:s/>-2.0944 <text:s/>-1.96334 <text:s/></text:p>
      <text:p text:style-name="Standard">iteration is :1150</text:p>
      <text:p text:style-name="Standard">pso_woa_fitness is :226.898</text:p>
      <text:p text:style-name="Standard">0.996825 <text:s/>0.305975 <text:s/>-3.10819 <text:s/>-2.92192 <text:s/>-2.66359 <text:s/>-2.0944 <text:s/>-1.96334 <text:s/></text:p>
      <text:p text:style-name="Standard">iteration is :1200</text:p>
      <text:p text:style-name="Standard">pso_woa_fitness is :226.898</text:p>
      <text:p text:style-name="Standard">0.996825 <text:s/>0.305975 <text:s/>-3.10819 <text:s/>-2.92192 <text:s/>-2.66359 <text:s/>-2.0944 <text:s/>-1.96334 <text:s/></text:p>
      <text:p text:style-name="Standard">iteration is :1250</text:p>
      <text:p text:style-name="Standard">pso_woa_fitness is :226.898</text:p>
      <text:p text:style-name="Standard">0.996825 <text:s/>0.305975 <text:s/>-3.10819 <text:s/>-2.92192 <text:s/>-2.66359 <text:s/>-2.0944 <text:s/>-1.96334 <text:s/></text:p>
      <text:p text:style-name="Standard">iteration is :13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3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4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4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5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5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6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6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7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<text:soft-page-break/>iteration is :17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8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8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iteration is :190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950</text:p>
      <text:p text:style-name="Standard">pso_woa_fitness is :226.898</text:p>
      <text:p text:style-name="Standard">0.996825 <text:s/>0.305976 <text:s/>-3.10819 <text:s/>-2.92192 <text:s/>-2.66359 <text:s/>-2.0944 <text:s/>-1.96334 <text:s/></text:p>
      <text:p text:style-name="Standard">best fitness found is: <text:s text:c="2"/>226.898</text:p>
      <text:p text:style-name="Standard">0.996825 <text:s/>0.305977 <text:s/>-3.10819 <text:s/>-2.92192 <text:s/>-2.66359 <text:s/>-2.0944 <text:s/>-1.96334 <text:s/></text:p>
      <text:p text:style-name="Standard">time = 1089.58s</text:p>
      <text:p text:style-name="Standard">第20次搜索......</text:p>
      <text:p text:style-name="Standard">WOA PSO 初始化完成......</text:p>
      <text:p text:style-name="Standard">iteration is :0</text:p>
      <text:p text:style-name="Standard">pso_woa_fitness is :3540.9</text:p>
      <text:p text:style-name="Standard">4.11283 <text:s/>1.85426 <text:s/>3.7154 <text:s/>-2.78155 <text:s/>-4.95211 <text:s/>0.0510847 <text:s/>2.98244 <text:s/></text:p>
      <text:p text:style-name="Standard">iteration is :50</text:p>
      <text:p text:style-name="Standard">pso_woa_fitness is :1559.97</text:p>
      <text:p text:style-name="Standard">-2.55931 <text:s/>2.96927 <text:s/>-2.70763 <text:s/>-2.96891 <text:s/>-2.23663 <text:s/>2.0944 <text:s/>2.07889 <text:s/></text:p>
      <text:p text:style-name="Standard">iteration is :100</text:p>
      <text:p text:style-name="Standard">pso_woa_fitness is :2285.19</text:p>
      <text:p text:style-name="Standard">-2.93172 <text:s/>2.2041 <text:s/>-1.12074 <text:s/>-2.51068 <text:s/>1.82416 <text:s/>1.29009 <text:s/>0.552379 <text:s/></text:p>
      <text:p text:style-name="Standard">iteration is :150</text:p>
      <text:p text:style-name="Standard">pso_woa_fitness is :1361.83</text:p>
      <text:p text:style-name="Standard">-3.18088 <text:s/>2.20263 <text:s/>-0.0967506 <text:s/>-3.45459 <text:s/>1.78358 <text:s/>1.34487 <text:s/>2.22868 <text:s/></text:p>
      <text:p text:style-name="Standard">iteration is :200</text:p>
      <text:p text:style-name="Standard">pso_woa_fitness is :1874.48</text:p>
      <text:p text:style-name="Standard">-1.9126 <text:s/>3.14159 <text:s/>-1.69851 <text:s/>-2.37726 <text:s/>1.83439 <text:s/>2.0944 <text:s/>0.742993 <text:s/></text:p>
      <text:p text:style-name="Standard">iteration is :250</text:p>
      <text:p text:style-name="Standard">pso_woa_fitness is :1075.18</text:p>
      <text:p text:style-name="Standard">-2.43402 <text:s/>2.77748 <text:s/>0.65149 <text:s/>-2.63296 <text:s/>0.0576345 <text:s/>1.96457 <text:s/>1.07474 <text:s/></text:p>
      <text:p text:style-name="Standard">iteration is :300</text:p>
      <text:p text:style-name="Standard">pso_woa_fitness is :557.438</text:p>
      <text:p text:style-name="Standard">-2.45456 <text:s/>2.63623 <text:s/>-0.166679 <text:s/>-2.80189 <text:s/>0.783042 <text:s/>1.78643 <text:s/>1.38571 <text:s/></text:p>
      <text:p text:style-name="Standard">iteration is :35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40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450</text:p>
      <text:p text:style-name="Standard">pso_woa_fitness is :557.434</text:p>
      <text:p text:style-name="Standard"><text:soft-page-break/>-2.45465 <text:s/>2.63619 <text:s/>-0.166561 <text:s/>-2.80156 <text:s/>0.782869 <text:s/>1.78643 <text:s/>1.38583 <text:s/></text:p>
      <text:p text:style-name="Standard">iteration is :50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55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60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65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700</text:p>
      <text:p text:style-name="Standard">pso_woa_fitness is :557.434</text:p>
      <text:p text:style-name="Standard">-2.45465 <text:s/>2.63619 <text:s/>-0.166561 <text:s/>-2.80156 <text:s/>0.782869 <text:s/>1.78643 <text:s/>1.38583 <text:s/></text:p>
      <text:p text:style-name="Standard">iteration is :750</text:p>
      <text:p text:style-name="Standard">pso_woa_fitness is :768.014</text:p>
      <text:p text:style-name="Standard">-2.0402 <text:s/>2.85453 <text:s/>-0.652635 <text:s/>-2.6256 <text:s/>1.19449 <text:s/>2.00887 <text:s/>1.23711 <text:s/></text:p>
      <text:p text:style-name="Standard">iteration is :800</text:p>
      <text:p text:style-name="Standard">pso_woa_fitness is :370.974</text:p>
      <text:p text:style-name="Standard">-2.21553 <text:s/>2.9375 <text:s/>-0.792216 <text:s/>-2.88685 <text:s/>1.3284 <text:s/>1.94072 <text:s/>1.36882 <text:s/></text:p>
      <text:p text:style-name="Standard">iteration is :850</text:p>
      <text:p text:style-name="Standard">pso_woa_fitness is :358.057</text:p>
      <text:p text:style-name="Standard">-2.22616 <text:s/>2.94881 <text:s/>-0.821418 <text:s/>-2.9015 <text:s/>1.36307 <text:s/>1.93065 <text:s/>1.37083 <text:s/></text:p>
      <text:p text:style-name="Standard">iteration is :900</text:p>
      <text:p text:style-name="Standard">pso_woa_fitness is :356.005</text:p>
      <text:p text:style-name="Standard">-2.19173 <text:s/>2.94885 <text:s/>-0.880807 <text:s/>-2.88676 <text:s/>1.41536 <text:s/>1.93521 <text:s/>1.35787 <text:s/></text:p>
      <text:p text:style-name="Standard">iteration is :950</text:p>
      <text:p text:style-name="Standard">pso_woa_fitness is :348.66</text:p>
      <text:p text:style-name="Standard">-2.21217 <text:s/>2.96182 <text:s/>-0.775299 <text:s/>-2.94012 <text:s/>1.29916 <text:s/>1.94483 <text:s/>1.32221 <text:s/></text:p>
      <text:p text:style-name="Standard">iteration is :1000</text:p>
      <text:p text:style-name="Standard">pso_woa_fitness is :348.472</text:p>
      <text:p text:style-name="Standard">-2.21301 <text:s/>2.96123 <text:s/>-0.77071 <text:s/>-2.94072 <text:s/>1.29451 <text:s/>1.94449 <text:s/>1.32184 <text:s/></text:p>
      <text:p text:style-name="Standard">iteration is :1050</text:p>
      <text:p text:style-name="Standard">pso_woa_fitness is :348.426</text:p>
      <text:p text:style-name="Standard">-2.21712 <text:s/>2.96062 <text:s/>-0.758992 <text:s/>-2.94308 <text:s/>1.28344 <text:s/>1.94353 <text:s/>1.32226 <text:s/></text:p>
      <text:p text:style-name="Standard">iteration is :1100</text:p>
      <text:p text:style-name="Standard">pso_woa_fitness is :348.424</text:p>
      <text:p text:style-name="Standard">-2.2172 <text:s/>2.96058 <text:s/>-0.758727 <text:s/>-2.94311 <text:s/>1.28319 <text:s/>1.9435 <text:s/>1.32227 <text:s/></text:p>
      <text:p text:style-name="Standard">iteration is :1150</text:p>
      <text:p text:style-name="Standard">pso_woa_fitness is :348.421</text:p>
      <text:p text:style-name="Standard">-2.21734 <text:s/>2.96052 <text:s/>-0.758257 <text:s/>-2.94315 <text:s/>1.28275 <text:s/>1.94345 <text:s/>1.3223 <text:s/></text:p>
      <text:p text:style-name="Standard">iteration is :1200</text:p>
      <text:p text:style-name="Standard">pso_woa_fitness is :348.407</text:p>
      <text:p text:style-name="Standard">-2.2181 <text:s/>2.96016 <text:s/>-0.755754 <text:s/>-2.94339 <text:s/>1.28039 <text:s/>1.9432 <text:s/>1.32244 <text:s/></text:p>
      <text:p text:style-name="Standard">iteration is :1250</text:p>
      <text:p text:style-name="Standard">pso_woa_fitness is :348.405</text:p>
      <text:p text:style-name="Standard">-2.21823 <text:s/>2.9601 <text:s/>-0.755325 <text:s/>-2.94343 <text:s/>1.27999 <text:s/>1.94316 <text:s/>1.32247 <text:s/></text:p>
      <text:p text:style-name="Standard">iteration is :1300</text:p>
      <text:p text:style-name="Standard">pso_woa_fitness is :348.405</text:p>
      <text:p text:style-name="Standard">-2.21825 <text:s/>2.96009 <text:s/>-0.75526 <text:s/>-2.94344 <text:s/>1.27993 <text:s/>1.94315 <text:s/>1.32247 <text:s/></text:p>
      <text:p text:style-name="Standard"><text:soft-page-break/>iteration is :1350</text:p>
      <text:p text:style-name="Standard">pso_woa_fitness is :348.405</text:p>
      <text:p text:style-name="Standard">-2.21826 <text:s/>2.96009 <text:s/>-0.75523 <text:s/>-2.94344 <text:s/>1.2799 <text:s/>1.94315 <text:s/>1.32247 <text:s/></text:p>
      <text:p text:style-name="Standard">iteration is :1400</text:p>
      <text:p text:style-name="Standard">pso_woa_fitness is :348.405</text:p>
      <text:p text:style-name="Standard">-2.21827 <text:s/>2.96008 <text:s/>-0.75519 <text:s/>-2.94345 <text:s/>1.27986 <text:s/>1.94315 <text:s/>1.32247 <text:s/></text:p>
      <text:p text:style-name="Standard">iteration is :1450</text:p>
      <text:p text:style-name="Standard">pso_woa_fitness is :348.405</text:p>
      <text:p text:style-name="Standard">-2.21828 <text:s/>2.96008 <text:s/>-0.755177 <text:s/>-2.94345 <text:s/>1.27985 <text:s/>1.94314 <text:s/>1.32248 <text:s/></text:p>
      <text:p text:style-name="Standard">iteration is :150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55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60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65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70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75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80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85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90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iteration is :1950</text:p>
      <text:p text:style-name="Standard">pso_woa_fitness is :348.405</text:p>
      <text:p text:style-name="Standard">-2.21828 <text:s/>2.96008 <text:s/>-0.755175 <text:s/>-2.94345 <text:s/>1.27985 <text:s/>1.94314 <text:s/>1.32248 <text:s/></text:p>
      <text:p text:style-name="Standard">best fitness found is: <text:s text:c="2"/>348.405</text:p>
      <text:p text:style-name="Standard">-2.21828 <text:s/>2.96008 <text:s/>-0.755175 <text:s/>-2.94345 <text:s/>1.27985 <text:s/>1.94314 <text:s/>1.32248 <text:s/></text:p>
      <text:p text:style-name="Standard">time = 1081.91s</text:p>
      <text:p text:style-name="Standard">第21次搜索......</text:p>
      <text:p text:style-name="Standard">WOA PSO 初始化完成......</text:p>
      <text:p text:style-name="Standard">iteration is :0</text:p>
      <text:p text:style-name="Standard">pso_woa_fitness is :3899.91</text:p>
      <text:p text:style-name="Standard">-5.96308 <text:s/>0.336134 <text:s/>-1.83329 <text:s/>-4.49637 <text:s/>3.06881 <text:s/>0.111465 <text:s/>-2.42752 <text:s/></text:p>
      <text:p text:style-name="Standard">iteration is :50</text:p>
      <text:p text:style-name="Standard">pso_woa_fitness is :2987.66</text:p>
      <text:p text:style-name="Standard"><text:soft-page-break/>-4.7141 <text:s/>1.09902 <text:s/>-2.23881 <text:s/>-5.26017 <text:s/>-5.57103 <text:s/>-1.57067 <text:s/>-0.867504 <text:s/></text:p>
      <text:p text:style-name="Standard">iteration is :100</text:p>
      <text:p text:style-name="Standard">pso_woa_fitness is :1452.83</text:p>
      <text:p text:style-name="Standard">-5.36441 <text:s/>0.0295467 <text:s/>-3.2266 <text:s/>-3.98248 <text:s/>-1.67544 <text:s/>-1.11754 <text:s/>-1.17819 <text:s/></text:p>
      <text:p text:style-name="Standard">iteration is :150</text:p>
      <text:p text:style-name="Standard">pso_woa_fitness is :2085.45</text:p>
      <text:p text:style-name="Standard">-6.28319 <text:s/>0.628 <text:s/>1.07174 <text:s/>-5.0107 <text:s/>0.200218 <text:s/>-1.388 <text:s/>-2.5317 <text:s/></text:p>
      <text:p text:style-name="Standard">iteration is :200</text:p>
      <text:p text:style-name="Standard">pso_woa_fitness is :1740.63</text:p>
      <text:p text:style-name="Standard">-5.22458 <text:s/>0.435378 <text:s/>0.664837 <text:s/>-4.58103 <text:s/>-0.182868 <text:s/>-2.0944 <text:s/>-1.6471 <text:s/></text:p>
      <text:p text:style-name="Standard">iteration is :250</text:p>
      <text:p text:style-name="Standard">pso_woa_fitness is :1800.49</text:p>
      <text:p text:style-name="Standard">-6.12288 <text:s/>0.639244 <text:s/>2.04227 <text:s/>-3.38192 <text:s/>-0.35543 <text:s/>-1.86682 <text:s/>-2.80103 <text:s/></text:p>
      <text:p text:style-name="Standard">iteration is :300</text:p>
      <text:p text:style-name="Standard">pso_woa_fitness is :1180.18</text:p>
      <text:p text:style-name="Standard">-5.30024 <text:s/>0.119073 <text:s/>1.27267 <text:s/>-3.06352 <text:s/>-0.650811 <text:s/>-1.69837 <text:s/>-2.02015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350</text:p>
      <text:p text:style-name="Standard">pso_woa_fitness is :913.721</text:p>
      <text:p text:style-name="Standard">-5.31049 <text:s/>0 <text:s/>-0.111931 <text:s/>-2.67739 <text:s/>-0.513258 <text:s/>-1.43119 <text:s/>-2.45475 <text:s/></text:p>
      <text:p text:style-name="Standard">iteration is :400</text:p>
      <text:p text:style-name="Standard">pso_woa_fitness is :1273.26</text:p>
      <text:p text:style-name="Standard">-4.82451 <text:s/>0 <text:s/>0.488655 <text:s/>-1.96928 <text:s/>-0.566844 <text:s/>-1.62817 <text:s/>-1.98087 <text:s/></text:p>
      <text:p text:style-name="Standard">iteration is :450</text:p>
      <text:p text:style-name="Standard">pso_woa_fitness is :885.66</text:p>
      <text:p text:style-name="Standard">-3.96603 <text:s/>0 <text:s/>0.28935 <text:s/>-1.70215 <text:s/>-0.0819986 <text:s/>-1.2944 <text:s/>-1.07925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500</text:p>
      <text:p text:style-name="Standard">pso_woa_fitness is :905.429</text:p>
      <text:p text:style-name="Standard">-4.31191 <text:s/>0.0271467 <text:s/>0.399877 <text:s/>-3.16598 <text:s/>-0.275325 <text:s/>-2.0944 <text:s/>-2.06416 <text:s/></text:p>
      <text:p text:style-name="Standard">iteration is :550</text:p>
      <text:p text:style-name="Standard">pso_woa_fitness is :1031.96</text:p>
      <text:p text:style-name="Standard">-6.09598 <text:s/>0 <text:s/>3.2593 <text:s/>-4.6172 <text:s/>-2.76225 <text:s/>-1.80679 <text:s/>-2.35166 <text:s/></text:p>
      <text:p text:style-name="Standard">iteration is :600</text:p>
      <text:p text:style-name="Standard">pso_woa_fitness is :923.034</text:p>
      <text:p text:style-name="Standard">-5.66803 <text:s/>0.267467 <text:s/>3.02397 <text:s/>-3.99215 <text:s/>-2.37464 <text:s/>-2.08656 <text:s/>-2.27367 <text:s/></text:p>
      <text:p text:style-name="Standard">iteration is :650</text:p>
      <text:p text:style-name="Standard">pso_woa_fitness is :1002.63</text:p>
      <text:p text:style-name="Standard">-5.36808 <text:s/>0 <text:s/>1.6844 <text:s/>-3.36331 <text:s/>-1.35885 <text:s/>-1.96503 <text:s/>-1.57254 <text:s/></text:p>
      <text:p text:style-name="Standard">iteration is :700</text:p>
      <text:p text:style-name="Standard">pso_woa_fitness is :598.978</text:p>
      <text:p text:style-name="Standard">-4.33896 <text:s/>0.0295301 <text:s/>1.0116 <text:s/>-2.08264 <text:s/>-0.968145 <text:s/>-1.2944 <text:s/>-2.12298 <text:s/></text:p>
      <text:p text:style-name="Standard">iteration is :750</text:p>
      <text:p text:style-name="Standard">pso_woa_fitness is :864.448</text:p>
      <text:p text:style-name="Standard">-6.28319 <text:s/>0 <text:s/>2.11975 <text:s/>-4.16876 <text:s/>-1.95969 <text:s/>-2.0944 <text:s/>-1.95031 <text:s/></text:p>
      <text:p text:style-name="Standard">iteration is :800</text:p>
      <text:p text:style-name="Standard">pso_woa_fitness is :493.326</text:p>
      <text:p text:style-name="Standard">-5.18585 <text:s/>0.0489904 <text:s/>1.96583 <text:s/>-3.2553 <text:s/>-1.60471 <text:s/>-2.0944 <text:s/>-2.15394 <text:s/></text:p>
      <text:p text:style-name="Standard"><text:soft-page-break/>iteration is :850</text:p>
      <text:p text:style-name="Standard">pso_woa_fitness is :457.641</text:p>
      <text:p text:style-name="Standard">-5.52534 <text:s/>0.00283359 <text:s/>2.35092 <text:s/>-3.7192 <text:s/>-1.9022 <text:s/>-2.08127 <text:s/>-2.31233 <text:s/></text:p>
      <text:p text:style-name="Standard">iteration is :900</text:p>
      <text:p text:style-name="Standard">pso_woa_fitness is :287.742</text:p>
      <text:p text:style-name="Standard">-5.42895 <text:s/>0.0456006 <text:s/>2.53671 <text:s/>-3.48808 <text:s/>-2.03362 <text:s/>-2.03959 <text:s/>-2.11482 <text:s/></text:p>
      <text:p text:style-name="Standard">iteration is :950</text:p>
      <text:p text:style-name="Standard">pso_woa_fitness is :176.492</text:p>
      <text:p text:style-name="Standard">-5.38155 <text:s/>0.180524 <text:s/>3.16744 <text:s/>-3.31892 <text:s/>-2.54476 <text:s/>-1.99031 <text:s/>-1.95951 <text:s/></text:p>
      <text:p text:style-name="Standard">iteration is :1000</text:p>
      <text:p text:style-name="Standard">pso_woa_fitness is :164.851</text:p>
      <text:p text:style-name="Standard">-5.40188 <text:s/>0.205331 <text:s/>3.28562 <text:s/>-3.30602 <text:s/>-2.63273 <text:s/>-1.96963 <text:s/>-1.92704 <text:s/></text:p>
      <text:p text:style-name="Standard">iteration is :1050</text:p>
      <text:p text:style-name="Standard">pso_woa_fitness is :164.842</text:p>
      <text:p text:style-name="Standard">-5.40164 <text:s/>0.205024 <text:s/>3.2842 <text:s/>-3.30618 <text:s/>-2.63169 <text:s/>-1.96987 <text:s/>-1.92742 <text:s/></text:p>
      <text:p text:style-name="Standard">iteration is :1100</text:p>
      <text:p text:style-name="Standard">pso_woa_fitness is :164.837</text:p>
      <text:p text:style-name="Standard">-5.40143 <text:s/>0.204757 <text:s/>3.28297 <text:s/>-3.30632 <text:s/>-2.63078 <text:s/>-1.97008 <text:s/>-1.92775 <text:s/></text:p>
      <text:p text:style-name="Standard">iteration is :1150</text:p>
      <text:p text:style-name="Standard">pso_woa_fitness is :164.836</text:p>
      <text:p text:style-name="Standard">-5.40132 <text:s/>0.204612 <text:s/>3.2823 <text:s/>-3.3064 <text:s/>-2.63029 <text:s/>-1.97019 <text:s/>-1.92793 <text:s/></text:p>
      <text:p text:style-name="Standard">iteration is :1200</text:p>
      <text:p text:style-name="Standard">pso_woa_fitness is :164.836</text:p>
      <text:p text:style-name="Standard">-5.4013 <text:s/>0.20459 <text:s/>3.2822 <text:s/>-3.30641 <text:s/>-2.63022 <text:s/>-1.97021 <text:s/>-1.92795 <text:s/></text:p>
      <text:p text:style-name="Standard">iteration is :1250</text:p>
      <text:p text:style-name="Standard">pso_woa_fitness is :164.836</text:p>
      <text:p text:style-name="Standard">-5.40129 <text:s/>0.204583 <text:s/>3.28217 <text:s/>-3.30641 <text:s/>-2.63019 <text:s/>-1.97021 <text:s/>-1.92796 <text:s/></text:p>
      <text:p text:style-name="Standard">iteration is :13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3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4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4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5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5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6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650</text:p>
      <text:p text:style-name="Standard"><text:soft-page-break/>pso_woa_fitness is :164.836</text:p>
      <text:p text:style-name="Standard">-5.40129 <text:s/>0.204582 <text:s/>3.28216 <text:s/>-3.30641 <text:s/>-2.63019 <text:s/>-1.97022 <text:s/>-1.92796 <text:s/></text:p>
      <text:p text:style-name="Standard">iteration is :17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7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8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8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90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iteration is :1950</text:p>
      <text:p text:style-name="Standard">pso_woa_fitness is :164.836</text:p>
      <text:p text:style-name="Standard">-5.40129 <text:s/>0.204582 <text:s/>3.28216 <text:s/>-3.30641 <text:s/>-2.63019 <text:s/>-1.97022 <text:s/>-1.92796 <text:s/></text:p>
      <text:p text:style-name="Standard">best fitness found is: <text:s text:c="2"/>164.836</text:p>
      <text:p text:style-name="Standard">-5.40129 <text:s/>0.204582 <text:s/>3.28216 <text:s/>-3.30641 <text:s/>-2.63019 <text:s/>-1.97022 <text:s/>-1.92796 <text:s/></text:p>
      <text:p text:style-name="Standard">time = 1083.19s</text:p>
      <text:p text:style-name="Standard">第22次搜索......</text:p>
      <text:p text:style-name="Standard">WOA PSO 初始化完成......</text:p>
      <text:p text:style-name="Standard">iteration is :0</text:p>
      <text:p text:style-name="Standard">pso_woa_fitness is :3852.49</text:p>
      <text:p text:style-name="Standard">-4.92638 <text:s/>2.08503 <text:s/>-2.45752 <text:s/>-4.29321 <text:s/>5.21726 <text:s/>-0.0822045 <text:s/>1.65377 <text:s/></text:p>
      <text:p text:style-name="Standard">iteration is :50</text:p>
      <text:p text:style-name="Standard">pso_woa_fitness is :2947.51</text:p>
      <text:p text:style-name="Standard">-3.05559 <text:s/>1.51588 <text:s/>-5.67773 <text:s/>-2.53755 <text:s/>-1.45743 <text:s/>-0.72686 <text:s/>-3.21654 <text:s/></text:p>
      <text:p text:style-name="Standard">iteration is :100</text:p>
      <text:p text:style-name="Standard">pso_woa_fitness is :3114.04</text:p>
      <text:p text:style-name="Standard">-4.11305 <text:s/>1.02582 <text:s/>-3.31303 <text:s/>-1.85221 <text:s/>-1.7712 <text:s/>-0.993794 <text:s/>-1.73339 <text:s/></text:p>
      <text:p text:style-name="Standard">iteration is :150</text:p>
      <text:p text:style-name="Standard">pso_woa_fitness is :3182.25</text:p>
      <text:p text:style-name="Standard">-4.66414 <text:s/>1.88265 <text:s/>-5.61978 <text:s/>-2.45456 <text:s/>-3.35647 <text:s/>-0.657983 <text:s/>-3.86477 <text:s/></text:p>
      <text:p text:style-name="Standard">iteration is :200</text:p>
      <text:p text:style-name="Standard">pso_woa_fitness is :2475.33</text:p>
      <text:p text:style-name="Standard">-3.51765 <text:s/>2.01579 <text:s/>-4.17036 <text:s/>-2.41604 <text:s/>-0.38328 <text:s/>-0.864145 <text:s/>-2.35923 <text:s/></text:p>
      <text:p text:style-name="Standard">iteration is :250</text:p>
      <text:p text:style-name="Standard">pso_woa_fitness is :2596.01</text:p>
      <text:p text:style-name="Standard">-2.56528 <text:s/>1.95299 <text:s/>-2.2286 <text:s/>-3.44197 <text:s/>-0.231339 <text:s/>-0.758663 <text:s/>-2.15881 <text:s/></text:p>
      <text:p text:style-name="Standard">iteration is :300</text:p>
      <text:p text:style-name="Standard">pso_woa_fitness is :2106.74</text:p>
      <text:p text:style-name="Standard">-1.18168 <text:s/>2.45842 <text:s/>-3.39879 <text:s/>-3.81575 <text:s/>1.0103 <text:s/>-1.4736 <text:s/>-2.91316 <text:s/></text:p>
      <text:p text:style-name="Standard">iteration is :350</text:p>
      <text:p text:style-name="Standard">pso_woa_fitness is :964.762</text:p>
      <text:p text:style-name="Standard">-2.0132 <text:s/>2.64562 <text:s/>-3.49994 <text:s/>-3.89831 <text:s/>0.887268 <text:s/>-2.02404 <text:s/>-1.72199 <text:s/></text:p>
      <text:p text:style-name="Standard">iteration is :400</text:p>
      <text:p text:style-name="Standard">pso_woa_fitness is :1471.97</text:p>
      <text:p text:style-name="Standard">-1.21409 <text:s/>3.12658 <text:s/>-3.76162 <text:s/>-3.6602 <text:s/>0.853948 <text:s/>-2.0944 <text:s/>-2.01061 <text:s/></text:p>
      <text:p text:style-name="Standard"><text:soft-page-break/>iteration is :450</text:p>
      <text:p text:style-name="Standard">pso_woa_fitness is :1600.86</text:p>
      <text:p text:style-name="Standard">-3.05029 <text:s/>2.86727 <text:s/>-3.448 <text:s/>-4.47403 <text:s/>-0.0591587 <text:s/>-2.0944 <text:s/>-1.96551 <text:s/></text:p>
      <text:p text:style-name="Standard">iteration is :500</text:p>
      <text:p text:style-name="Standard">pso_woa_fitness is :1113.29</text:p>
      <text:p text:style-name="Standard">-1.95147 <text:s/>3.09816 <text:s/>-3.73132 <text:s/>-3.54767 <text:s/>0.804921 <text:s/>-2.0944 <text:s/>-2.52521 <text:s/></text:p>
      <text:p text:style-name="Standard">iteration is :550</text:p>
      <text:p text:style-name="Standard">pso_woa_fitness is :903.668</text:p>
      <text:p text:style-name="Standard">-2.30976 <text:s/>3.14159 <text:s/>-2.66697 <text:s/>-3.25747 <text:s/>0.501921 <text:s/>-2.0944 <text:s/>-2.32224 <text:s/></text:p>
      <text:p text:style-name="Standard">iteration is :600</text:p>
      <text:p text:style-name="Standard">pso_woa_fitness is :605.418</text:p>
      <text:p text:style-name="Standard">-2.01733 <text:s/>2.8902 <text:s/>-3.5289 <text:s/>-3.65004 <text:s/>0.814678 <text:s/>-2.0944 <text:s/>-1.98887 <text:s/></text:p>
      <text:p text:style-name="Standard">iteration is :650</text:p>
      <text:p text:style-name="Standard">pso_woa_fitness is :1264.8</text:p>
      <text:p text:style-name="Standard">-1.96328 <text:s/>2.97622 <text:s/>-3.48117 <text:s/>-3.38043 <text:s/>0.935164 <text:s/>-2.0944 <text:s/>-2.11239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700</text:p>
      <text:p text:style-name="Standard">pso_woa_fitness is :478.429</text:p>
      <text:p text:style-name="Standard">-2.17345 <text:s/>2.95838 <text:s/>-3.11623 <text:s/>-3.50556 <text:s/>0.325315 <text:s/>-2.0944 <text:s/>-1.97516 <text:s/></text:p>
      <text:p text:style-name="Standard">iteration is :750</text:p>
      <text:p text:style-name="Standard">pso_woa_fitness is :450.18</text:p>
      <text:p text:style-name="Standard">-2.20617 <text:s/>2.92007 <text:s/>-3.00148 <text:s/>-3.45674 <text:s/>0.336622 <text:s/>-2.0944 <text:s/>-1.95289 <text:s/></text:p>
      <text:p text:style-name="Standard">iteration is :800</text:p>
      <text:p text:style-name="Standard">pso_woa_fitness is :409.211</text:p>
      <text:p text:style-name="Standard">-2.20666 <text:s/>2.89754 <text:s/>-3.00514 <text:s/>-3.47023 <text:s/>0.324121 <text:s/>-2.0944 <text:s/>-1.98204 <text:s/></text:p>
      <text:p text:style-name="Standard">iteration is :850</text:p>
      <text:p text:style-name="Standard">pso_woa_fitness is :403.117</text:p>
      <text:p text:style-name="Standard">-2.19566 <text:s/>2.90382 <text:s/>-3.01219 <text:s/>-3.46054 <text:s/>0.329378 <text:s/>-2.0944 <text:s/>-1.99432 <text:s/></text:p>
      <text:p text:style-name="Standard">iteration is :900</text:p>
      <text:p text:style-name="Standard">pso_woa_fitness is :396.279</text:p>
      <text:p text:style-name="Standard">-2.19423 <text:s/>2.92271 <text:s/>-2.93398 <text:s/>-3.42629 <text:s/>0.244014 <text:s/>-2.0944 <text:s/>-2.00779 <text:s/></text:p>
      <text:p text:style-name="Standard">iteration is :950</text:p>
      <text:p text:style-name="Standard">pso_woa_fitness is :363.247</text:p>
      <text:p text:style-name="Standard">-2.25769 <text:s/>2.95984 <text:s/>-2.49135 <text:s/>-3.4132 <text:s/>-0.206952 <text:s/>-2.0944 <text:s/>-2.04614 <text:s/></text:p>
      <text:p text:style-name="Standard">iteration is :1000</text:p>
      <text:p text:style-name="Standard">pso_woa_fitness is :360.723</text:p>
      <text:p text:style-name="Standard">-2.26154 <text:s/>2.96204 <text:s/>-2.41594 <text:s/>-3.41674 <text:s/>-0.288733 <text:s/>-2.0944 <text:s/>-2.06075 <text:s/></text:p>
      <text:p text:style-name="Standard">iteration is :1050</text:p>
      <text:p text:style-name="Standard">pso_woa_fitness is :360.694</text:p>
      <text:p text:style-name="Standard">-2.26154 <text:s/>2.96248 <text:s/>-2.41232 <text:s/>-3.41656 <text:s/>-0.292676 <text:s/>-2.0944 <text:s/>-2.06139 <text:s/></text:p>
      <text:p text:style-name="Standard">iteration is :1100</text:p>
      <text:p text:style-name="Standard">pso_woa_fitness is :360.693</text:p>
      <text:p text:style-name="Standard">-2.26155 <text:s/>2.96248 <text:s/>-2.41233 <text:s/>-3.41656 <text:s/>-0.292665 <text:s/>-2.0944 <text:s/>-2.06139 <text:s/></text:p>
      <text:p text:style-name="Standard">iteration is :1150</text:p>
      <text:p text:style-name="Standard">pso_woa_fitness is :360.692</text:p>
      <text:p text:style-name="Standard">-2.26155 <text:s/>2.96248 <text:s/>-2.41233 <text:s/>-3.41656 <text:s/>-0.292662 <text:s/>-2.0944 <text:s/>-2.06139 <text:s/></text:p>
      <text:p text:style-name="Standard">iteration is :12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250</text:p>
      <text:p text:style-name="Standard"><text:soft-page-break/>pso_woa_fitness is :360.692</text:p>
      <text:p text:style-name="Standard">-2.26155 <text:s/>2.96248 <text:s/>-2.41233 <text:s/>-3.41656 <text:s/>-0.292661 <text:s/>-2.0944 <text:s/>-2.06139 <text:s/></text:p>
      <text:p text:style-name="Standard">iteration is :13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3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4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4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5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5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16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6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7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7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8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8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90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iteration is :1950</text:p>
      <text:p text:style-name="Standard">pso_woa_fitness is :360.692</text:p>
      <text:p text:style-name="Standard">-2.26155 <text:s/>2.96248 <text:s/>-2.41233 <text:s/>-3.41656 <text:s/>-0.292661 <text:s/>-2.0944 <text:s/>-2.06139 <text:s/></text:p>
      <text:p text:style-name="Standard">best fitness found is: <text:s text:c="2"/>360.692</text:p>
      <text:p text:style-name="Standard">-2.26155 <text:s/>2.96248 <text:s/>-2.41233 <text:s/>-3.41656 <text:s/>-0.292661 <text:s/>-2.0944 <text:s/>-2.06139 <text:s/></text:p>
      <text:p text:style-name="Standard">time = 1092.93s</text:p>
      <text:p text:style-name="Standard">第23次搜索......</text:p>
      <text:p text:style-name="Standard">WOA PSO 初始化完成......</text:p>
      <text:p text:style-name="Standard"><text:soft-page-break/>iteration is :0</text:p>
      <text:p text:style-name="Standard">pso_woa_fitness is :2790.36</text:p>
      <text:p text:style-name="Standard">-2.20597 <text:s/>0.838965 <text:s/>-2.58283 <text:s/>-2.99902 <text:s/>-5.61277 <text:s/>-0.271178 <text:s/>2.87183 <text:s/></text:p>
      <text:p text:style-name="Standard">iteration is :50</text:p>
      <text:p text:style-name="Standard">pso_woa_fitness is :2006.83</text:p>
      <text:p text:style-name="Standard">-2.71929 <text:s/>2.24652 <text:s/>2.68597 <text:s/>-4.76187 <text:s/>0.667627 <text:s/>0.906702 <text:s/>4.77263 <text:s/></text:p>
      <text:p text:style-name="Standard">iteration is :100</text:p>
      <text:p text:style-name="Standard">pso_woa_fitness is :2923.19</text:p>
      <text:p text:style-name="Standard">-4.03172 <text:s/>1.44699 <text:s/>-1.35496 <text:s/>-4.68337 <text:s/>-4.15957 <text:s/>-0.0555231 <text:s/>0.913135 <text:s/></text:p>
      <text:p text:style-name="Standard">iteration is :150</text:p>
      <text:p text:style-name="Standard">pso_woa_fitness is :2513.36</text:p>
      <text:p text:style-name="Standard">-6.17741 <text:s/>1.28209 <text:s/>-1.79342 <text:s/>-3.44645 <text:s/>-2.67005 <text:s/>-0.487058 <text:s/>4.06918 <text:s/></text:p>
      <text:p text:style-name="Standard">iteration is :200</text:p>
      <text:p text:style-name="Standard">pso_woa_fitness is :2629.57</text:p>
      <text:p text:style-name="Standard">-5.69485 <text:s/>1.08734 <text:s/>-3.15488 <text:s/>-3.54642 <text:s/>-4.1834 <text:s/>-0.749193 <text:s/>0.270048 <text:s/></text:p>
      <text:p text:style-name="Standard">iteration is :250</text:p>
      <text:p text:style-name="Standard">pso_woa_fitness is :4125.31</text:p>
      <text:p text:style-name="Standard">-5.91327 <text:s/>1.90946 <text:s/>-4.55698 <text:s/>-2.18526 <text:s/>-1.23167 <text:s/>-0.943957 <text:s/>0.213022 <text:s/></text:p>
      <text:p text:style-name="Standard">iteration is :300</text:p>
      <text:p text:style-name="Standard">pso_woa_fitness is :2393.16</text:p>
      <text:p text:style-name="Standard">-4.30245 <text:s/>1.26134 <text:s/>-2.72196 <text:s/>-4.29316 <text:s/>-3.2786 <text:s/>-0.599611 <text:s/>-1.40959 <text:s/></text:p>
      <text:p text:style-name="Standard">iteration is :350</text:p>
      <text:p text:style-name="Standard">pso_woa_fitness is :2199.14</text:p>
      <text:p text:style-name="Standard">-4.95525 <text:s/>0.790257 <text:s/>-1.5268 <text:s/>-3.76464 <text:s/>-4.56526 <text:s/>-0.632505 <text:s/>-1.39535 <text:s/></text:p>
      <text:p text:style-name="Standard">iteration is :400</text:p>
      <text:p text:style-name="Standard">pso_woa_fitness is :2536.01</text:p>
      <text:p text:style-name="Standard">-5.55137 <text:s/>0.154455 <text:s/>-2.5606 <text:s/>-5.0182 <text:s/>-3.31716 <text:s/>-0.82447 <text:s/>-2.84542 <text:s/></text:p>
      <text:p text:style-name="Standard">iteration is :450</text:p>
      <text:p text:style-name="Standard">pso_woa_fitness is :2039.3</text:p>
      <text:p text:style-name="Standard">-6.28319 <text:s/>0 <text:s/>-2.76843 <text:s/>-5.17082 <text:s/>-3.34295 <text:s/>-0.403928 <text:s/>-0.662496 <text:s/></text:p>
      <text:p text:style-name="Standard">iteration is :500</text:p>
      <text:p text:style-name="Standard">pso_woa_fitness is :2000.42</text:p>
      <text:p text:style-name="Standard">-6.12165 <text:s/>0 <text:s/>-2.27514 <text:s/>-4.05053 <text:s/>-3.95836 <text:s/>-0.709658 <text:s/>-2.57173 <text:s/></text:p>
      <text:p text:style-name="Standard">iteration is :550</text:p>
      <text:p text:style-name="Standard">pso_woa_fitness is :964.829</text:p>
      <text:p text:style-name="Standard">-6.00495 <text:s/>0 <text:s/>-1.9265 <text:s/>-4.01421 <text:s/>-3.33585 <text:s/>-1.32343 <text:s/>-1.10397 <text:s/></text:p>
      <text:p text:style-name="Standard">iteration is :600</text:p>
      <text:p text:style-name="Standard">pso_woa_fitness is :907.12</text:p>
      <text:p text:style-name="Standard">-6.28319 <text:s/>0 <text:s/>-4.06724 <text:s/>-3.94227 <text:s/>-2.07969 <text:s/>-1.51239 <text:s/>-2.78591 <text:s/></text:p>
      <text:p text:style-name="Standard">iteration is :650</text:p>
      <text:p text:style-name="Standard">pso_woa_fitness is :509.696</text:p>
      <text:p text:style-name="Standard">-5.35491 <text:s/>0 <text:s/>-3.16445 <text:s/>-3.60792 <text:s/>-3.0011 <text:s/>-1.40651 <text:s/>-2.70116 <text:s/></text:p>
      <text:p text:style-name="Standard">iteration is :700</text:p>
      <text:p text:style-name="Standard">pso_woa_fitness is :470.875</text:p>
      <text:p text:style-name="Standard">-5.18729 <text:s/>0 <text:s/>-2.19611 <text:s/>-3.3047 <text:s/>-3.71161 <text:s/>-2.0944 <text:s/>-1.8252 <text:s/></text:p>
      <text:p text:style-name="Standard">iteration is :750</text:p>
      <text:p text:style-name="Standard">pso_woa_fitness is :447.413</text:p>
      <text:p text:style-name="Standard">-5.34824 <text:s/>0 <text:s/>-2.62881 <text:s/>-3.66849 <text:s/>-3.08492 <text:s/>-1.7964 <text:s/>-1.80362 <text:s/></text:p>
      <text:p text:style-name="Standard">iteration is :800</text:p>
      <text:p text:style-name="Standard">pso_woa_fitness is :217.421</text:p>
      <text:p text:style-name="Standard">-5.30747 <text:s/>0 <text:s/>-2.75144 <text:s/>-3.84495 <text:s/>-2.989 <text:s/>-1.75899 <text:s/>-1.97763 <text:s/></text:p>
      <text:p text:style-name="Standard">iteration is :850</text:p>
      <text:p text:style-name="Standard"><text:soft-page-break/>pso_woa_fitness is :165.411</text:p>
      <text:p text:style-name="Standard">-5.32797 <text:s/>2.91711e-05 <text:s/>-2.7689 <text:s/>-3.81941 <text:s/>-2.95363 <text:s/>-1.7593 <text:s/>-1.99558 <text:s/></text:p>
      <text:p text:style-name="Standard">iteration is :900</text:p>
      <text:p text:style-name="Standard">pso_woa_fitness is :148.34</text:p>
      <text:p text:style-name="Standard">-5.3309 <text:s/>3.09966e-05 <text:s/>-2.78573 <text:s/>-3.83896 <text:s/>-2.93467 <text:s/>-1.74802 <text:s/>-2.00021 <text:s/></text:p>
      <text:p text:style-name="Standard">iteration is :950</text:p>
      <text:p text:style-name="Standard">pso_woa_fitness is :139.971</text:p>
      <text:p text:style-name="Standard">-5.34593 <text:s/>1.34199e-05 <text:s/>-2.81806 <text:s/>-3.81852 <text:s/>-2.89854 <text:s/>-1.76833 <text:s/>-2.00643 <text:s/></text:p>
      <text:p text:style-name="Standard">iteration is :1000</text:p>
      <text:p text:style-name="Standard">pso_woa_fitness is :139.024</text:p>
      <text:p text:style-name="Standard">-5.35571 <text:s/>1.16542e-05 <text:s/>-2.84368 <text:s/>-3.81598 <text:s/>-2.87248 <text:s/>-1.77266 <text:s/>-2.01471 <text:s/></text:p>
      <text:p text:style-name="Standard">iteration is :1050</text:p>
      <text:p text:style-name="Standard">pso_woa_fitness is :138.932</text:p>
      <text:p text:style-name="Standard">-5.36074 <text:s/>1.14628e-05 <text:s/>-2.85466 <text:s/>-3.81662 <text:s/>-2.86077 <text:s/>-1.77246 <text:s/>-2.01827 <text:s/></text:p>
      <text:p text:style-name="Standard">iteration is :11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1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2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2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3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3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4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4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5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5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6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6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700</text:p>
      <text:p text:style-name="Standard">pso_woa_fitness is :138.932</text:p>
      <text:p text:style-name="Standard"><text:soft-page-break/>-5.36074 <text:s/>1.14627e-05 <text:s/>-2.85466 <text:s/>-3.81662 <text:s/>-2.86076 <text:s/>-1.77246 <text:s/>-2.01828 <text:s/></text:p>
      <text:p text:style-name="Standard">iteration is :17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8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8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90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iteration is :1950</text:p>
      <text:p text:style-name="Standard">pso_woa_fitness is :138.932</text:p>
      <text:p text:style-name="Standard">-5.36074 <text:s/>1.14627e-05 <text:s/>-2.85466 <text:s/>-3.81662 <text:s/>-2.86076 <text:s/>-1.77246 <text:s/>-2.01828 <text:s/></text:p>
      <text:p text:style-name="Standard">best fitness found is: <text:s text:c="2"/>138.932</text:p>
      <text:p text:style-name="Standard">-5.36074 <text:s/>1.14627e-05 <text:s/>-2.85466 <text:s/>-3.81662 <text:s/>-2.86076 <text:s/>-1.77246 <text:s/>-2.01828 <text:s/></text:p>
      <text:p text:style-name="Standard">time = 1090.92s</text:p>
      <text:p text:style-name="Standard">第24次搜索......</text:p>
      <text:p text:style-name="Standard">WOA PSO 初始化完成......</text:p>
      <text:p text:style-name="Standard">iteration is :0</text:p>
      <text:p text:style-name="Standard">pso_woa_fitness is :3162.05</text:p>
      <text:p text:style-name="Standard">4.1343 <text:s/>2.64322 <text:s/>-2.17099 <text:s/>-1.93954 <text:s/>3.58825 <text:s/>0.316223 <text:s/>-0.0998098 <text:s/></text:p>
      <text:p text:style-name="Standard">iteration is :50</text:p>
      <text:p text:style-name="Standard">pso_woa_fitness is :2687.47</text:p>
      <text:p text:style-name="Standard">-2.62804 <text:s/>0.701319 <text:s/>-4.0411 <text:s/>-4.93169 <text:s/>-2.37177 <text:s/>-1.71059 <text:s/>-3.7233 <text:s/></text:p>
      <text:p text:style-name="Standard">iteration is :100</text:p>
      <text:p text:style-name="Standard">pso_woa_fitness is :2089.89</text:p>
      <text:p text:style-name="Standard">-3.60259 <text:s/>2.17231 <text:s/>-1.20192 <text:s/>-3.32787 <text:s/>-0.327383 <text:s/>-1.2437 <text:s/>-1.90778 <text:s/></text:p>
      <text:p text:style-name="Standard">iteration is :150</text:p>
      <text:p text:style-name="Standard">pso_woa_fitness is :1698.47</text:p>
      <text:p text:style-name="Standard">-1.57832 <text:s/>2.34815 <text:s/>-1.00866 <text:s/>-1.77317 <text:s/>-0.259479 <text:s/>-0.726818 <text:s/>-0.553577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200</text:p>
      <text:p text:style-name="Standard">pso_woa_fitness is :2001.46</text:p>
      <text:p text:style-name="Standard">-3.14596 <text:s/>3.14159 <text:s/>-1.44391 <text:s/>-2.75038 <text:s/>-0.891452 <text:s/>-2.0944 <text:s/>-1.20757 <text:s/></text:p>
      <text:p text:style-name="Standard"/>
      <text:p text:style-name="Standard"><text:s/>* * * * * * * * * * * * MAXIMUM ITERATION NUMBER REACHED!!! <text:s text:c="2"/>* * * * * * * * * * * * * * </text:p>
      <text:p text:style-name="Standard">iteration is :250</text:p>
      <text:p text:style-name="Standard">pso_woa_fitness is :1616.34</text:p>
      <text:p text:style-name="Standard">-1.36535 <text:s/>3.14159 <text:s/>-1.62158 <text:s/>-2.63909 <text:s/>-1.38782 <text:s/>-2.0944 <text:s/>-2.00674 <text:s/></text:p>
      <text:p text:style-name="Standard">iteration is :300</text:p>
      <text:p text:style-name="Standard">pso_woa_fitness is :1101.93</text:p>
      <text:p text:style-name="Standard">-3.24445 <text:s/>3.14159 <text:s/>-2.54266 <text:s/>-3.74721 <text:s/>-0.566251 <text:s/>-2.0944 <text:s/>-3.28253 <text:s/></text:p>
      <text:p text:style-name="Standard">iteration is :350</text:p>
      <text:p text:style-name="Standard">pso_woa_fitness is :1504.03</text:p>
      <text:p text:style-name="Standard">-2.01532 <text:s/>3.14159 <text:s/>-1.86587 <text:s/>-2.64131 <text:s/>-0.799109 <text:s/>-2.0944 <text:s/>-3.12444 <text:s/></text:p>
      <text:p text:style-name="Standard">iteration is :400</text:p>
      <text:p text:style-name="Standard"><text:soft-page-break/>pso_woa_fitness is :1992.52</text:p>
      <text:p text:style-name="Standard">-1.57963 <text:s/>3.14159 <text:s/>-1.50975 <text:s/>-2.63675 <text:s/>-0.994201 <text:s/>-1.65829 <text:s/>-2.38473 <text:s/></text:p>
      <text:p text:style-name="Standard">iteration is :450</text:p>
      <text:p text:style-name="Standard">pso_woa_fitness is :1193.85</text:p>
      <text:p text:style-name="Standard">-2.33464 <text:s/>3.13491 <text:s/>-0.296121 <text:s/>-2.93795 <text:s/>-1.80684 <text:s/>-1.93972 <text:s/>-1.4787 <text:s/></text:p>
      <text:p text:style-name="Standard">iteration is :500</text:p>
      <text:p text:style-name="Standard">pso_woa_fitness is :1257.55</text:p>
      <text:p text:style-name="Standard">-5.41178 <text:s/>1.31355 <text:s/>-2.8273 <text:s/>-4.13837 <text:s/>-2.19967 <text:s/>-1.69728 <text:s/>-3.03972 <text:s/></text:p>
      <text:p text:style-name="Standard">iteration is :550</text:p>
      <text:p text:style-name="Standard">pso_woa_fitness is :1127.48</text:p>
      <text:p text:style-name="Standard">-2.22685 <text:s/>3.14159 <text:s/>-0.866883 <text:s/>-3.82716 <text:s/>-1.60295 <text:s/>-1.9716 <text:s/>-2.3599 <text:s/></text:p>
      <text:p text:style-name="Standard">iteration is :600</text:p>
      <text:p text:style-name="Standard">pso_woa_fitness is :1163.63</text:p>
      <text:p text:style-name="Standard">-1.91006 <text:s/>3.13859 <text:s/>0.0480196 <text:s/>-2.78038 <text:s/>-2.49783 <text:s/>-1.2944 <text:s/>-1.93659 <text:s/></text:p>
      <text:p text:style-name="Standard">iteration is :650</text:p>
      <text:p text:style-name="Standard">pso_woa_fitness is :821.992</text:p>
      <text:p text:style-name="Standard">-2.35974 <text:s/>3.14159 <text:s/>-0.602659 <text:s/>-2.95925 <text:s/>-1.90595 <text:s/>-1.52517 <text:s/>-1.35924 <text:s/></text:p>
      <text:p text:style-name="Standard">iteration is :700</text:p>
      <text:p text:style-name="Standard">pso_woa_fitness is :833.426</text:p>
      <text:p text:style-name="Standard">-2.67613 <text:s/>3.14159 <text:s/>-2.15112 <text:s/>-3.54657 <text:s/>-1.15934 <text:s/>-2.0944 <text:s/>-1.50569 <text:s/></text:p>
      <text:p text:style-name="Standard">iteration is :750</text:p>
      <text:p text:style-name="Standard">pso_woa_fitness is :404.957</text:p>
      <text:p text:style-name="Standard">-2.69696 <text:s/>3.13679 <text:s/>-0.726451 <text:s/>-3.46123 <text:s/>-1.91771 <text:s/>-1.8595 <text:s/>-1.97314 <text:s/></text:p>
      <text:p text:style-name="Standard">iteration is :800</text:p>
      <text:p text:style-name="Standard">pso_woa_fitness is :540.423</text:p>
      <text:p text:style-name="Standard">-2.55413 <text:s/>3.14159 <text:s/>-1.24149 <text:s/>-3.84747 <text:s/>-1.5409 <text:s/>-1.94296 <text:s/>-2.20053 <text:s/></text:p>
      <text:p text:style-name="Standard">iteration is :850</text:p>
      <text:p text:style-name="Standard">pso_woa_fitness is :420.554</text:p>
      <text:p text:style-name="Standard">-2.59777 <text:s/>3.14159 <text:s/>-1.28269 <text:s/>-3.46499 <text:s/>-1.3427 <text:s/>-2.0944 <text:s/>-2.1334 <text:s/></text:p>
      <text:p text:style-name="Standard">iteration is :900</text:p>
      <text:p text:style-name="Standard">pso_woa_fitness is :355.289</text:p>
      <text:p text:style-name="Standard">-2.44742 <text:s/>3.14159 <text:s/>-0.938615 <text:s/>-3.47839 <text:s/>-1.72613 <text:s/>-1.8967 <text:s/>-2.0382 <text:s/></text:p>
      <text:p text:style-name="Standard">iteration is :950</text:p>
      <text:p text:style-name="Standard">pso_woa_fitness is :352.15</text:p>
      <text:p text:style-name="Standard">-2.44337 <text:s/>3.14159 <text:s/>-0.941356 <text:s/>-3.48308 <text:s/>-1.72831 <text:s/>-1.89764 <text:s/>-2.04721 <text:s/></text:p>
      <text:p text:style-name="Standard">iteration is :1000</text:p>
      <text:p text:style-name="Standard">pso_woa_fitness is :351.195</text:p>
      <text:p text:style-name="Standard">-2.43451 <text:s/>3.14159 <text:s/>-0.91365 <text:s/>-3.47776 <text:s/>-1.75668 <text:s/>-1.89366 <text:s/>-2.04801 <text:s/></text:p>
      <text:p text:style-name="Standard">iteration is :1050</text:p>
      <text:p text:style-name="Standard">pso_woa_fitness is :351.192</text:p>
      <text:p text:style-name="Standard">-2.43458 <text:s/>3.14159 <text:s/>-0.913718 <text:s/>-3.47762 <text:s/>-1.75653 <text:s/>-1.89369 <text:s/>-2.04781 <text:s/></text:p>
      <text:p text:style-name="Standard">iteration is :1100</text:p>
      <text:p text:style-name="Standard">pso_woa_fitness is :351.192</text:p>
      <text:p text:style-name="Standard">-2.43458 <text:s/>3.14159 <text:s/>-0.91371 <text:s/>-3.47763 <text:s/>-1.75654 <text:s/>-1.89369 <text:s/>-2.04782 <text:s/></text:p>
      <text:p text:style-name="Standard">iteration is :1150</text:p>
      <text:p text:style-name="Standard">pso_woa_fitness is :351.192</text:p>
      <text:p text:style-name="Standard">-2.43457 <text:s/>3.14159 <text:s/>-0.913707 <text:s/>-3.47763 <text:s/>-1.75655 <text:s/>-1.89369 <text:s/>-2.04782 <text:s/></text:p>
      <text:p text:style-name="Standard">iteration is :12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250</text:p>
      <text:p text:style-name="Standard">pso_woa_fitness is :351.192</text:p>
      <text:p text:style-name="Standard"><text:soft-page-break/>-2.43457 <text:s/>3.14159 <text:s/>-0.913706 <text:s/>-3.47763 <text:s/>-1.75655 <text:s/>-1.89369 <text:s/>-2.04782 <text:s/></text:p>
      <text:p text:style-name="Standard">iteration is :13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3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4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4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5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5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6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6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7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7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8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8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90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iteration is :1950</text:p>
      <text:p text:style-name="Standard">pso_woa_fitness is :351.192</text:p>
      <text:p text:style-name="Standard">-2.43457 <text:s/>3.14159 <text:s/>-0.913706 <text:s/>-3.47763 <text:s/>-1.75655 <text:s/>-1.89369 <text:s/>-2.04782 <text:s/></text:p>
      <text:p text:style-name="Standard">best fitness found is: <text:s text:c="2"/>351.192</text:p>
      <text:p text:style-name="Standard">-2.43457 <text:s/>3.14159 <text:s/>-0.913706 <text:s/>-3.47763 <text:s/>-1.75655 <text:s/>-1.89369 <text:s/>-2.04782 <text:s/></text:p>
      <text:p text:style-name="Standard">time = 1081.56s</text:p>
      <text:p text:style-name="Standard">第25次搜索......</text:p>
      <text:p text:style-name="Standard">WOA PSO 初始化完成......</text:p>
      <text:p text:style-name="Standard">iteration is :0</text:p>
      <text:p text:style-name="Standard">pso_woa_fitness is :3663.5</text:p>
      <text:p text:style-name="Standard">1.02364 <text:s/>1.56861 <text:s/>-0.903941 <text:s/>-3.9774 <text:s/>-2.91513 <text:s/>1.74913 <text:s/>-4.62844 <text:s/></text:p>
      <text:p text:style-name="Standard">iteration is :50</text:p>
      <text:p text:style-name="Standard"><text:soft-page-break/>pso_woa_fitness is :2045.13</text:p>
      <text:p text:style-name="Standard">-3.15465 <text:s/>1.98339 <text:s/>-2.59115 <text:s/>-1.4688 <text:s/>-1.53521 <text:s/>-0.606641 <text:s/>-0.826939 <text:s/></text:p>
      <text:p text:style-name="Standard">iteration is :100</text:p>
      <text:p text:style-name="Standard">pso_woa_fitness is :3053.61</text:p>
      <text:p text:style-name="Standard">-1.25543 <text:s/>1.98858 <text:s/>-3.29648 <text:s/>-2.1854 <text:s/>-1.7032 <text:s/>-0.494561 <text:s/>-1.47742 <text:s/></text:p>
      <text:p text:style-name="Standard">iteration is :150</text:p>
      <text:p text:style-name="Standard">pso_woa_fitness is :2480.46</text:p>
      <text:p text:style-name="Standard">-1.12231 <text:s/>1.39569 <text:s/>-2.57881 <text:s/>-1.47765 <text:s/>-2.15175 <text:s/>-0.895045 <text:s/>-1.72809 <text:s/></text:p>
      <text:p text:style-name="Standard">iteration is :200</text:p>
      <text:p text:style-name="Standard">pso_woa_fitness is :2302.62</text:p>
      <text:p text:style-name="Standard">-0.974238 <text:s/>2.27978 <text:s/>-2.54341 <text:s/>-1.44899 <text:s/>-2.94821 <text:s/>-0.509953 <text:s/>-0.833839 <text:s/></text:p>
      <text:p text:style-name="Standard">iteration is :250</text:p>
      <text:p text:style-name="Standard">pso_woa_fitness is :2507.9</text:p>
      <text:p text:style-name="Standard">-1.45937 <text:s/>1.92555 <text:s/>-0.757498 <text:s/>-2.71714 <text:s/>-2.59274 <text:s/>-0.688784 <text:s/>-1.82625 <text:s/></text:p>
      <text:p text:style-name="Standard">iteration is :300</text:p>
      <text:p text:style-name="Standard">pso_woa_fitness is :1871.1</text:p>
      <text:p text:style-name="Standard">-0.641723 <text:s/>2.12999 <text:s/>-1.50934 <text:s/>-4.17818 <text:s/>-1.19977 <text:s/>-1.63628 <text:s/>-2.18999 <text:s/></text:p>
      <text:p text:style-name="Standard">iteration is :350</text:p>
      <text:p text:style-name="Standard">pso_woa_fitness is :1507.72</text:p>
      <text:p text:style-name="Standard">-1.8456 <text:s/>2.4363 <text:s/>-1.0463 <text:s/>-1.95942 <text:s/>-1.52819 <text:s/>-1.96528 <text:s/>-1.62855 <text:s/></text:p>
      <text:p text:style-name="Standard">iteration is :400</text:p>
      <text:p text:style-name="Standard">pso_woa_fitness is :2110.98</text:p>
      <text:p text:style-name="Standard">-1.55909 <text:s/>2.7863 <text:s/>-1.60539 <text:s/>-3.75177 <text:s/>-2.14 <text:s/>-2.0944 <text:s/>-3.21225 <text:s/></text:p>
      <text:p text:style-name="Standard">iteration is :450</text:p>
      <text:p text:style-name="Standard">pso_woa_fitness is :788.763</text:p>
      <text:p text:style-name="Standard">-2.00053 <text:s/>2.74403 <text:s/>-1.59759 <text:s/>-2.81007 <text:s/>-1.07222 <text:s/>-1.78393 <text:s/>-1.9799 <text:s/></text:p>
      <text:p text:style-name="Standard">iteration is :500</text:p>
      <text:p text:style-name="Standard">pso_woa_fitness is :864.547</text:p>
      <text:p text:style-name="Standard">-2.0539 <text:s/>2.70762 <text:s/>-1.85292 <text:s/>-2.58644 <text:s/>-1.07488 <text:s/>-1.79494 <text:s/>-1.25677 <text:s/></text:p>
      <text:p text:style-name="Standard">iteration is :550</text:p>
      <text:p text:style-name="Standard">pso_woa_fitness is :806.498</text:p>
      <text:p text:style-name="Standard">-2.43179 <text:s/>3.11929 <text:s/>-0.266507 <text:s/>-3.29122 <text:s/>-2.01656 <text:s/>-2.0036 <text:s/>-1.83009 <text:s/></text:p>
      <text:p text:style-name="Standard">iteration is :600</text:p>
      <text:p text:style-name="Standard">pso_woa_fitness is :893.45</text:p>
      <text:p text:style-name="Standard">-2.01416 <text:s/>2.89735 <text:s/>-1.54569 <text:s/>-2.7833 <text:s/>-1.38315 <text:s/>-2.0944 <text:s/>-2.86089 <text:s/></text:p>
      <text:p text:style-name="Standard">iteration is :650</text:p>
      <text:p text:style-name="Standard">pso_woa_fitness is :792.153</text:p>
      <text:p text:style-name="Standard">-2.30438 <text:s/>2.87103 <text:s/>-1.31429 <text:s/>-2.51066 <text:s/>-1.07018 <text:s/>-2.01495 <text:s/>-1.19459 <text:s/></text:p>
      <text:p text:style-name="Standard">iteration is :700</text:p>
      <text:p text:style-name="Standard">pso_woa_fitness is :970.462</text:p>
      <text:p text:style-name="Standard">-1.84898 <text:s/>2.82255 <text:s/>-2.43926 <text:s/>-3.51816 <text:s/>-1.12197 <text:s/>-2.0944 <text:s/>-2.65282 <text:s/></text:p>
      <text:p text:style-name="Standard">iteration is :750</text:p>
      <text:p text:style-name="Standard">pso_woa_fitness is :614.191</text:p>
      <text:p text:style-name="Standard">-1.88292 <text:s/>2.79733 <text:s/>-1.4678 <text:s/>-2.37722 <text:s/>-1.40116 <text:s/>-1.69612 <text:s/>-1.59082 <text:s/></text:p>
      <text:p text:style-name="Standard">iteration is :800</text:p>
      <text:p text:style-name="Standard">pso_woa_fitness is :370.962</text:p>
      <text:p text:style-name="Standard">-2.24651 <text:s/>2.95625 <text:s/>-1.40928 <text:s/>-2.99862 <text:s/>-1.18882 <text:s/>-1.83874 <text:s/>-1.82233 <text:s/></text:p>
      <text:p text:style-name="Standard">iteration is :850</text:p>
      <text:p text:style-name="Standard">pso_woa_fitness is :370.947</text:p>
      <text:p text:style-name="Standard">-2.28924 <text:s/>2.99068 <text:s/>-1.5021 <text:s/>-3.13235 <text:s/>-1.10047 <text:s/>-1.85436 <text:s/>-1.86669 <text:s/></text:p>
      <text:p text:style-name="Standard">iteration is :900</text:p>
      <text:p text:style-name="Standard">pso_woa_fitness is :335.609</text:p>
      <text:p text:style-name="Standard"><text:soft-page-break/>-2.19433 <text:s/>2.96692 <text:s/>-1.38942 <text:s/>-3.02497 <text:s/>-1.2371 <text:s/>-1.88352 <text:s/>-1.88154 <text:s/></text:p>
      <text:p text:style-name="Standard">iteration is :950</text:p>
      <text:p text:style-name="Standard">pso_woa_fitness is :330.68</text:p>
      <text:p text:style-name="Standard">-2.20213 <text:s/>2.996 <text:s/>-1.53723 <text:s/>-3.09065 <text:s/>-1.11478 <text:s/>-1.90614 <text:s/>-1.9368 <text:s/></text:p>
      <text:p text:style-name="Standard">iteration is :1000</text:p>
      <text:p text:style-name="Standard">pso_woa_fitness is :330.201</text:p>
      <text:p text:style-name="Standard">-2.19837 <text:s/>2.99343 <text:s/>-1.51469 <text:s/>-3.07304 <text:s/>-1.13286 <text:s/>-1.90081 <text:s/>-1.9233 <text:s/></text:p>
      <text:p text:style-name="Standard">iteration is :1050</text:p>
      <text:p text:style-name="Standard">pso_woa_fitness is :330.069</text:p>
      <text:p text:style-name="Standard">-2.20332 <text:s/>2.99729 <text:s/>-1.51429 <text:s/>-3.07964 <text:s/>-1.13262 <text:s/>-1.90413 <text:s/>-1.92343 <text:s/></text:p>
      <text:p text:style-name="Standard">iteration is :1100</text:p>
      <text:p text:style-name="Standard">pso_woa_fitness is :330.062</text:p>
      <text:p text:style-name="Standard">-2.20334 <text:s/>2.99759 <text:s/>-1.51339 <text:s/>-3.07921 <text:s/>-1.1333 <text:s/>-1.90427 <text:s/>-1.92282 <text:s/></text:p>
      <text:p text:style-name="Standard">iteration is :1150</text:p>
      <text:p text:style-name="Standard">pso_woa_fitness is :330.062</text:p>
      <text:p text:style-name="Standard">-2.20334 <text:s/>2.99763 <text:s/>-1.51327 <text:s/>-3.07916 <text:s/>-1.13339 <text:s/>-1.90428 <text:s/>-1.92274 <text:s/></text:p>
      <text:p text:style-name="Standard">^C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21:21:34.198439479</meta:creation-date>
    <dc:date>2022-10-12T21:25:47.271565421</dc:date>
    <meta:editing-duration>PT4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9" meta:paragraph-count="2961" meta:word-count="13923" meta:character-count="110518" meta:non-whitespace-character-count="91916"/>
  </office:meta>
</office:document-meta>
</file>